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989in"/>
    </style:style>
    <style:style style:name="co16" style:family="table-column">
      <style:table-column-properties fo:break-before="auto" style:column-width="0.8382in"/>
    </style:style>
    <style:style style:name="co17" style:family="table-column">
      <style:table-column-properties fo:break-before="auto" style:column-width="0.948in"/>
    </style:style>
    <style:style style:name="co18" style:family="table-column">
      <style:table-column-properties fo:break-before="auto" style:column-width="0.9291in"/>
    </style:style>
    <style:style style:name="co19" style:family="table-column">
      <style:table-column-properties fo:break-before="auto" style:column-width="0.940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9" style:family="table-cell" style:parent-style-name="Default">
      <style:table-cell-properties fo:background-color="#dddddd"/>
    </style:style>
    <style:style style:name="ce100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4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5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0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order="0.06pt solid #000000"/>
    </style:style>
    <style:style style:name="ce113" style:family="table-cell" style:parent-style-name="Default">
      <style:table-cell-properties fo:background-color="#ffffa6" fo:border="0.06pt solid #000000" style:vertical-align="middle"/>
    </style:style>
    <style:style style:name="ce114" style:family="table-cell" style:parent-style-name="Default">
      <style:table-cell-properties fo:background-color="#ffffa6" fo:border="0.06pt solid #000000"/>
    </style:style>
    <style:style style:name="ce115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dddddd"/>
      <style:text-properties style:font-name="Liberation Serif"/>
    </style:style>
    <style:style style:name="ce1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137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7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7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18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18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18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9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1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3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01" style:family="table-cell" style:parent-style-name="Default">
      <style:table-cell-properties fo:background-color="#dddddd" fo:wrap-option="no-wrap"/>
    </style:style>
    <style:style style:name="ce20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203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204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08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0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1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1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21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21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17" style:family="table-cell" style:parent-style-name="Default">
      <style:table-cell-properties fo:wrap-option="no-wrap"/>
    </style:style>
    <style:style style:name="ce218" style:family="table-cell" style:parent-style-name="Default">
      <style:text-properties fo:font-size="12pt" style:text-underline-style="none" style:font-size-asian="12pt" style:font-size-complex="12pt"/>
    </style:style>
    <style:style style:name="ce21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220" style:family="table-cell" style:parent-style-name="Default" style:data-style-name="N0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1" style:family="table-cell" style:parent-style-name="Default">
      <style:text-properties fo:font-size="10.5pt" style:font-size-asian="10.5pt" style:font-size-complex="10.5pt"/>
    </style:style>
    <style:style style:name="ce2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ffff00"/>
    </style:style>
    <style:style style:name="ce229" style:family="table-cell" style:parent-style-name="Default">
      <style:table-cell-properties fo:background-color="#81d41a"/>
    </style:style>
    <style:style style:name="ce230" style:family="table-cell" style:parent-style-name="Default">
      <style:text-properties fo:font-size="14pt" style:font-size-asian="14pt" style:font-size-complex="14pt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36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23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12" style:family="table-cell" style:parent-style-name="Default">
      <style:table-cell-properties fo:border="0.06pt solid #000000"/>
    </style:style>
    <style:style style:name="ce239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24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242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4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5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47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ackground-color="#dddddd"/>
      <style:text-properties fo:font-size="12pt" style:text-underline-style="none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109"/>
        <table:table-column table:style-name="co3" table:default-cell-style-name="ce109"/>
        <table:table-column table:style-name="co4" table:default-cell-style-name="ce109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99"/>
          <table:table-cell table:style-name="ce100" table:number-columns-repeated="3"/>
          <table:table-cell table:style-name="ce99" table:number-columns-repeated="2"/>
          <table:table-cell table:number-columns-repeated="3"/>
        </table:table-row>
        <table:table-row table:style-name="ro2">
          <table:table-cell table:style-name="ce99"/>
          <table:table-cell table:style-name="ce101" office:value-type="string" calcext:value-type="string" table:number-columns-spanned="4" table:number-rows-spanned="1">
            <text:p>NASDAQ</text:p>
          </table:table-cell>
          <table:covered-table-cell table:style-name="ce9"/>
          <table:covered-table-cell table:style-name="ce111"/>
          <table:covered-table-cell table:style-name="ce14"/>
          <table:table-cell table:style-name="ce99"/>
          <table:table-cell table:number-columns-repeated="3"/>
        </table:table-row>
        <table:table-row table:style-name="ro3">
          <table:table-cell table:style-name="ce99"/>
          <table:table-cell table:style-name="ce4" office:value-type="string" calcext:value-type="string" table:number-columns-spanned="1" table:number-rows-spanned="2">
            <text:p>Short Time Series – 50 point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115"/>
          <table:table-cell table:number-columns-repeated="3"/>
        </table:table-row>
        <table:table-row table:style-name="ro3">
          <table:table-cell table:style-name="ce99"/>
          <table:covered-table-cell table:style-name="ce4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115"/>
          <table:table-cell table:number-columns-repeated="3"/>
        </table:table-row>
        <table:table-row table:style-name="ro3">
          <table:table-cell table:style-name="ce99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115"/>
          <table:table-cell table:number-columns-repeated="3"/>
        </table:table-row>
        <table:table-row table:style-name="ro3">
          <table:table-cell table:style-name="ce99"/>
          <table:covered-table-cell table:style-name="ce104"/>
          <table:table-cell table:style-name="ce5" office:value-type="string" calcext:value-type="string">
            <text:p>Long-term Forecasting</text:p>
          </table:table-cell>
          <table:covered-table-cell table:style-name="ce113"/>
          <table:covered-table-cell table:style-name="ce114"/>
          <table:table-cell table:style-name="ce115"/>
          <table:table-cell table:number-columns-repeated="3"/>
        </table:table-row>
        <table:table-row table:style-name="ro1">
          <table:table-cell table:style-name="ce99"/>
          <table:table-cell table:style-name="ce105" table:number-columns-repeated="2"/>
          <table:table-cell table:style-name="ce99" table:number-columns-repeated="2"/>
          <table:table-cell table:style-name="ce115"/>
          <table:table-cell table:style-name="ce116" table:number-columns-repeated="2"/>
          <table:table-cell/>
        </table:table-row>
        <table:table-row table:style-name="ro2">
          <table:table-cell table:style-name="ce99"/>
          <table:table-cell table:style-name="ce106" office:value-type="string" calcext:value-type="string" table:number-columns-spanned="4" table:number-rows-spanned="1">
            <text:p>Book</text:p>
          </table:table-cell>
          <table:covered-table-cell table:style-name="ce9"/>
          <table:covered-table-cell table:style-name="ce14"/>
          <table:covered-table-cell table:style-name="ce4"/>
          <table:table-cell table:style-name="ce115"/>
          <table:table-cell table:style-name="ce120"/>
          <table:table-cell table:style-name="ce20"/>
          <table:table-cell table:style-name="ce20" table:number-columns-spanned="1" table:number-rows-spanned="2"/>
        </table:table-row>
        <table:table-row table:style-name="ro3">
          <table:table-cell table:style-name="ce99"/>
          <table:table-cell table:style-name="ce4" office:value-type="string" calcext:value-type="string" table:number-columns-spanned="1" table:number-rows-spanned="2">
            <text:p>Short Time Serie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115"/>
          <table:table-cell table:style-name="ce120"/>
          <table:table-cell table:style-name="ce20"/>
          <table:covered-table-cell/>
        </table:table-row>
        <table:table-row table:style-name="ro3">
          <table:table-cell table:style-name="ce99"/>
          <table:covered-table-cell table:style-name="ce9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99"/>
          <table:table-cell table:number-columns-repeated="3"/>
        </table:table-row>
        <table:table-row table:style-name="ro3">
          <table:table-cell table:style-name="ce99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99"/>
          <table:table-cell table:number-columns-repeated="3"/>
        </table:table-row>
        <table:table-row table:style-name="ro3">
          <table:table-cell table:style-name="ce99"/>
          <table:covered-table-cell table:style-name="ce104"/>
          <table:table-cell table:style-name="ce5" office:value-type="string" calcext:value-type="string">
            <text:p>Long-term Forecasting</text:p>
          </table:table-cell>
          <table:covered-table-cell table:style-name="ce113"/>
          <table:covered-table-cell table:style-name="ce114"/>
          <table:table-cell table:style-name="ce99"/>
          <table:table-cell table:number-columns-repeated="3"/>
        </table:table-row>
        <table:table-row table:style-name="ro1">
          <table:table-cell table:style-name="ce99" table:number-columns-repeated="6"/>
          <table:table-cell table:number-columns-repeated="3"/>
        </table:table-row>
        <table:table-row table:style-name="ro2">
          <table:table-cell table:style-name="ce99"/>
          <table:table-cell table:style-name="ce106" office:value-type="string" calcext:value-type="string" table:number-columns-spanned="4" table:number-rows-spanned="1">
            <text:p>Synthetic ~ Data Volume</text:p>
          </table:table-cell>
          <table:covered-table-cell table:style-name="ce9"/>
          <table:covered-table-cell table:number-columns-repeated="2" table:style-name="ce14"/>
          <table:table-cell table:style-name="ce99"/>
          <table:table-cell table:number-columns-repeated="3"/>
        </table:table-row>
        <table:table-row table:style-name="ro3">
          <table:table-cell table:style-name="ce99"/>
          <table:table-cell table:style-name="ce4" office:value-type="string" calcext:value-type="string" table:number-columns-spanned="1" table:number-rows-spanned="2">
            <text:p>Short Time Serie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99"/>
          <table:table-cell table:number-columns-repeated="3"/>
        </table:table-row>
        <table:table-row table:style-name="ro3">
          <table:table-cell table:style-name="ce99"/>
          <table:covered-table-cell table:style-name="ce9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99"/>
          <table:table-cell table:number-columns-repeated="3"/>
        </table:table-row>
        <table:table-row table:style-name="ro3">
          <table:table-cell table:style-name="ce99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99"/>
          <table:table-cell table:number-columns-repeated="3"/>
        </table:table-row>
        <table:table-row table:style-name="ro3">
          <table:table-cell table:style-name="ce99"/>
          <table:covered-table-cell table:style-name="ce104"/>
          <table:table-cell table:style-name="ce5" office:value-type="string" calcext:value-type="string">
            <text:p>Long-term Forecasting</text:p>
          </table:table-cell>
          <table:covered-table-cell table:style-name="ce113"/>
          <table:covered-table-cell table:style-name="ce114"/>
          <table:table-cell table:style-name="ce99"/>
          <table:table-cell table:number-columns-repeated="3"/>
        </table:table-row>
        <table:table-row table:style-name="ro1">
          <table:table-cell table:style-name="ce99"/>
          <table:table-cell table:style-name="ce108"/>
          <table:table-cell table:style-name="ce110" table:number-columns-repeated="2"/>
          <table:table-cell table:style-name="ce99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136"/>
        <table:table-column table:style-name="co8" table:number-columns-repeated="3" table:default-cell-style-name="ce183"/>
        <table:table-column table:style-name="co7" table:default-cell-style-name="ce136"/>
        <table:table-column table:style-name="co6" table:number-columns-repeated="2" table:default-cell-style-name="ce183"/>
        <table:table-column table:style-name="co9" table:default-cell-style-name="ce183"/>
        <table:table-column table:style-name="co7" table:default-cell-style-name="ce136"/>
        <table:table-column table:style-name="co6" table:number-columns-repeated="3" table:default-cell-style-name="ce183"/>
        <table:table-column table:style-name="co7" table:default-cell-style-name="ce136"/>
        <table:table-column table:style-name="co6" table:number-columns-repeated="3" table:default-cell-style-name="ce137"/>
        <table:table-column table:style-name="co6" table:number-columns-repeated="1001" table:default-cell-style-name="Default"/>
        <table:table-row table:style-name="ro4">
          <table:table-cell table:style-name="ce21" table:number-columns-repeated="13"/>
          <table:table-cell table:number-columns-repeated="1004"/>
        </table:table-row>
        <table:table-row table:style-name="ro5">
          <table:table-cell table:style-name="ce21"/>
          <table:table-cell table:style-name="ce174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21"/>
          <table:table-cell table:style-name="ce21"/>
          <table:table-cell table:number-columns-repeated="1004"/>
        </table:table-row>
        <table:table-row table:style-name="ro4">
          <table:table-cell table:style-name="ce21" table:number-columns-repeated="13"/>
          <table:table-cell table:number-columns-repeated="1004"/>
        </table:table-row>
        <table:table-row table:style-name="ro6">
          <table:table-cell table:style-name="ce21"/>
          <table:table-cell table:style-name="ce178" office:value-type="string" calcext:value-type="string" table:number-columns-spanned="3" table:number-rows-spanned="1">
            <text:p>US Macro-economic data</text:p>
          </table:table-cell>
          <table:covered-table-cell table:style-name="ce184"/>
          <table:covered-table-cell table:style-name="ce187"/>
          <table:table-cell table:style-name="ce21"/>
          <table:table-cell table:style-name="ce178" office:value-type="string" calcext:value-type="string" table:number-columns-spanned="3" table:number-rows-spanned="1">
            <text:p>El-nino data</text:p>
          </table:table-cell>
          <table:covered-table-cell table:style-name="ce184"/>
          <table:covered-table-cell table:style-name="ce187"/>
          <table:table-cell table:style-name="ce21"/>
          <table:table-cell table:style-name="ce178" office:value-type="string" calcext:value-type="string" table:number-columns-spanned="3" table:number-rows-spanned="1">
            <text:p>Ozone</text:p>
          </table:table-cell>
          <table:covered-table-cell table:style-name="ce184"/>
          <table:covered-table-cell table:style-name="ce187"/>
          <table:table-cell table:style-name="ce21"/>
          <table:table-cell table:number-columns-repeated="1004"/>
        </table:table-row>
        <table:table-row table:style-name="ro6">
          <table:table-cell table:style-name="ce21"/>
          <table:table-cell table:style-name="ce179" office:value-type="string" calcext:value-type="string" table:number-columns-spanned="3" table:number-rows-spanned="1">
            <text:p>12 x 203</text:p>
          </table:table-cell>
          <table:covered-table-cell table:style-name="ce185"/>
          <table:covered-table-cell table:style-name="ce188"/>
          <table:table-cell table:style-name="ce21"/>
          <table:table-cell table:style-name="ce179" office:value-type="string" calcext:value-type="string" table:number-columns-spanned="3" table:number-rows-spanned="1">
            <text:p>12 x 61</text:p>
          </table:table-cell>
          <table:covered-table-cell table:style-name="ce185"/>
          <table:covered-table-cell table:style-name="ce188"/>
          <table:table-cell table:style-name="ce21"/>
          <table:table-cell table:style-name="ce179" office:value-type="string" calcext:value-type="string" table:number-columns-spanned="3" table:number-rows-spanned="1">
            <text:p>8 x 203</text:p>
          </table:table-cell>
          <table:covered-table-cell table:style-name="ce185"/>
          <table:covered-table-cell table:style-name="ce188"/>
          <table:table-cell table:style-name="ce21"/>
          <table:table-cell table:number-columns-repeated="1004"/>
        </table:table-row>
        <table:table-row table:style-name="ro7"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8">
          <table:table-cell/>
          <table:table-cell table:style-name="ce99" table:number-columns-repeated="3"/>
          <table:table-cell/>
          <table:table-cell table:style-name="ce190" table:number-columns-repeated="3"/>
          <table:table-cell/>
          <table:table-cell table:style-name="ce99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6">
          <table:table-cell/>
          <table:table-cell table:style-name="ce178" office:value-type="string" calcext:value-type="string" table:number-columns-spanned="3" table:number-rows-spanned="1">
            <text:p>Night Visitors</text:p>
          </table:table-cell>
          <table:covered-table-cell table:style-name="ce184"/>
          <table:covered-table-cell table:style-name="ce187"/>
          <table:table-cell/>
          <table:table-cell table:style-name="ce178" office:value-type="string" calcext:value-type="string" table:number-columns-spanned="3" table:number-rows-spanned="1">
            <text:p>Inflation</text:p>
          </table:table-cell>
          <table:covered-table-cell table:style-name="ce184"/>
          <table:covered-table-cell table:style-name="ce187"/>
          <table:table-cell/>
          <table:table-cell table:style-name="ce190"/>
          <table:table-cell table:style-name="ce99" table:number-columns-repeated="2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6">
          <table:table-cell/>
          <table:table-cell table:style-name="ce179" office:value-type="string" calcext:value-type="string" table:number-columns-spanned="3" table:number-rows-spanned="1">
            <text:p>8 x 56</text:p>
          </table:table-cell>
          <table:covered-table-cell table:style-name="ce185"/>
          <table:covered-table-cell table:style-name="ce188"/>
          <table:table-cell/>
          <table:table-cell table:style-name="ce179" office:value-type="string" calcext:value-type="string" table:number-columns-spanned="3" table:number-rows-spanned="1">
            <text:p>8 x 123</text:p>
          </table:table-cell>
          <table:covered-table-cell table:style-name="ce185"/>
          <table:covered-table-cell table:style-name="ce188"/>
          <table:table-cell/>
          <table:table-cell table:style-name="ce190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/>
          <table:table-cell table:style-name="ce190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190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190" table:number-columns-repeated="3"/>
          <table:table-cell/>
          <table:table-cell table:style-name="ce191" table:number-columns-repeated="3"/>
          <table:table-cell table:style-name="ce192" table:number-columns-repeated="1001"/>
        </table:table-row>
        <table:table-row table:style-name="ro7">
          <table:table-cell table:style-name="ce21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21" table:number-columns-repeated="9"/>
          <table:table-cell table:number-columns-repeated="1004"/>
        </table:table-row>
        <table:table-row table:style-name="ro8">
          <table:table-cell table:style-name="ce21"/>
          <table:table-cell table:style-name="ce99" table:number-columns-repeated="3"/>
          <table:table-cell table:style-name="ce21"/>
          <table:table-cell table:style-name="ce99" table:number-columns-repeated="3"/>
          <table:table-cell table:style-name="ce21"/>
          <table:table-cell table:style-name="ce99" table:number-columns-repeated="3"/>
          <table:table-cell table:style-name="ce21"/>
          <table:table-cell table:number-columns-repeated="1004"/>
        </table:table-row>
        <table:table-row table:style-name="ro6">
          <table:table-cell/>
          <table:table-cell table:style-name="ce178" office:value-type="string" calcext:value-type="string" table:number-columns-spanned="3" table:number-rows-spanned="1">
            <text:p>Book – 3</text:p>
          </table:table-cell>
          <table:covered-table-cell table:style-name="ce184"/>
          <table:covered-table-cell table:style-name="ce187"/>
          <table:table-cell table:style-name="ce189"/>
          <table:table-cell table:style-name="ce178" office:value-type="string" calcext:value-type="string" table:number-columns-spanned="3" table:number-rows-spanned="1">
            <text:p>Yahoo</text:p>
          </table:table-cell>
          <table:covered-table-cell table:style-name="ce184"/>
          <table:covered-table-cell table:style-name="ce187"/>
          <table:table-cell table:style-name="ce189"/>
          <table:table-cell table:style-name="ce178" office:value-type="string" calcext:value-type="string" table:number-columns-spanned="3" table:number-rows-spanned="1">
            <text:p>NASDAQ</text:p>
          </table:table-cell>
          <table:covered-table-cell table:style-name="ce184"/>
          <table:covered-table-cell table:style-name="ce187"/>
          <table:table-cell table:number-columns-repeated="1005"/>
        </table:table-row>
        <table:table-row table:style-name="ro7">
          <table:table-cell/>
          <table:table-cell table:style-name="ce179" office:value-type="string" calcext:value-type="string" table:number-columns-spanned="3" table:number-rows-spanned="1">
            <text:p>3 x N</text:p>
          </table:table-cell>
          <table:covered-table-cell table:style-name="ce185"/>
          <table:covered-table-cell table:style-name="ce188"/>
          <table:table-cell table:style-name="ce189"/>
          <table:table-cell table:style-name="ce179" office:value-type="string" calcext:value-type="string" table:number-columns-spanned="3" table:number-rows-spanned="1">
            <text:p>5 x 2469</text:p>
          </table:table-cell>
          <table:covered-table-cell table:style-name="ce185"/>
          <table:covered-table-cell table:style-name="ce188"/>
          <table:table-cell table:style-name="ce189"/>
          <table:table-cell table:style-name="ce179" office:value-type="string" calcext:value-type="string" table:number-columns-spanned="3" table:number-rows-spanned="1">
            <text:p>82 x 40560</text:p>
          </table:table-cell>
          <table:covered-table-cell table:style-name="ce185"/>
          <table:covered-table-cell table:style-name="ce188"/>
          <table:table-cell table:number-columns-repeated="1005"/>
        </table:table-row>
        <table:table-row table:style-name="ro7">
          <table:table-cell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 table:style-name="ce189"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 table:style-name="ce189"/>
          <table:table-cell table:style-name="ce180" office:value-type="string" calcext:value-type="string">
            <text:p>d</text:p>
          </table:table-cell>
          <table:table-cell table:style-name="ce180" office:value-type="string" calcext:value-type="string">
            <text:p>Original</text:p>
          </table:table-cell>
          <table:table-cell table:style-name="ce180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8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18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8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8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8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8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8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18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21"/>
          <table:table-cell office:value-type="float" office:value="6" calcext:value-type="float">
            <text:p>6</text:p>
          </table:table-cell>
          <table:table-cell table:number-columns-repeated="2"/>
          <table:table-cell table:style-name="ce99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99"/>
          <table:table-cell office:value-type="float" office:value="6" calcext:value-type="float">
            <text:p>6</text:p>
          </table:table-cell>
          <table:table-cell table:number-columns-repeated="2"/>
          <table:table-cell table:style-name="ce21"/>
          <table:table-cell table:number-columns-repeated="1004"/>
        </table:table-row>
        <table:table-row table:style-name="ro9">
          <table:table-cell table:style-name="ce21"/>
          <table:table-cell office:value-type="float" office:value="7" calcext:value-type="float">
            <text:p>7</text:p>
          </table:table-cell>
          <table:table-cell table:number-columns-repeated="2"/>
          <table:table-cell table:style-name="ce99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99"/>
          <table:table-cell office:value-type="float" office:value="7" calcext:value-type="float">
            <text:p>7</text:p>
          </table:table-cell>
          <table:table-cell table:number-columns-repeated="2"/>
          <table:table-cell table:style-name="ce21"/>
          <table:table-cell table:number-columns-repeated="1004"/>
        </table:table-row>
        <table:table-row table:style-name="ro4">
          <table:table-cell table:style-name="ce99" table:number-columns-repeated="13"/>
          <table:table-cell table:number-columns-repeated="1004"/>
        </table:table-row>
        <table:table-row table:style-name="ro4" table:number-rows-repeated="3">
          <table:table-cell table:style-name="ce137" table:number-columns-repeated="13"/>
          <table:table-cell table:number-columns-repeated="1004"/>
        </table:table-row>
        <table:table-row table:style-name="ro4">
          <table:table-cell table:style-name="ce137" table:number-columns-repeated="13"/>
          <table:table-cell table:number-columns-repeated="1004"/>
        </table:table-row>
      </table:table>
      <table:table table:name="Book_1" table:style-name="ta1">
        <table:table-column table:style-name="co1" table:default-cell-style-name="ce99"/>
        <table:table-column table:style-name="co10" table:default-cell-style-name="ce111"/>
        <table:table-column table:style-name="co11" table:default-cell-style-name="ce203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1" table:default-cell-style-name="ce213"/>
        <table:table-column table:style-name="co6" table:number-columns-repeated="2" table:default-cell-style-name="ce213"/>
        <table:table-column table:style-name="co6" table:default-cell-style-name="ce207"/>
        <table:table-column table:style-name="co6" table:default-cell-style-name="ce213"/>
        <table:table-column table:style-name="co6" table:default-cell-style-name="ce207"/>
        <table:table-column table:style-name="co6" table:default-cell-style-name="ce213"/>
        <table:table-column table:style-name="co11" table:default-cell-style-name="ce213"/>
        <table:table-column table:style-name="co6" table:number-columns-repeated="2" table:default-cell-style-name="ce207"/>
        <table:table-column table:style-name="co1" table:default-cell-style-name="ce211"/>
        <table:table-column table:style-name="co6" table:number-columns-repeated="2" table:default-cell-style-name="ce207"/>
        <table:table-column table:style-name="co1" table:default-cell-style-name="ce211"/>
        <table:table-column table:style-name="co15" table:default-cell-style-name="ce207"/>
        <table:table-column table:style-name="co1" table:default-cell-style-name="ce99"/>
        <table:table-row table:style-name="ro10">
          <table:table-cell/>
          <table:table-cell table:style-name="ce99" table:number-columns-repeated="20"/>
          <table:table-cell/>
        </table:table-row>
        <table:table-row table:style-name="ro11">
          <table:table-cell/>
          <table:table-cell table:style-name="ce193"/>
          <table:table-cell table:style-name="ce201"/>
          <table:table-cell table:style-name="ce204" office:value-type="string" calcext:value-type="string" table:number-columns-spanned="18" table:number-rows-spanned="1">
            <text:p>Book data</text:p>
          </table:table-cell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 table:style-name="Default"/>
          <table:covered-table-cell table:style-name="ce99"/>
          <table:covered-table-cell table:style-name="ce192"/>
          <table:table-cell/>
        </table:table-row>
        <table:table-row table:style-name="ro10">
          <table:table-cell/>
          <table:table-cell table:style-name="ce193"/>
          <table:table-cell table:style-name="ce201"/>
          <table:table-cell table:style-name="ce99" table:number-columns-repeated="3"/>
          <table:table-cell table:style-name="ce201" table:number-columns-repeated="10"/>
          <table:table-cell table:style-name="ce99" table:number-columns-repeated="5"/>
          <table:table-cell/>
        </table:table-row>
        <table:table-row table:style-name="ro6">
          <table:table-cell/>
          <table:table-cell table:style-name="ce99"/>
          <table:table-cell table:style-name="ce202"/>
          <table:table-cell table:style-name="ce205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212"/>
          <table:table-cell table:style-name="ce202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 table:style-name="ce60" office:value-type="string" calcext:value-type="string" table:number-columns-spanned="1" table:number-rows-spanned="2">
            <text:p>Runtime</text:p>
          </table:table-cell>
          <table:table-cell/>
        </table:table-row>
        <table:table-row table:style-name="ro6">
          <table:table-cell/>
          <table:table-cell table:style-name="ce194" table:number-columns-repeated="2"/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covered-table-cell table:style-name="Default"/>
          <table:table-cell/>
        </table:table-row>
        <table:table-row table:style-name="ro10">
          <table:table-cell/>
          <table:table-cell table:style-name="ce195"/>
          <table:table-cell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 table:number-columns-repeated="2"/>
          <table:table-cell/>
        </table:table-row>
        <table:table-row table:style-name="ro7">
          <table:table-cell/>
          <table:table-cell table:style-name="ce42" office:value-type="string" calcext:value-type="string" table:number-columns-spanned="1" table:number-rows-spanned="14">
            <text:p>Scalar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0.9545191" calcext:value-type="float">
            <text:p>0.9545191</text:p>
          </table:table-cell>
          <table:table-cell office:value-type="float" office:value="0.013154" calcext:value-type="float">
            <text:p>0.013154</text:p>
          </table:table-cell>
          <table:table-cell/>
          <table:table-cell office:value-type="float" office:value="1.395258" calcext:value-type="float">
            <text:p>1.395258</text:p>
          </table:table-cell>
          <table:table-cell office:value-type="float" office:value="0.019502" calcext:value-type="float">
            <text:p>0.019502</text:p>
          </table:table-cell>
          <table:table-cell/>
          <table:table-cell office:value-type="float" office:value="0.111034" calcext:value-type="float">
            <text:p>0.111034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/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663737" calcext:value-type="float">
            <text:p>1.663737</text:p>
          </table:table-cell>
          <table:table-cell table:style-name="ce208" office:value-type="float" office:value="0.0227405" calcext:value-type="float">
            <text:p>0.0227405</text:p>
          </table:table-cell>
          <table:table-cell/>
          <table:table-cell table:style-name="ce208" office:value-type="float" office:value="2.500472" calcext:value-type="float">
            <text:p>2.500472</text:p>
          </table:table-cell>
          <table:table-cell table:style-name="ce208" office:value-type="float" office:value="0.0346073" calcext:value-type="float">
            <text:p>0.0346073</text:p>
          </table:table-cell>
          <table:table-cell/>
          <table:table-cell table:style-name="ce208" office:value-type="float" office:value="0.055898" calcext:value-type="float">
            <text:p>0.055898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2.3414171" calcext:value-type="float">
            <text:p>2.3414171</text:p>
          </table:table-cell>
          <table:table-cell office:value-type="float" office:value="0.0328165" calcext:value-type="float">
            <text:p>0.0328165</text:p>
          </table:table-cell>
          <table:table-cell/>
          <table:table-cell office:value-type="float" office:value="3.414131" calcext:value-type="float">
            <text:p>3.414131</text:p>
          </table:table-cell>
          <table:table-cell office:value-type="float" office:value="0.0472218" calcext:value-type="float">
            <text:p>0.0472218</text:p>
          </table:table-cell>
          <table:table-cell/>
          <table:table-cell office:value-type="float" office:value="0.038716" calcext:value-type="float">
            <text:p>0.038716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/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4770476" calcext:value-type="float">
            <text:p>1.4770476</text:p>
          </table:table-cell>
          <table:table-cell table:style-name="ce208" office:value-type="float" office:value="0.0205741" calcext:value-type="float">
            <text:p>0.0205741</text:p>
          </table:table-cell>
          <table:table-cell/>
          <table:table-cell table:style-name="ce208" office:value-type="float" office:value="1.87692" calcext:value-type="float">
            <text:p>1.87692</text:p>
          </table:table-cell>
          <table:table-cell table:style-name="ce208" office:value-type="float" office:value="0.026281" calcext:value-type="float">
            <text:p>0.026281</text:p>
          </table:table-cell>
          <table:table-cell/>
          <table:table-cell table:style-name="ce208" office:value-type="float" office:value="0.042965" calcext:value-type="float">
            <text:p>0.042965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554635" calcext:value-type="float">
            <text:p>1.554635</text:p>
          </table:table-cell>
          <table:table-cell office:value-type="float" office:value="0.021681" calcext:value-type="float">
            <text:p>0.021681</text:p>
          </table:table-cell>
          <table:table-cell/>
          <table:table-cell office:value-type="float" office:value="3.223421" calcext:value-type="float">
            <text:p>3.223421</text:p>
          </table:table-cell>
          <table:table-cell office:value-type="float" office:value="0.0450509" calcext:value-type="float">
            <text:p>0.0450509</text:p>
          </table:table-cell>
          <table:table-cell/>
          <table:table-cell office:value-type="float" office:value="0.068625" calcext:value-type="float">
            <text:p>0.068625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/>
          <table:table-cell table:number-columns-repeated="2" table:style-name="ce208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347702" calcext:value-type="float">
            <text:p>1.347702</text:p>
          </table:table-cell>
          <table:table-cell table:style-name="ce208" office:value-type="float" office:value="0.018737" calcext:value-type="float">
            <text:p>0.018737</text:p>
          </table:table-cell>
          <table:table-cell/>
          <table:table-cell table:style-name="ce208" office:value-type="float" office:value="1.7430873" calcext:value-type="float">
            <text:p>1.7430873</text:p>
          </table:table-cell>
          <table:table-cell table:style-name="ce208" office:value-type="float" office:value="0.0245363" calcext:value-type="float">
            <text:p>0.0245363</text:p>
          </table:table-cell>
          <table:table-cell/>
          <table:table-cell table:style-name="ce208" office:value-type="float" office:value="0.061029" calcext:value-type="float">
            <text:p>0.061029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703887" calcext:value-type="float">
            <text:p>1.703887</text:p>
          </table:table-cell>
          <table:table-cell office:value-type="float" office:value="0.0238602" calcext:value-type="float">
            <text:p>0.0238602</text:p>
          </table:table-cell>
          <table:table-cell/>
          <table:table-cell office:value-type="float" office:value="3.3803226" calcext:value-type="float">
            <text:p>3.3803226</text:p>
          </table:table-cell>
          <table:table-cell office:value-type="float" office:value="0.0477" calcext:value-type="float">
            <text:p>0.0477</text:p>
          </table:table-cell>
          <table:table-cell/>
          <table:table-cell office:value-type="float" office:value="0.040567" calcext:value-type="float">
            <text:p>0.040567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.0880053" calcext:value-type="float">
            <text:p>2.0880053</text:p>
          </table:table-cell>
          <table:table-cell table:style-name="ce208" office:value-type="float" office:value="0.0293899" calcext:value-type="float">
            <text:p>0.0293899</text:p>
          </table:table-cell>
          <table:table-cell/>
          <table:table-cell table:style-name="ce208" office:value-type="float" office:value="1.5591839" calcext:value-type="float">
            <text:p>1.5591839</text:p>
          </table:table-cell>
          <table:table-cell table:style-name="ce208" office:value-type="float" office:value="0.0218572" calcext:value-type="float">
            <text:p>0.0218572</text:p>
          </table:table-cell>
          <table:table-cell/>
          <table:table-cell table:style-name="ce208" office:value-type="float" office:value="0.04303219" calcext:value-type="float">
            <text:p>0.04303219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7159066" calcext:value-type="float">
            <text:p>1.7159066</text:p>
          </table:table-cell>
          <table:table-cell office:value-type="float" office:value="0.0241344" calcext:value-type="float">
            <text:p>0.0241344</text:p>
          </table:table-cell>
          <table:table-cell/>
          <table:table-cell office:value-type="float" office:value="1.479467" calcext:value-type="float">
            <text:p>1.479467</text:p>
          </table:table-cell>
          <table:table-cell office:value-type="float" office:value="0.0207517" calcext:value-type="float">
            <text:p>0.0207517</text:p>
          </table:table-cell>
          <table:table-cell/>
          <table:table-cell office:value-type="float" office:value="0.0701527" calcext:value-type="float">
            <text:p>0.0701527</text:p>
          </table:table-cell>
          <table:table-cell/>
        </table:table-row>
        <table:table-row table:style-name="ro7">
          <table:table-cell/>
          <table:covered-table-cell table:style-name="ce42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472198" calcext:value-type="float">
            <text:p>1.472198</text:p>
          </table:table-cell>
          <table:table-cell table:style-name="ce208" office:value-type="float" office:value="0.020653" calcext:value-type="float">
            <text:p>0.020653</text:p>
          </table:table-cell>
          <table:table-cell/>
          <table:table-cell table:style-name="ce208" office:value-type="float" office:value="1.6342625" calcext:value-type="float">
            <text:p>1.6342625</text:p>
          </table:table-cell>
          <table:table-cell table:style-name="ce208" office:value-type="float" office:value="0.023019" calcext:value-type="float">
            <text:p>0.023019</text:p>
          </table:table-cell>
          <table:table-cell/>
          <table:table-cell table:style-name="ce208" office:value-type="float" office:value="0.108678" calcext:value-type="float">
            <text:p>0.108678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6" calcext:value-type="float">
            <text:p>6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10" calcext:value-type="float">
            <text:p>10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0.339382" calcext:value-type="float">
            <text:p>0.339382</text:p>
          </table:table-cell>
          <table:table-cell table:style-name="ce209" office:value-type="float" office:value="0.004755" calcext:value-type="float">
            <text:p>0.004755</text:p>
          </table:table-cell>
          <table:table-cell/>
          <table:table-cell table:style-name="ce209" office:value-type="float" office:value="1.136282" calcext:value-type="float">
            <text:p>1.136282</text:p>
          </table:table-cell>
          <table:table-cell table:style-name="ce209" office:value-type="float" office:value="0.015912" calcext:value-type="float">
            <text:p>0.015912</text:p>
          </table:table-cell>
          <table:table-cell/>
          <table:table-cell table:style-name="ce209" office:value-type="float" office:value="0.72242" calcext:value-type="float">
            <text:p>0.72242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/>
          <table:table-cell table:number-columns-repeated="2" table:style-name="ce210"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9" calcext:value-type="float">
            <text:p>9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0.9559005" calcext:value-type="float">
            <text:p>0.9559005</text:p>
          </table:table-cell>
          <table:table-cell table:style-name="ce210" office:value-type="float" office:value="0.013318" calcext:value-type="float">
            <text:p>0.013318</text:p>
          </table:table-cell>
          <table:table-cell/>
          <table:table-cell table:style-name="ce210" office:value-type="float" office:value="1.2284981" calcext:value-type="float">
            <text:p>1.2284981</text:p>
          </table:table-cell>
          <table:table-cell table:style-name="ce210" office:value-type="float" office:value="0.0171025" calcext:value-type="float">
            <text:p>0.0171025</text:p>
          </table:table-cell>
          <table:table-cell/>
          <table:table-cell table:style-name="ce210" office:value-type="float" office:value="0.39937" calcext:value-type="float">
            <text:p>0.3993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/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5" calcext:value-type="float">
            <text:p>5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6" calcext:value-type="float">
            <text:p>6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.1678639" calcext:value-type="float">
            <text:p>1.1678639</text:p>
          </table:table-cell>
          <table:table-cell table:style-name="ce209" office:value-type="float" office:value="0.016257" calcext:value-type="float">
            <text:p>0.016257</text:p>
          </table:table-cell>
          <table:table-cell/>
          <table:table-cell table:style-name="ce209" office:value-type="float" office:value="1.556005" calcext:value-type="float">
            <text:p>1.556005</text:p>
          </table:table-cell>
          <table:table-cell table:style-name="ce209" office:value-type="float" office:value="0.021727" calcext:value-type="float">
            <text:p>0.021727</text:p>
          </table:table-cell>
          <table:table-cell/>
          <table:table-cell table:style-name="ce209" office:value-type="float" office:value="0.333277" calcext:value-type="float">
            <text:p>0.33327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/>
          <table:table-cell table:style-name="ce210" office:value-type="float" office:value="3" calcext:value-type="float">
            <text:p>3</text:p>
          </table:table-cell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.063439" calcext:value-type="float">
            <text:p>1.063439</text:p>
          </table:table-cell>
          <table:table-cell table:style-name="ce210" office:value-type="float" office:value="0.014841" calcext:value-type="float">
            <text:p>0.014841</text:p>
          </table:table-cell>
          <table:table-cell/>
          <table:table-cell table:style-name="ce210" office:value-type="float" office:value="1.4329941" calcext:value-type="float">
            <text:p>1.4329941</text:p>
          </table:table-cell>
          <table:table-cell table:style-name="ce210" office:value-type="float" office:value="0.0199402" calcext:value-type="float">
            <text:p>0.0199402</text:p>
          </table:table-cell>
          <table:table-cell/>
          <table:table-cell table:style-name="ce210" office:value-type="float" office:value="0.417055" calcext:value-type="float">
            <text:p>0.417055</text:p>
          </table:table-cell>
          <table:table-cell/>
        </table:table-row>
        <table:table-row table:style-name="ro10">
          <table:table-cell/>
          <table:table-cell table:style-name="ce194" table:number-columns-repeated="2"/>
          <table:table-cell table:style-name="ce211" table:number-columns-repeated="3"/>
          <table:table-cell table:style-name="ce214" table:number-columns-repeated="10"/>
          <table:table-cell/>
          <table:table-cell table:style-name="ce214" table:number-columns-repeated="2"/>
          <table:table-cell/>
          <table:table-cell table:style-name="ce211"/>
          <table:table-cell/>
        </table:table-row>
        <table:table-row table:style-name="ro7">
          <table:table-cell/>
          <table:table-cell table:style-name="ce43" office:value-type="string" calcext:value-type="string" table:number-columns-spanned="1" table:number-rows-spanned="14">
            <text:p>Matrix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0.2302282" calcext:value-type="float">
            <text:p>0.2302282</text:p>
          </table:table-cell>
          <table:table-cell office:value-type="float" office:value="0.003173" calcext:value-type="float">
            <text:p>0.003173</text:p>
          </table:table-cell>
          <table:table-cell/>
          <table:table-cell office:value-type="float" office:value="0.60776035" calcext:value-type="float">
            <text:p>0.60776035</text:p>
          </table:table-cell>
          <table:table-cell office:value-type="float" office:value="0.0084952" calcext:value-type="float">
            <text:p>0.0084952</text:p>
          </table:table-cell>
          <table:table-cell/>
          <table:table-cell office:value-type="float" office:value="0.058062" calcext:value-type="float">
            <text:p>0.058062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3" calcext:value-type="float">
            <text:p>3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84863513" calcext:value-type="float">
            <text:p>1.84863513</text:p>
          </table:table-cell>
          <table:table-cell table:style-name="ce208" office:value-type="float" office:value="0.02526777" calcext:value-type="float">
            <text:p>0.02526777</text:p>
          </table:table-cell>
          <table:table-cell/>
          <table:table-cell table:style-name="ce208" office:value-type="float" office:value="1.9387255" calcext:value-type="float">
            <text:p>1.9387255</text:p>
          </table:table-cell>
          <table:table-cell table:style-name="ce208" office:value-type="float" office:value="0.0268326" calcext:value-type="float">
            <text:p>0.0268326</text:p>
          </table:table-cell>
          <table:table-cell/>
          <table:table-cell table:style-name="ce208" office:value-type="float" office:value="0.076608" calcext:value-type="float">
            <text:p>0.076608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867266" calcext:value-type="float">
            <text:p>1.867266</text:p>
          </table:table-cell>
          <table:table-cell office:value-type="float" office:value="0.026171" calcext:value-type="float">
            <text:p>0.026171</text:p>
          </table:table-cell>
          <table:table-cell/>
          <table:table-cell office:value-type="float" office:value="2.1561566" calcext:value-type="float">
            <text:p>2.1561566</text:p>
          </table:table-cell>
          <table:table-cell office:value-type="float" office:value="0.0298224" calcext:value-type="float">
            <text:p>0.0298224</text:p>
          </table:table-cell>
          <table:table-cell/>
          <table:table-cell office:value-type="float" office:value="0.065879" calcext:value-type="float">
            <text:p>0.065879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3" calcext:value-type="float">
            <text:p>3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501032" calcext:value-type="float">
            <text:p>1.501032</text:p>
          </table:table-cell>
          <table:table-cell table:style-name="ce208" office:value-type="float" office:value="0.0209082" calcext:value-type="float">
            <text:p>0.0209082</text:p>
          </table:table-cell>
          <table:table-cell/>
          <table:table-cell table:style-name="ce208" office:value-type="float" office:value="1.3763306" calcext:value-type="float">
            <text:p>1.3763306</text:p>
          </table:table-cell>
          <table:table-cell table:style-name="ce208" office:value-type="float" office:value="0.0192717" calcext:value-type="float">
            <text:p>0.0192717</text:p>
          </table:table-cell>
          <table:table-cell/>
          <table:table-cell table:style-name="ce208" office:value-type="float" office:value="0.073191" calcext:value-type="float">
            <text:p>0.073191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445274" calcext:value-type="float">
            <text:p>1.445274</text:p>
          </table:table-cell>
          <table:table-cell office:value-type="float" office:value="0.020156" calcext:value-type="float">
            <text:p>0.020156</text:p>
          </table:table-cell>
          <table:table-cell/>
          <table:table-cell office:value-type="float" office:value="1.977014" calcext:value-type="float">
            <text:p>1.977014</text:p>
          </table:table-cell>
          <table:table-cell office:value-type="float" office:value="0.027631" calcext:value-type="float">
            <text:p>0.027631</text:p>
          </table:table-cell>
          <table:table-cell/>
          <table:table-cell office:value-type="float" office:value="0.135373" calcext:value-type="float">
            <text:p>0.135373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10" calcext:value-type="float">
            <text:p>1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247359" calcext:value-type="float">
            <text:p>1.247359</text:p>
          </table:table-cell>
          <table:table-cell table:style-name="ce208" office:value-type="float" office:value="0.0173421" calcext:value-type="float">
            <text:p>0.0173421</text:p>
          </table:table-cell>
          <table:table-cell/>
          <table:table-cell table:style-name="ce208" office:value-type="float" office:value="1.5838347" calcext:value-type="float">
            <text:p>1.5838347</text:p>
          </table:table-cell>
          <table:table-cell table:style-name="ce208" office:value-type="float" office:value="0.0222946" calcext:value-type="float">
            <text:p>0.0222946</text:p>
          </table:table-cell>
          <table:table-cell/>
          <table:table-cell table:style-name="ce208" office:value-type="float" office:value="0.0802803" calcext:value-type="float">
            <text:p>0.0802803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2.254328" calcext:value-type="float">
            <text:p>2.254328</text:p>
          </table:table-cell>
          <table:table-cell office:value-type="float" office:value="0.0315682" calcext:value-type="float">
            <text:p>0.0315682</text:p>
          </table:table-cell>
          <table:table-cell/>
          <table:table-cell office:value-type="float" office:value="1.4396894" calcext:value-type="float">
            <text:p>1.4396894</text:p>
          </table:table-cell>
          <table:table-cell office:value-type="float" office:value="0.0203207" calcext:value-type="float">
            <text:p>0.0203207</text:p>
          </table:table-cell>
          <table:table-cell/>
          <table:table-cell office:value-type="float" office:value="0.06648489" calcext:value-type="float">
            <text:p>0.06648489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7" calcext:value-type="float">
            <text:p>7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.8550645" calcext:value-type="float">
            <text:p>1.8550645</text:p>
          </table:table-cell>
          <table:table-cell table:style-name="ce208" office:value-type="float" office:value="0.0261111" calcext:value-type="float">
            <text:p>0.0261111</text:p>
          </table:table-cell>
          <table:table-cell/>
          <table:table-cell table:style-name="ce208" office:value-type="float" office:value="1.4155404" calcext:value-type="float">
            <text:p>1.4155404</text:p>
          </table:table-cell>
          <table:table-cell table:style-name="ce208" office:value-type="float" office:value="0.0198435" calcext:value-type="float">
            <text:p>0.0198435</text:p>
          </table:table-cell>
          <table:table-cell/>
          <table:table-cell table:style-name="ce208" office:value-type="float" office:value="0.0667243" calcext:value-type="float">
            <text:p>0.0667243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1.69445875" calcext:value-type="float">
            <text:p>1.69445875</text:p>
          </table:table-cell>
          <table:table-cell office:value-type="float" office:value="0.0238327" calcext:value-type="float">
            <text:p>0.0238327</text:p>
          </table:table-cell>
          <table:table-cell/>
          <table:table-cell office:value-type="float" office:value="1.452948" calcext:value-type="float">
            <text:p>1.452948</text:p>
          </table:table-cell>
          <table:table-cell office:value-type="float" office:value="0.020379" calcext:value-type="float">
            <text:p>0.020379</text:p>
          </table:table-cell>
          <table:table-cell/>
          <table:table-cell office:value-type="float" office:value="0.074023799" calcext:value-type="float">
            <text:p>0.074023799</text:p>
          </table:table-cell>
          <table:table-cell/>
        </table:table-row>
        <table:table-row table:style-name="ro7">
          <table:table-cell/>
          <table:covered-table-cell table:style-name="ce43"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0.1" calcext:value-type="float">
            <text:p>0.1</text:p>
          </table:table-cell>
          <table:table-cell/>
          <table:table-cell table:style-name="ce208" office:value-type="float" office:value="1.397108" calcext:value-type="float">
            <text:p>1.397108</text:p>
          </table:table-cell>
          <table:table-cell table:style-name="ce208" office:value-type="float" office:value="0.019599" calcext:value-type="float">
            <text:p>0.019599</text:p>
          </table:table-cell>
          <table:table-cell/>
          <table:table-cell table:style-name="ce208" office:value-type="float" office:value="1.430633" calcext:value-type="float">
            <text:p>1.430633</text:p>
          </table:table-cell>
          <table:table-cell table:style-name="ce208" office:value-type="float" office:value="0.020151" calcext:value-type="float">
            <text:p>0.020151</text:p>
          </table:table-cell>
          <table:table-cell/>
          <table:table-cell table:style-name="ce208" office:value-type="float" office:value="0.23413" calcext:value-type="float">
            <text:p>0.23413</text:p>
          </table:table-cell>
          <table:table-cell/>
        </table:table-row>
        <table:table-row table:style-name="ro7">
          <table:table-cell/>
          <table:covered-table-cell table:style-name="ce200"/>
          <table:table-cell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4" calcext:value-type="float">
            <text:p>4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5" calcext:value-type="float">
            <text:p>5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5" calcext:value-type="float">
            <text:p>5</text:p>
          </table:table-cell>
          <table:table-cell/>
          <table:table-cell table:style-name="ce209" office:value-type="float" office:value="0.216386" calcext:value-type="float">
            <text:p>0.216386</text:p>
          </table:table-cell>
          <table:table-cell table:style-name="ce209" office:value-type="float" office:value="0.0030317" calcext:value-type="float">
            <text:p>0.0030317</text:p>
          </table:table-cell>
          <table:table-cell/>
          <table:table-cell table:style-name="ce209" office:value-type="float" office:value="0.65831" calcext:value-type="float">
            <text:p>0.65831</text:p>
          </table:table-cell>
          <table:table-cell table:style-name="ce209" office:value-type="float" office:value="0.0092188" calcext:value-type="float">
            <text:p>0.0092188</text:p>
          </table:table-cell>
          <table:table-cell/>
          <table:table-cell table:style-name="ce209" office:value-type="float" office:value="0.813709" calcext:value-type="float">
            <text:p>0.813709</text:p>
          </table:table-cell>
          <table:table-cell/>
        </table:table-row>
        <table:table-row table:style-name="ro7">
          <table:table-cell/>
          <table:covered-table-cell table:style-name="ce200"/>
          <table:table-cell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/>
          <table:table-cell table:style-name="ce210" office:value-type="float" office:value="2" calcext:value-type="float">
            <text:p>2</text:p>
          </table:table-cell>
          <table:table-cell table:style-name="ce210" office:value-type="float" office:value="7" calcext:value-type="float">
            <text:p>7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7" calcext:value-type="float">
            <text:p>7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.0863809" calcext:value-type="float">
            <text:p>1.0863809</text:p>
          </table:table-cell>
          <table:table-cell table:style-name="ce210" office:value-type="float" office:value="0.0151363" calcext:value-type="float">
            <text:p>0.0151363</text:p>
          </table:table-cell>
          <table:table-cell/>
          <table:table-cell table:style-name="ce210" office:value-type="float" office:value="0.7532134" calcext:value-type="float">
            <text:p>0.7532134</text:p>
          </table:table-cell>
          <table:table-cell table:style-name="ce210" office:value-type="float" office:value="0.010485862" calcext:value-type="float">
            <text:p>0.010485862</text:p>
          </table:table-cell>
          <table:table-cell/>
          <table:table-cell table:style-name="ce210" office:value-type="float" office:value="0.3809936" calcext:value-type="float">
            <text:p>0.3809936</text:p>
          </table:table-cell>
          <table:table-cell/>
        </table:table-row>
        <table:table-row table:style-name="ro7">
          <table:table-cell/>
          <table:covered-table-cell table:style-name="ce200"/>
          <table:table-cell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/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2" calcext:value-type="float">
            <text:p>2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.559804" calcext:value-type="float">
            <text:p>1.559804</text:p>
          </table:table-cell>
          <table:table-cell table:style-name="ce209" office:value-type="float" office:value="0.0217135" calcext:value-type="float">
            <text:p>0.0217135</text:p>
          </table:table-cell>
          <table:table-cell/>
          <table:table-cell table:style-name="ce209" office:value-type="float" office:value="1.3026913" calcext:value-type="float">
            <text:p>1.3026913</text:p>
          </table:table-cell>
          <table:table-cell table:style-name="ce209" office:value-type="float" office:value="0.01819" calcext:value-type="float">
            <text:p>0.01819</text:p>
          </table:table-cell>
          <table:table-cell/>
          <table:table-cell table:style-name="ce209" office:value-type="float" office:value="0.4015846" calcext:value-type="float">
            <text:p>0.4015846</text:p>
          </table:table-cell>
          <table:table-cell/>
        </table:table-row>
        <table:table-row table:style-name="ro7">
          <table:table-cell/>
          <table:covered-table-cell table:style-name="ce200"/>
          <table:table-cell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/>
          <table:table-cell table:number-columns-repeated="2" table:style-name="ce210" office:value-type="float" office:value="3" calcext:value-type="float">
            <text:p>3</text:p>
          </table:table-cell>
          <table:table-cell table:style-name="ce210" office:value-type="float" office:value="1" calcext:value-type="float">
            <text:p>1</text:p>
          </table:table-cell>
          <table:table-cell table:style-name="ce210" office:value-type="float" office:value="3" calcext:value-type="float">
            <text:p>3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.0562796" calcext:value-type="float">
            <text:p>1.0562796</text:p>
          </table:table-cell>
          <table:table-cell table:style-name="ce210" office:value-type="float" office:value="0.014741" calcext:value-type="float">
            <text:p>0.014741</text:p>
          </table:table-cell>
          <table:table-cell/>
          <table:table-cell table:style-name="ce210" office:value-type="float" office:value="1.471853" calcext:value-type="float">
            <text:p>1.471853</text:p>
          </table:table-cell>
          <table:table-cell table:style-name="ce210" office:value-type="float" office:value="0.02048" calcext:value-type="float">
            <text:p>0.02048</text:p>
          </table:table-cell>
          <table:table-cell/>
          <table:table-cell table:style-name="ce210" office:value-type="float" office:value="0.34689" calcext:value-type="float">
            <text:p>0.34689</text:p>
          </table:table-cell>
          <table:table-cell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/>
          <table:table-cell table:style-name="ce211"/>
          <table:table-cell/>
        </table:table-row>
        <table:table-row table:style-name="ro7">
          <table:table-cell/>
          <table:table-cell table:style-name="ce43" office:value-type="string" calcext:value-type="string" table:number-columns-spanned="1" table:number-rows-spanned="14">
            <text:p>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2352" calcext:value-type="float">
            <text:p>1.22352</text:p>
          </table:table-cell>
          <table:table-cell office:value-type="float" office:value="0.016861" calcext:value-type="float">
            <text:p>0.016861</text:p>
          </table:table-cell>
          <table:table-cell/>
          <table:table-cell office:value-type="float" office:value="73.71348" calcext:value-type="float">
            <text:p>73.71348</text:p>
          </table:table-cell>
          <table:table-cell office:value-type="float" office:value="1.03036447" calcext:value-type="float">
            <text:p>1.03036447</text:p>
          </table:table-cell>
          <table:table-cell/>
          <table:table-cell office:value-type="float" office:value="0.0006049" calcext:value-type="float">
            <text:p>0.000604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919909" calcext:value-type="float">
            <text:p>1.919909</text:p>
          </table:table-cell>
          <table:table-cell table:style-name="ce208" office:value-type="float" office:value="0.0262419" calcext:value-type="float">
            <text:p>0.0262419</text:p>
          </table:table-cell>
          <table:table-cell/>
          <table:table-cell table:style-name="ce208" office:value-type="float" office:value="74.725079" calcext:value-type="float">
            <text:p>74.725079</text:p>
          </table:table-cell>
          <table:table-cell table:style-name="ce208" office:value-type="float" office:value="1.0342198" calcext:value-type="float">
            <text:p>1.0342198</text:p>
          </table:table-cell>
          <table:table-cell/>
          <table:table-cell table:style-name="ce208" office:value-type="float" office:value="0.0003092" calcext:value-type="float">
            <text:p>0.0003092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461715" calcext:value-type="float">
            <text:p>2.461715</text:p>
          </table:table-cell>
          <table:table-cell office:value-type="float" office:value="0.0345026" calcext:value-type="float">
            <text:p>0.0345026</text:p>
          </table:table-cell>
          <table:table-cell/>
          <table:table-cell office:value-type="float" office:value="74.779152" calcext:value-type="float">
            <text:p>74.779152</text:p>
          </table:table-cell>
          <table:table-cell office:value-type="float" office:value="1.0342916" calcext:value-type="float">
            <text:p>1.0342916</text:p>
          </table:table-cell>
          <table:table-cell/>
          <table:table-cell office:value-type="float" office:value="0.00039079" calcext:value-type="float">
            <text:p>0.0003907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2267571" calcext:value-type="float">
            <text:p>1.2267571</text:p>
          </table:table-cell>
          <table:table-cell table:style-name="ce208" office:value-type="float" office:value="0.01708778" calcext:value-type="float">
            <text:p>0.01708778</text:p>
          </table:table-cell>
          <table:table-cell/>
          <table:table-cell table:style-name="ce208" office:value-type="float" office:value="74.196388" calcext:value-type="float">
            <text:p>74.196388</text:p>
          </table:table-cell>
          <table:table-cell table:style-name="ce208" office:value-type="float" office:value="1.03891551" calcext:value-type="float">
            <text:p>1.03891551</text:p>
          </table:table-cell>
          <table:table-cell/>
          <table:table-cell table:style-name="ce208" office:value-type="float" office:value="0.000721299" calcext:value-type="float">
            <text:p>0.0007212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136998" calcext:value-type="float">
            <text:p>1.136998</text:p>
          </table:table-cell>
          <table:table-cell office:value-type="float" office:value="0.0158569" calcext:value-type="float">
            <text:p>0.0158569</text:p>
          </table:table-cell>
          <table:table-cell/>
          <table:table-cell office:value-type="float" office:value="73.959926" calcext:value-type="float">
            <text:p>73.959926</text:p>
          </table:table-cell>
          <table:table-cell office:value-type="float" office:value="1.033673" calcext:value-type="float">
            <text:p>1.033673</text:p>
          </table:table-cell>
          <table:table-cell/>
          <table:table-cell office:value-type="float" office:value="0.0006365" calcext:value-type="float">
            <text:p>0.0006365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438964" calcext:value-type="float">
            <text:p>1.438964</text:p>
          </table:table-cell>
          <table:table-cell table:style-name="ce208" office:value-type="float" office:value="0.020006" calcext:value-type="float">
            <text:p>0.020006</text:p>
          </table:table-cell>
          <table:table-cell/>
          <table:table-cell table:style-name="ce208" office:value-type="float" office:value="73.740121" calcext:value-type="float">
            <text:p>73.740121</text:p>
          </table:table-cell>
          <table:table-cell table:style-name="ce208" office:value-type="float" office:value="1.0379919" calcext:value-type="float">
            <text:p>1.0379919</text:p>
          </table:table-cell>
          <table:table-cell/>
          <table:table-cell table:style-name="ce208" office:value-type="float" office:value="0.0007691" calcext:value-type="float">
            <text:p>0.0007691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15403" calcext:value-type="float">
            <text:p>2.15403</text:p>
          </table:table-cell>
          <table:table-cell office:value-type="float" office:value="0.030163" calcext:value-type="float">
            <text:p>0.030163</text:p>
          </table:table-cell>
          <table:table-cell/>
          <table:table-cell office:value-type="float" office:value="73.551859" calcext:value-type="float">
            <text:p>73.551859</text:p>
          </table:table-cell>
          <table:table-cell office:value-type="float" office:value="1.0381614" calcext:value-type="float">
            <text:p>1.0381614</text:p>
          </table:table-cell>
          <table:table-cell/>
          <table:table-cell office:value-type="float" office:value="0.0006903" calcext:value-type="float">
            <text:p>0.000690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2.0140127" calcext:value-type="float">
            <text:p>2.0140127</text:p>
          </table:table-cell>
          <table:table-cell table:style-name="ce208" office:value-type="float" office:value="0.028348" calcext:value-type="float">
            <text:p>0.028348</text:p>
          </table:table-cell>
          <table:table-cell/>
          <table:table-cell table:style-name="ce208" office:value-type="float" office:value="74.05144" calcext:value-type="float">
            <text:p>74.05144</text:p>
          </table:table-cell>
          <table:table-cell table:style-name="ce208" office:value-type="float" office:value="1.0380817" calcext:value-type="float">
            <text:p>1.0380817</text:p>
          </table:table-cell>
          <table:table-cell/>
          <table:table-cell table:style-name="ce208" office:value-type="float" office:value="0.0008512" calcext:value-type="float">
            <text:p>0.0008512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270489" calcext:value-type="float">
            <text:p>1.5270489</text:p>
          </table:table-cell>
          <table:table-cell office:value-type="float" office:value="0.0214781" calcext:value-type="float">
            <text:p>0.0214781</text:p>
          </table:table-cell>
          <table:table-cell/>
          <table:table-cell office:value-type="float" office:value="73.989638" calcext:value-type="float">
            <text:p>73.989638</text:p>
          </table:table-cell>
          <table:table-cell office:value-type="float" office:value="1.037814" calcext:value-type="float">
            <text:p>1.037814</text:p>
          </table:table-cell>
          <table:table-cell/>
          <table:table-cell office:value-type="float" office:value="0.0006403" calcext:value-type="float">
            <text:p>0.000640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691474" calcext:value-type="float">
            <text:p>1.691474</text:p>
          </table:table-cell>
          <table:table-cell table:style-name="ce208" office:value-type="float" office:value="0.0237295" calcext:value-type="float">
            <text:p>0.0237295</text:p>
          </table:table-cell>
          <table:table-cell/>
          <table:table-cell table:style-name="ce208" office:value-type="float" office:value="73.82185" calcext:value-type="float">
            <text:p>73.82185</text:p>
          </table:table-cell>
          <table:table-cell table:style-name="ce208" office:value-type="float" office:value="1.0398181" calcext:value-type="float">
            <text:p>1.0398181</text:p>
          </table:table-cell>
          <table:table-cell/>
          <table:table-cell table:style-name="ce208" office:value-type="float" office:value="0.0006851" calcext:value-type="float">
            <text:p>0.0006851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 table:number-columns-repeated="3"/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" calcext:value-type="float">
            <text:p>1</text:p>
          </table:table-cell>
          <table:table-cell table:number-columns-repeated="2"/>
          <table:table-cell table:style-name="ce209" office:value-type="float" office:value="0.526125" calcext:value-type="float">
            <text:p>0.526125</text:p>
          </table:table-cell>
          <table:table-cell table:style-name="ce209" office:value-type="float" office:value="0.007371" calcext:value-type="float">
            <text:p>0.007371</text:p>
          </table:table-cell>
          <table:table-cell/>
          <table:table-cell table:style-name="ce209" office:value-type="float" office:value="74.1967" calcext:value-type="float">
            <text:p>74.1967</text:p>
          </table:table-cell>
          <table:table-cell table:style-name="ce209" office:value-type="float" office:value="1.039042" calcext:value-type="float">
            <text:p>1.039042</text:p>
          </table:table-cell>
          <table:table-cell/>
          <table:table-cell table:style-name="ce209" office:value-type="float" office:value="0.0042084" calcext:value-type="float">
            <text:p>0.0042084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 table:number-columns-repeated="3"/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" calcext:value-type="float">
            <text:p>1</text:p>
          </table:table-cell>
          <table:table-cell table:number-columns-repeated="2"/>
          <table:table-cell table:style-name="ce210" office:value-type="float" office:value="1.220822" calcext:value-type="float">
            <text:p>1.220822</text:p>
          </table:table-cell>
          <table:table-cell table:style-name="ce210" office:value-type="float" office:value="0.017009" calcext:value-type="float">
            <text:p>0.017009</text:p>
          </table:table-cell>
          <table:table-cell/>
          <table:table-cell table:style-name="ce210" office:value-type="float" office:value="74.32754" calcext:value-type="float">
            <text:p>74.32754</text:p>
          </table:table-cell>
          <table:table-cell table:style-name="ce210" office:value-type="float" office:value="1.034751" calcext:value-type="float">
            <text:p>1.034751</text:p>
          </table:table-cell>
          <table:table-cell/>
          <table:table-cell table:style-name="ce210" office:value-type="float" office:value="0.004279" calcext:value-type="float">
            <text:p>0.00427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 table:number-columns-repeated="3"/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" calcext:value-type="float">
            <text:p>1</text:p>
          </table:table-cell>
          <table:table-cell table:number-columns-repeated="2"/>
          <table:table-cell table:style-name="ce209" office:value-type="float" office:value="1.650266" calcext:value-type="float">
            <text:p>1.650266</text:p>
          </table:table-cell>
          <table:table-cell table:style-name="ce209" office:value-type="float" office:value="0.022972" calcext:value-type="float">
            <text:p>0.022972</text:p>
          </table:table-cell>
          <table:table-cell/>
          <table:table-cell table:style-name="ce209" office:value-type="float" office:value="74.09533" calcext:value-type="float">
            <text:p>74.09533</text:p>
          </table:table-cell>
          <table:table-cell table:style-name="ce209" office:value-type="float" office:value="1.0346291" calcext:value-type="float">
            <text:p>1.0346291</text:p>
          </table:table-cell>
          <table:table-cell/>
          <table:table-cell table:style-name="ce209" office:value-type="float" office:value="0.004034" calcext:value-type="float">
            <text:p>0.004034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 table:number-columns-repeated="3"/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" calcext:value-type="float">
            <text:p>1</text:p>
          </table:table-cell>
          <table:table-cell table:number-columns-repeated="2"/>
          <table:table-cell table:style-name="ce210" office:value-type="float" office:value="1.15019" calcext:value-type="float">
            <text:p>1.15019</text:p>
          </table:table-cell>
          <table:table-cell table:style-name="ce210" office:value-type="float" office:value="0.016051" calcext:value-type="float">
            <text:p>0.016051</text:p>
          </table:table-cell>
          <table:table-cell/>
          <table:table-cell table:style-name="ce210" office:value-type="float" office:value="74.5265" calcext:value-type="float">
            <text:p>74.5265</text:p>
          </table:table-cell>
          <table:table-cell table:style-name="ce210" office:value-type="float" office:value="1.037042" calcext:value-type="float">
            <text:p>1.037042</text:p>
          </table:table-cell>
          <table:table-cell/>
          <table:table-cell table:style-name="ce210" office:value-type="float" office:value="0.0042175" calcext:value-type="float">
            <text:p>0.0042175</text:p>
          </table:table-cell>
          <table:table-cell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 table:style-name="ce99"/>
          <table:table-cell table:style-name="ce211"/>
          <table:table-cell/>
        </table:table-row>
        <table:table-row table:style-name="ro7">
          <table:table-cell/>
          <table:table-cell table:style-name="ce43" office:value-type="string" calcext:value-type="string" table:number-columns-spanned="1" table:number-rows-spanned="14">
            <text:p>V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107458" calcext:value-type="float">
            <text:p>0.9107458</text:p>
          </table:table-cell>
          <table:table-cell office:value-type="float" office:value="0.01255083" calcext:value-type="float">
            <text:p>0.01255083</text:p>
          </table:table-cell>
          <table:table-cell/>
          <table:table-cell office:value-type="float" office:value="1.10334749" calcext:value-type="float">
            <text:p>1.10334749</text:p>
          </table:table-cell>
          <table:table-cell office:value-type="float" office:value="0.0154225" calcext:value-type="float">
            <text:p>0.0154225</text:p>
          </table:table-cell>
          <table:table-cell/>
          <table:table-cell office:value-type="float" office:value="0.0007181" calcext:value-type="float">
            <text:p>0.0007181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number-columns-repeated="2"/>
          <table:table-cell table:style-name="ce208" office:value-type="float" office:value="3.001783" calcext:value-type="float">
            <text:p>3.001783</text:p>
          </table:table-cell>
          <table:table-cell table:style-name="ce208" office:value-type="float" office:value="0.041029" calcext:value-type="float">
            <text:p>0.041029</text:p>
          </table:table-cell>
          <table:table-cell/>
          <table:table-cell table:style-name="ce208" office:value-type="float" office:value="2.5162279" calcext:value-type="float">
            <text:p>2.5162279</text:p>
          </table:table-cell>
          <table:table-cell table:style-name="ce208" office:value-type="float" office:value="0.0348254" calcext:value-type="float">
            <text:p>0.0348254</text:p>
          </table:table-cell>
          <table:table-cell/>
          <table:table-cell table:style-name="ce220" office:value-type="float" office:value="0.000327599" calcext:value-type="float">
            <text:p>0.0003275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329789" calcext:value-type="float">
            <text:p>3.329789</text:p>
          </table:table-cell>
          <table:table-cell office:value-type="float" office:value="0.046669" calcext:value-type="float">
            <text:p>0.046669</text:p>
          </table:table-cell>
          <table:table-cell/>
          <table:table-cell office:value-type="float" office:value="3.626204" calcext:value-type="float">
            <text:p>3.626204</text:p>
          </table:table-cell>
          <table:table-cell office:value-type="float" office:value="0.05015506" calcext:value-type="float">
            <text:p>0.05015506</text:p>
          </table:table-cell>
          <table:table-cell/>
          <table:table-cell office:value-type="float" office:value="0.00041999" calcext:value-type="float">
            <text:p>0.0004199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number-columns-repeated="2"/>
          <table:table-cell table:style-name="ce208" office:value-type="float" office:value="3.343592" calcext:value-type="float">
            <text:p>3.343592</text:p>
          </table:table-cell>
          <table:table-cell table:style-name="ce208" office:value-type="float" office:value="0.0465736" calcext:value-type="float">
            <text:p>0.0465736</text:p>
          </table:table-cell>
          <table:table-cell/>
          <table:table-cell table:style-name="ce208" office:value-type="float" office:value="3.3491786" calcext:value-type="float">
            <text:p>3.3491786</text:p>
          </table:table-cell>
          <table:table-cell table:style-name="ce208" office:value-type="float" office:value="0.0468959" calcext:value-type="float">
            <text:p>0.0468959</text:p>
          </table:table-cell>
          <table:table-cell/>
          <table:table-cell table:style-name="ce208" office:value-type="float" office:value="0.0002243" calcext:value-type="float">
            <text:p>0.000224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992586" calcext:value-type="float">
            <text:p>3.992586</text:p>
          </table:table-cell>
          <table:table-cell office:value-type="float" office:value="0.055682" calcext:value-type="float">
            <text:p>0.055682</text:p>
          </table:table-cell>
          <table:table-cell/>
          <table:table-cell office:value-type="float" office:value="3.8223498" calcext:value-type="float">
            <text:p>3.8223498</text:p>
          </table:table-cell>
          <table:table-cell office:value-type="float" office:value="0.05342163" calcext:value-type="float">
            <text:p>0.05342163</text:p>
          </table:table-cell>
          <table:table-cell/>
          <table:table-cell office:value-type="float" office:value="0.0001546" calcext:value-type="float">
            <text:p>0.0001546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number-columns-repeated="2"/>
          <table:table-cell table:style-name="ce208" office:value-type="float" office:value="4.564385" calcext:value-type="float">
            <text:p>4.564385</text:p>
          </table:table-cell>
          <table:table-cell table:style-name="ce208" office:value-type="float" office:value="0.0634589" calcext:value-type="float">
            <text:p>0.0634589</text:p>
          </table:table-cell>
          <table:table-cell/>
          <table:table-cell table:style-name="ce208" office:value-type="float" office:value="4.905071" calcext:value-type="float">
            <text:p>4.905071</text:p>
          </table:table-cell>
          <table:table-cell table:style-name="ce208" office:value-type="float" office:value="0.06904551" calcext:value-type="float">
            <text:p>0.06904551</text:p>
          </table:table-cell>
          <table:table-cell/>
          <table:table-cell table:style-name="ce208" office:value-type="float" office:value="0.00013139" calcext:value-type="float">
            <text:p>0.0001313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895654" calcext:value-type="float">
            <text:p>1.895654</text:p>
          </table:table-cell>
          <table:table-cell office:value-type="float" office:value="0.026545" calcext:value-type="float">
            <text:p>0.026545</text:p>
          </table:table-cell>
          <table:table-cell/>
          <table:table-cell office:value-type="float" office:value="2.0242564" calcext:value-type="float">
            <text:p>2.0242564</text:p>
          </table:table-cell>
          <table:table-cell office:value-type="float" office:value="0.0285717" calcext:value-type="float">
            <text:p>0.0285717</text:p>
          </table:table-cell>
          <table:table-cell/>
          <table:table-cell office:value-type="float" office:value="0.00007709" calcext:value-type="float">
            <text:p>7.709E-05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1.631357" calcext:value-type="float">
            <text:p>1.631357</text:p>
          </table:table-cell>
          <table:table-cell table:style-name="ce208" office:value-type="float" office:value="0.022962" calcext:value-type="float">
            <text:p>0.022962</text:p>
          </table:table-cell>
          <table:table-cell/>
          <table:table-cell table:style-name="ce208" office:value-type="float" office:value="1.7062472" calcext:value-type="float">
            <text:p>1.7062472</text:p>
          </table:table-cell>
          <table:table-cell table:style-name="ce208" office:value-type="float" office:value="0.0239188" calcext:value-type="float">
            <text:p>0.0239188</text:p>
          </table:table-cell>
          <table:table-cell/>
          <table:table-cell table:style-name="ce208" office:value-type="float" office:value="0.0001601999" calcext:value-type="float">
            <text:p>0.000160199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.4063961" calcext:value-type="float">
            <text:p>5.4063961</text:p>
          </table:table-cell>
          <table:table-cell office:value-type="float" office:value="0.076041" calcext:value-type="float">
            <text:p>0.076041</text:p>
          </table:table-cell>
          <table:table-cell/>
          <table:table-cell office:value-type="float" office:value="5.3087426" calcext:value-type="float">
            <text:p>5.3087426</text:p>
          </table:table-cell>
          <table:table-cell office:value-type="float" office:value="0.07446296" calcext:value-type="float">
            <text:p>0.07446296</text:p>
          </table:table-cell>
          <table:table-cell/>
          <table:table-cell office:value-type="float" office:value="0.000263" calcext:value-type="float">
            <text:p>0.00026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 table:number-columns-repeated="3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2" calcext:value-type="float">
            <text:p>2</text:p>
          </table:table-cell>
          <table:table-cell table:number-columns-repeated="2"/>
          <table:table-cell table:style-name="ce208" office:value-type="float" office:value="7.096393" calcext:value-type="float">
            <text:p>7.096393</text:p>
          </table:table-cell>
          <table:table-cell table:style-name="ce208" office:value-type="float" office:value="0.099554" calcext:value-type="float">
            <text:p>0.099554</text:p>
          </table:table-cell>
          <table:table-cell/>
          <table:table-cell table:style-name="ce208" office:value-type="float" office:value="6.298484" calcext:value-type="float">
            <text:p>6.298484</text:p>
          </table:table-cell>
          <table:table-cell table:style-name="ce208" office:value-type="float" office:value="0.08871733" calcext:value-type="float">
            <text:p>0.08871733</text:p>
          </table:table-cell>
          <table:table-cell/>
          <table:table-cell table:style-name="ce208" office:value-type="float" office:value="0.000425899" calcext:value-type="float">
            <text:p>0.00042589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 table:number-columns-repeated="3"/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" calcext:value-type="float">
            <text:p>1</text:p>
          </table:table-cell>
          <table:table-cell table:number-columns-repeated="2"/>
          <table:table-cell table:style-name="ce209" office:value-type="float" office:value="0.601923" calcext:value-type="float">
            <text:p>0.601923</text:p>
          </table:table-cell>
          <table:table-cell table:style-name="ce209" office:value-type="float" office:value="0.00843" calcext:value-type="float">
            <text:p>0.00843</text:p>
          </table:table-cell>
          <table:table-cell/>
          <table:table-cell table:style-name="ce209" office:value-type="float" office:value="0.8845169" calcext:value-type="float">
            <text:p>0.8845169</text:p>
          </table:table-cell>
          <table:table-cell table:style-name="ce209" office:value-type="float" office:value="0.012386" calcext:value-type="float">
            <text:p>0.012386</text:p>
          </table:table-cell>
          <table:table-cell/>
          <table:table-cell table:style-name="ce209" office:value-type="float" office:value="0.0002342" calcext:value-type="float">
            <text:p>0.0002342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 table:number-columns-repeated="3"/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" calcext:value-type="float">
            <text:p>1</text:p>
          </table:table-cell>
          <table:table-cell table:number-columns-repeated="2"/>
          <table:table-cell table:style-name="ce210" office:value-type="float" office:value="1.300546" calcext:value-type="float">
            <text:p>1.300546</text:p>
          </table:table-cell>
          <table:table-cell table:style-name="ce210" office:value-type="float" office:value="0.01812" calcext:value-type="float">
            <text:p>0.01812</text:p>
          </table:table-cell>
          <table:table-cell/>
          <table:table-cell table:style-name="ce210" office:value-type="float" office:value="0.9214225" calcext:value-type="float">
            <text:p>0.9214225</text:p>
          </table:table-cell>
          <table:table-cell table:style-name="ce210" office:value-type="float" office:value="0.0128275" calcext:value-type="float">
            <text:p>0.0128275</text:p>
          </table:table-cell>
          <table:table-cell/>
          <table:table-cell table:style-name="ce210" office:value-type="float" office:value="0.0003439" calcext:value-type="float">
            <text:p>0.000343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 table:number-columns-repeated="3"/>
          <table:table-cell table:style-name="ce209" office:value-type="float" office:value="1" calcext:value-type="float">
            <text:p>1</text:p>
          </table:table-cell>
          <table:table-cell/>
          <table:table-cell table:style-name="ce209" office:value-type="float" office:value="1" calcext:value-type="float">
            <text:p>1</text:p>
          </table:table-cell>
          <table:table-cell table:number-columns-repeated="2"/>
          <table:table-cell table:style-name="ce209" office:value-type="float" office:value="1.6315928" calcext:value-type="float">
            <text:p>1.6315928</text:p>
          </table:table-cell>
          <table:table-cell table:style-name="ce209" office:value-type="float" office:value="0.02271" calcext:value-type="float">
            <text:p>0.02271</text:p>
          </table:table-cell>
          <table:table-cell/>
          <table:table-cell table:style-name="ce209" office:value-type="float" office:value="1.50309755" calcext:value-type="float">
            <text:p>1.50309755</text:p>
          </table:table-cell>
          <table:table-cell table:style-name="ce209" office:value-type="float" office:value="0.0209884" calcext:value-type="float">
            <text:p>0.0209884</text:p>
          </table:table-cell>
          <table:table-cell/>
          <table:table-cell table:style-name="ce209" office:value-type="float" office:value="0.00021939" calcext:value-type="float">
            <text:p>0.00021939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 table:number-columns-repeated="3"/>
          <table:table-cell table:style-name="ce210" office:value-type="float" office:value="1" calcext:value-type="float">
            <text:p>1</text:p>
          </table:table-cell>
          <table:table-cell/>
          <table:table-cell table:style-name="ce210" office:value-type="float" office:value="1" calcext:value-type="float">
            <text:p>1</text:p>
          </table:table-cell>
          <table:table-cell table:number-columns-repeated="2"/>
          <table:table-cell table:style-name="ce210" office:value-type="float" office:value="1.1971627" calcext:value-type="float">
            <text:p>1.1971627</text:p>
          </table:table-cell>
          <table:table-cell table:style-name="ce210" office:value-type="float" office:value="0.0167072" calcext:value-type="float">
            <text:p>0.0167072</text:p>
          </table:table-cell>
          <table:table-cell/>
          <table:table-cell table:style-name="ce210" office:value-type="float" office:value="1.33832" calcext:value-type="float">
            <text:p>1.33832</text:p>
          </table:table-cell>
          <table:table-cell table:style-name="ce210" office:value-type="float" office:value="0.0186228" calcext:value-type="float">
            <text:p>0.0186228</text:p>
          </table:table-cell>
          <table:table-cell/>
          <table:table-cell table:style-name="ce210" office:value-type="float" office:value="0.000221" calcext:value-type="float">
            <text:p>0.000221</text:p>
          </table:table-cell>
          <table:table-cell/>
        </table:table-row>
        <table:table-row table:style-name="ro4">
          <table:table-cell/>
          <table:table-cell table:style-name="ce99" table:number-columns-repeated="20"/>
          <table:table-cell/>
        </table:table-row>
        <table:table-row table:style-name="ro7">
          <table:table-cell/>
          <table:table-cell table:style-name="ce43" office:value-type="string" calcext:value-type="string" table:number-columns-spanned="1" table:number-rows-spanned="14">
            <text:p>Proph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1.3019627" calcext:value-type="float">
            <text:p>1.3019627</text:p>
          </table:table-cell>
          <table:table-cell office:value-type="float" office:value="0.018198" calcext:value-type="float">
            <text:p>0.018198</text:p>
          </table:table-cell>
          <table:table-cell/>
          <table:table-cell office:value-type="float" office:value="6.082453" calcext:value-type="float">
            <text:p>6.082453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2.529005" calcext:value-type="float">
            <text:p>2.529005</text:p>
          </table:table-cell>
          <table:table-cell table:style-name="ce208" office:value-type="float" office:value="0.035002" calcext:value-type="float">
            <text:p>0.035002</text:p>
          </table:table-cell>
          <table:table-cell/>
          <table:table-cell table:style-name="ce208" office:value-type="float" office:value="6.2098049" calcext:value-type="float">
            <text:p>6.209804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1.512682" calcext:value-type="float">
            <text:p>1.512682</text:p>
          </table:table-cell>
          <table:table-cell office:value-type="float" office:value="0.020922" calcext:value-type="float">
            <text:p>0.020922</text:p>
          </table:table-cell>
          <table:table-cell/>
          <table:table-cell office:value-type="float" office:value="6.35817" calcext:value-type="float">
            <text:p>6.3581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4" calcext:value-type="float">
            <text:p>4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1.614148" calcext:value-type="float">
            <text:p>1.614148</text:p>
          </table:table-cell>
          <table:table-cell table:style-name="ce208" office:value-type="float" office:value="0.0226016" calcext:value-type="float">
            <text:p>0.0226016</text:p>
          </table:table-cell>
          <table:table-cell/>
          <table:table-cell table:style-name="ce208" office:value-type="float" office:value="6.249513" calcext:value-type="float">
            <text:p>6.24951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1.5811408" calcext:value-type="float">
            <text:p>1.5811408</text:p>
          </table:table-cell>
          <table:table-cell office:value-type="float" office:value="0.02209821" calcext:value-type="float">
            <text:p>0.02209821</text:p>
          </table:table-cell>
          <table:table-cell/>
          <table:table-cell office:value-type="float" office:value="7.067043" calcext:value-type="float">
            <text:p>7.06704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6" calcext:value-type="float">
            <text:p>6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1.7903566" calcext:value-type="float">
            <text:p>1.7903566</text:p>
          </table:table-cell>
          <table:table-cell table:style-name="ce208" office:value-type="float" office:value="0.0252016" calcext:value-type="float">
            <text:p>0.0252016</text:p>
          </table:table-cell>
          <table:table-cell/>
          <table:table-cell table:style-name="ce208" office:value-type="float" office:value="6.610207" calcext:value-type="float">
            <text:p>6.610207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2.0067098" calcext:value-type="float">
            <text:p>2.0067098</text:p>
          </table:table-cell>
          <table:table-cell office:value-type="float" office:value="0.028324" calcext:value-type="float">
            <text:p>0.028324</text:p>
          </table:table-cell>
          <table:table-cell/>
          <table:table-cell office:value-type="float" office:value="6.31036" calcext:value-type="float">
            <text:p>6.31036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8" calcext:value-type="float">
            <text:p>8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1.506039" calcext:value-type="float">
            <text:p>1.506039</text:p>
          </table:table-cell>
          <table:table-cell table:style-name="ce208" office:value-type="float" office:value="0.0211122" calcext:value-type="float">
            <text:p>0.0211122</text:p>
          </table:table-cell>
          <table:table-cell/>
          <table:table-cell table:style-name="ce208" office:value-type="float" office:value="6.573612" calcext:value-type="float">
            <text:p>6.573612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office:value-type="float" office:value="2.185657" calcext:value-type="float">
            <text:p>2.185657</text:p>
          </table:table-cell>
          <table:table-cell office:value-type="float" office:value="0.030657" calcext:value-type="float">
            <text:p>0.030657</text:p>
          </table:table-cell>
          <table:table-cell/>
          <table:table-cell office:value-type="float" office:value="6.717708" calcext:value-type="float">
            <text:p>6.717708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20" calcext:value-type="float">
            <text:p>20</text:p>
          </table:table-cell>
          <table:table-cell table:number-columns-repeated="2" table:style-name="ce208" office:value-type="float" office:value="10" calcext:value-type="float">
            <text:p>10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8" office:value-type="float" office:value="3.2936645" calcext:value-type="float">
            <text:p>3.2936645</text:p>
          </table:table-cell>
          <table:table-cell table:style-name="ce208" office:value-type="float" office:value="0.0463929" calcext:value-type="float">
            <text:p>0.0463929</text:p>
          </table:table-cell>
          <table:table-cell/>
          <table:table-cell table:style-name="ce208" office:value-type="float" office:value="7.396697" calcext:value-type="float">
            <text:p>7.396697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" calcext:value-type="float">
            <text:p>1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9" office:value-type="float" office:value="1.0131711" calcext:value-type="float">
            <text:p>1.0131711</text:p>
          </table:table-cell>
          <table:table-cell table:style-name="ce209" office:value-type="float" office:value="0.0141883" calcext:value-type="float">
            <text:p>0.0141883</text:p>
          </table:table-cell>
          <table:table-cell/>
          <table:table-cell table:style-name="ce209" office:value-type="float" office:value="6.495423" calcext:value-type="float">
            <text:p>6.495423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5" calcext:value-type="float">
            <text:p>5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10" office:value-type="float" office:value="0.881622" calcext:value-type="float">
            <text:p>0.881622</text:p>
          </table:table-cell>
          <table:table-cell table:style-name="ce210" office:value-type="float" office:value="0.012273" calcext:value-type="float">
            <text:p>0.012273</text:p>
          </table:table-cell>
          <table:table-cell/>
          <table:table-cell table:style-name="ce210" office:value-type="float" office:value="6.410074" calcext:value-type="float">
            <text:p>6.410074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09" office:value-type="float" office:value="150" calcext:value-type="float">
            <text:p>150</text:p>
          </table:table-cell>
          <table:table-cell table:number-columns-repeated="2" table:style-name="ce209" office:value-type="float" office:value="10" calcext:value-type="float">
            <text:p>10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09" office:value-type="float" office:value="1.615684" calcext:value-type="float">
            <text:p>1.615684</text:p>
          </table:table-cell>
          <table:table-cell table:style-name="ce209" office:value-type="float" office:value="0.02256" calcext:value-type="float">
            <text:p>0.02256</text:p>
          </table:table-cell>
          <table:table-cell/>
          <table:table-cell table:style-name="ce209" office:value-type="float" office:value="7.739176" calcext:value-type="float">
            <text:p>7.739176</text:p>
          </table:table-cell>
          <table:table-cell/>
        </table:table-row>
        <table:table-row table:style-name="ro7">
          <table:table-cell/>
          <table:covered-table-cell/>
          <table:table-cell table:style-name="ce194"/>
          <table:table-cell table:style-name="ce210" office:value-type="float" office:value="150" calcext:value-type="float">
            <text:p>150</text:p>
          </table:table-cell>
          <table:table-cell table:number-columns-repeated="2" table:style-name="ce210" office:value-type="float" office:value="15" calcext:value-type="float">
            <text:p>15</text:p>
          </table:table-cell>
          <table:table-cell table:number-columns-repeated="3"/>
          <table:table-cell table:style-name="ce213"/>
          <table:table-cell/>
          <table:table-cell table:style-name="ce213"/>
          <table:table-cell table:number-columns-repeated="2"/>
          <table:table-cell table:style-name="ce213" table:number-columns-repeated="2"/>
          <table:table-cell/>
          <table:table-cell table:style-name="ce210" office:value-type="float" office:value="1.46963" calcext:value-type="float">
            <text:p>1.46963</text:p>
          </table:table-cell>
          <table:table-cell table:style-name="ce210" office:value-type="float" office:value="0.02045" calcext:value-type="float">
            <text:p>0.02045</text:p>
          </table:table-cell>
          <table:table-cell/>
          <table:table-cell table:style-name="ce210" office:value-type="float" office:value="6.543961" calcext:value-type="float">
            <text:p>6.543961</text:p>
          </table:table-cell>
          <table:table-cell/>
        </table:table-row>
        <table:table-row table:style-name="ro4">
          <table:table-cell/>
          <table:table-cell table:style-name="ce99" table:number-columns-repeated="20"/>
          <table:table-cell/>
        </table:table-row>
      </table:table>
      <table:table table:name="Parameter Analysis" table:style-name="ta1">
        <table:table-column table:style-name="co6" table:number-columns-repeated="1024" table:default-cell-style-name="ce221"/>
        <table:table-row table:style-name="ro7">
          <table:table-cell table:style-name="ce207" office:value-type="float" office:value="20" calcext:value-type="float">
            <text:p>2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22"/>
          <table:table-cell table:style-name="Default" table:number-columns-repeated="9"/>
          <table:table-cell table:number-columns-repeated="1011"/>
        </table:table-row>
        <table:table-row table:style-name="ro7"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number-columns-repeated="1018"/>
        </table:table-row>
        <table:table-row table:style-name="ro7"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8" calcext:value-type="float">
            <text:p>8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22"/>
          <table:table-cell table:style-name="ce207" office:value-type="float" office:value="0.9545191" calcext:value-type="float">
            <text:p>0.9545191</text:p>
          </table:table-cell>
          <table:table-cell table:style-name="ce207" office:value-type="float" office:value="0.013154" calcext:value-type="float">
            <text:p>0.013154</text:p>
          </table:table-cell>
          <table:table-cell table:number-columns-repeated="1015"/>
        </table:table-row>
        <table:table-row table:style-name="ro7" table:number-rows-repeated="41">
          <table:table-cell table:number-columns-repeated="1024"/>
        </table:table-row>
        <table:table-row table:style-name="ro12" table:number-rows-repeated="104853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hanges 20" table:style-name="ta1">
        <table:table-column table:style-name="co6" table:number-columns-repeated="20" table:default-cell-style-name="Default"/>
        <table:table-row table:style-name="ro13">
          <table:table-cell table:style-name="ce223" office:value-type="string" calcext:value-type="string" table:number-columns-spanned="5" table:number-rows-spanned="1">
            <text:p>AR Convergences (val)</text:p>
          </table:table-cell>
          <table:covered-table-cell table:number-columns-repeated="4"/>
          <table:table-cell table:number-columns-repeated="2"/>
          <table:table-cell table:style-name="ce227" office:value-type="string" calcext:value-type="string" table:number-columns-spanned="5" table:number-rows-spanned="1">
            <text:p>VAR Convergences (val)</text:p>
          </table:table-cell>
          <table:covered-table-cell table:number-columns-repeated="4"/>
          <table:table-cell/>
          <table:table-cell table:style-name="ce230"/>
          <table:table-cell table:number-columns-repeated="6"/>
        </table:table-row>
        <table:table-row table:style-name="ro4">
          <table:table-cell table:number-columns-repeated="20"/>
        </table:table-row>
        <table:table-row table:style-name="ro4">
          <table:table-cell table:style-name="ce224" office:value-type="string" calcext:value-type="string">
            <text:p>20 – 1 – 1</text:p>
          </table:table-cell>
          <table:table-cell table:style-name="ce224" office:value-type="string" calcext:value-type="string">
            <text:p>20 – 3 – 3</text:p>
          </table:table-cell>
          <table:table-cell table:style-name="ce224" office:value-type="string" calcext:value-type="string">
            <text:p>20 – 5 – 5</text:p>
          </table:table-cell>
          <table:table-cell table:style-name="ce224" office:value-type="string" calcext:value-type="string">
            <text:p>20 – 7 – 7</text:p>
          </table:table-cell>
          <table:table-cell table:style-name="ce224" office:value-type="string" calcext:value-type="string">
            <text:p>20 – 9 – 9</text:p>
          </table:table-cell>
          <table:table-cell table:style-name="ce224" office:value-type="string" calcext:value-type="string">
            <text:p>20 – 6 – 6</text:p>
          </table:table-cell>
          <table:table-cell/>
          <table:table-cell table:style-name="ce224" office:value-type="string" calcext:value-type="string">
            <text:p>20 – 1 – 1</text:p>
          </table:table-cell>
          <table:table-cell table:style-name="ce224" office:value-type="string" calcext:value-type="string">
            <text:p>20 – 3 – 3</text:p>
          </table:table-cell>
          <table:table-cell table:style-name="ce224" office:value-type="string" calcext:value-type="string">
            <text:p>20 – 5 – 5</text:p>
          </table:table-cell>
          <table:table-cell table:style-name="ce224" office:value-type="string" calcext:value-type="string">
            <text:p>20 – 7 – 7</text:p>
          </table:table-cell>
          <table:table-cell table:style-name="ce224" office:value-type="string" calcext:value-type="string">
            <text:p>20 – 9 – 9</text:p>
          </table:table-cell>
          <table:table-cell table:style-name="ce224" office:value-type="string" calcext:value-type="string">
            <text:p>20 – 6 – 6</text:p>
          </table:table-cell>
          <table:table-cell table:number-columns-repeated="7"/>
        </table:table-row>
        <table:table-row table:style-name="ro4">
          <table:table-cell table:number-columns-repeated="20"/>
        </table:table-row>
        <table:table-row table:style-name="ro4">
          <table:table-cell office:value-type="float" office:value="1.10232" calcext:value-type="float">
            <text:p>1.10232</text:p>
          </table:table-cell>
          <table:table-cell office:value-type="float" office:value="1.22462" calcext:value-type="float">
            <text:p>1.22462</text:p>
          </table:table-cell>
          <table:table-cell office:value-type="float" office:value="1.31752" calcext:value-type="float">
            <text:p>1.31752</text:p>
          </table:table-cell>
          <table:table-cell office:value-type="float" office:value="0.953046" calcext:value-type="float">
            <text:p>0.953046</text:p>
          </table:table-cell>
          <table:table-cell office:value-type="float" office:value="0.946225" calcext:value-type="float">
            <text:p>0.946225</text:p>
          </table:table-cell>
          <table:table-cell office:value-type="float" office:value="1.12886" calcext:value-type="float">
            <text:p>1.12886</text:p>
          </table:table-cell>
          <table:table-cell/>
          <table:table-cell office:value-type="float" office:value="1.2884" calcext:value-type="float">
            <text:p>1.2884</text:p>
          </table:table-cell>
          <table:table-cell office:value-type="float" office:value="0.987948" calcext:value-type="float">
            <text:p>0.987948</text:p>
          </table:table-cell>
          <table:table-cell office:value-type="float" office:value="1.04926" calcext:value-type="float">
            <text:p>1.04926</text:p>
          </table:table-cell>
          <table:table-cell office:value-type="float" office:value="0.814825" calcext:value-type="float">
            <text:p>0.814825</text:p>
          </table:table-cell>
          <table:table-cell office:value-type="float" office:value="1.14398" calcext:value-type="float">
            <text:p>1.14398</text:p>
          </table:table-cell>
          <table:table-cell office:value-type="float" office:value="1.23817" calcext:value-type="float">
            <text:p>1.23817</text:p>
          </table:table-cell>
          <table:table-cell table:number-columns-repeated="4"/>
          <table:table-cell office:value-type="float" office:value="0.0314767" calcext:value-type="float">
            <text:p>0.0314767</text:p>
          </table:table-cell>
          <table:table-cell/>
          <table:table-cell office:value-type="float" office:value="0.0314767" calcext:value-type="float">
            <text:p>0.0314767</text:p>
          </table:table-cell>
        </table:table-row>
        <table:table-row table:style-name="ro4">
          <table:table-cell office:value-type="float" office:value="0.272964" calcext:value-type="float">
            <text:p>0.272964</text:p>
          </table:table-cell>
          <table:table-cell office:value-type="float" office:value="0.381029" calcext:value-type="float">
            <text:p>0.381029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259539" calcext:value-type="float">
            <text:p>0.259539</text:p>
          </table:table-cell>
          <table:table-cell office:value-type="float" office:value="0.300315" calcext:value-type="float">
            <text:p>0.300315</text:p>
          </table:table-cell>
          <table:table-cell office:value-type="float" office:value="0.0890663" calcext:value-type="float">
            <text:p>0.0890663</text:p>
          </table:table-cell>
          <table:table-cell/>
          <table:table-cell office:value-type="float" office:value="0.190641" calcext:value-type="float">
            <text:p>0.190641</text:p>
          </table:table-cell>
          <table:table-cell office:value-type="float" office:value="0.264072" calcext:value-type="float">
            <text:p>0.264072</text:p>
          </table:table-cell>
          <table:table-cell office:value-type="float" office:value="0.0899974" calcext:value-type="float">
            <text:p>0.0899974</text:p>
          </table:table-cell>
          <table:table-cell office:value-type="float" office:value="0.0802411" calcext:value-type="float">
            <text:p>0.0802411</text:p>
          </table:table-cell>
          <table:table-cell office:value-type="float" office:value="0.0702909" calcext:value-type="float">
            <text:p>0.0702909</text:p>
          </table:table-cell>
          <table:table-cell office:value-type="float" office:value="0.322803" calcext:value-type="float">
            <text:p>0.322803</text:p>
          </table:table-cell>
          <table:table-cell table:number-columns-repeated="4"/>
          <table:table-cell office:value-type="float" office:value="0.0317402" calcext:value-type="float">
            <text:p>0.0317402</text:p>
          </table:table-cell>
          <table:table-cell/>
          <table:table-cell office:value-type="float" office:value="0.0317402" calcext:value-type="float">
            <text:p>0.0317402</text:p>
          </table:table-cell>
        </table:table-row>
        <table:table-row table:style-name="ro4">
          <table:table-cell office:value-type="float" office:value="0.219494" calcext:value-type="float">
            <text:p>0.219494</text:p>
          </table:table-cell>
          <table:table-cell office:value-type="float" office:value="0.291688" calcext:value-type="float">
            <text:p>0.291688</text:p>
          </table:table-cell>
          <table:table-cell office:value-type="float" office:value="0.225804" calcext:value-type="float">
            <text:p>0.225804</text:p>
          </table:table-cell>
          <table:table-cell office:value-type="float" office:value="0.264767" calcext:value-type="float">
            <text:p>0.264767</text:p>
          </table:table-cell>
          <table:table-cell office:value-type="float" office:value="0.210755" calcext:value-type="float">
            <text:p>0.210755</text:p>
          </table:table-cell>
          <table:table-cell office:value-type="float" office:value="0.00313035" calcext:value-type="float">
            <text:p>0.00313035</text:p>
          </table:table-cell>
          <table:table-cell/>
          <table:table-cell office:value-type="float" office:value="0.128952" calcext:value-type="float">
            <text:p>0.128952</text:p>
          </table:table-cell>
          <table:table-cell office:value-type="float" office:value="0.287624" calcext:value-type="float">
            <text:p>0.287624</text:p>
          </table:table-cell>
          <table:table-cell office:value-type="float" office:value="0.118114" calcext:value-type="float">
            <text:p>0.118114</text:p>
          </table:table-cell>
          <table:table-cell office:value-type="float" office:value="0.0549347" calcext:value-type="float">
            <text:p>0.0549347</text:p>
          </table:table-cell>
          <table:table-cell office:value-type="float" office:value="0.0510134" calcext:value-type="float">
            <text:p>0.0510134</text:p>
          </table:table-cell>
          <table:table-cell office:value-type="float" office:value="0.203179" calcext:value-type="float">
            <text:p>0.203179</text:p>
          </table:table-cell>
          <table:table-cell table:number-columns-repeated="4"/>
          <table:table-cell office:value-type="float" office:value="0.031784" calcext:value-type="float">
            <text:p>0.031784</text:p>
          </table:table-cell>
          <table:table-cell/>
          <table:table-cell office:value-type="float" office:value="0.031784" calcext:value-type="float">
            <text:p>0.031784</text:p>
          </table:table-cell>
        </table:table-row>
        <table:table-row table:style-name="ro4">
          <table:table-cell office:value-type="float" office:value="0.210971" calcext:value-type="float">
            <text:p>0.210971</text:p>
          </table:table-cell>
          <table:table-cell office:value-type="float" office:value="0.265648" calcext:value-type="float">
            <text:p>0.265648</text:p>
          </table:table-cell>
          <table:table-cell office:value-type="float" office:value="0.223888" calcext:value-type="float">
            <text:p>0.223888</text:p>
          </table:table-cell>
          <table:table-cell office:value-type="float" office:value="0.212223" calcext:value-type="float">
            <text:p>0.212223</text:p>
          </table:table-cell>
          <table:table-cell office:value-type="float" office:value="0.164938" calcext:value-type="float">
            <text:p>0.164938</text:p>
          </table:table-cell>
          <table:table-cell office:value-type="float" office:value="0.00105811" calcext:value-type="float">
            <text:p>0.00105811</text:p>
          </table:table-cell>
          <table:table-cell/>
          <table:table-cell office:value-type="float" office:value="0.084698" calcext:value-type="float">
            <text:p>0.084698</text:p>
          </table:table-cell>
          <table:table-cell office:value-type="float" office:value="0.123203" calcext:value-type="float">
            <text:p>0.123203</text:p>
          </table:table-cell>
          <table:table-cell office:value-type="float" office:value="0.0950598" calcext:value-type="float">
            <text:p>0.0950598</text:p>
          </table:table-cell>
          <table:table-cell office:value-type="float" office:value="0.0492809" calcext:value-type="float">
            <text:p>0.0492809</text:p>
          </table:table-cell>
          <table:table-cell office:value-type="float" office:value="0.0384358" calcext:value-type="float">
            <text:p>0.0384358</text:p>
          </table:table-cell>
          <table:table-cell office:value-type="float" office:value="0.105121" calcext:value-type="float">
            <text:p>0.105121</text:p>
          </table:table-cell>
          <table:table-cell table:number-columns-repeated="4"/>
          <table:table-cell office:value-type="float" office:value="0.0318251" calcext:value-type="float">
            <text:p>0.0318251</text:p>
          </table:table-cell>
          <table:table-cell/>
          <table:table-cell office:value-type="float" office:value="0.0318251" calcext:value-type="float">
            <text:p>0.0318251</text:p>
          </table:table-cell>
        </table:table-row>
        <table:table-row table:style-name="ro4">
          <table:table-cell office:value-type="float" office:value="0.209511" calcext:value-type="float">
            <text:p>0.209511</text:p>
          </table:table-cell>
          <table:table-cell office:value-type="float" office:value="0.273319" calcext:value-type="float">
            <text:p>0.273319</text:p>
          </table:table-cell>
          <table:table-cell office:value-type="float" office:value="0.223866" calcext:value-type="float">
            <text:p>0.223866</text:p>
          </table:table-cell>
          <table:table-cell office:value-type="float" office:value="0.185145" calcext:value-type="float">
            <text:p>0.185145</text:p>
          </table:table-cell>
          <table:table-cell office:value-type="float" office:value="0.15848" calcext:value-type="float">
            <text:p>0.15848</text:p>
          </table:table-cell>
          <table:table-cell office:value-type="float" office:value="0.00101078" calcext:value-type="float">
            <text:p>0.00101078</text:p>
          </table:table-cell>
          <table:table-cell/>
          <table:table-cell office:value-type="float" office:value="0.0392902" calcext:value-type="float">
            <text:p>0.0392902</text:p>
          </table:table-cell>
          <table:table-cell office:value-type="float" office:value="0.0606598" calcext:value-type="float">
            <text:p>0.0606598</text:p>
          </table:table-cell>
          <table:table-cell office:value-type="float" office:value="0.0529778" calcext:value-type="float">
            <text:p>0.0529778</text:p>
          </table:table-cell>
          <table:table-cell office:value-type="float" office:value="0.0523645" calcext:value-type="float">
            <text:p>0.0523645</text:p>
          </table:table-cell>
          <table:table-cell office:value-type="float" office:value="0.0307742" calcext:value-type="float">
            <text:p>0.0307742</text:p>
          </table:table-cell>
          <table:table-cell office:value-type="float" office:value="0.0748125" calcext:value-type="float">
            <text:p>0.0748125</text:p>
          </table:table-cell>
          <table:table-cell table:number-columns-repeated="4"/>
          <table:table-cell office:value-type="float" office:value="0.0319005" calcext:value-type="float">
            <text:p>0.0319005</text:p>
          </table:table-cell>
          <table:table-cell/>
          <table:table-cell office:value-type="float" office:value="0.0319005" calcext:value-type="float">
            <text:p>0.0319005</text:p>
          </table:table-cell>
        </table:table-row>
        <table:table-row table:style-name="ro4">
          <table:table-cell office:value-type="float" office:value="0.208969" calcext:value-type="float">
            <text:p>0.208969</text:p>
          </table:table-cell>
          <table:table-cell office:value-type="float" office:value="0.277766" calcext:value-type="float">
            <text:p>0.277766</text:p>
          </table:table-cell>
          <table:table-cell office:value-type="float" office:value="0.223886" calcext:value-type="float">
            <text:p>0.223886</text:p>
          </table:table-cell>
          <table:table-cell office:value-type="float" office:value="0.181751" calcext:value-type="float">
            <text:p>0.181751</text:p>
          </table:table-cell>
          <table:table-cell office:value-type="float" office:value="0.158252" calcext:value-type="float">
            <text:p>0.158252</text:p>
          </table:table-cell>
          <table:table-cell office:value-type="float" office:value="0.00100958" calcext:value-type="float">
            <text:p>0.00100958</text:p>
          </table:table-cell>
          <table:table-cell/>
          <table:table-cell office:value-type="float" office:value="0.0200092" calcext:value-type="float">
            <text:p>0.0200092</text:p>
          </table:table-cell>
          <table:table-cell office:value-type="float" office:value="0.0300532" calcext:value-type="float">
            <text:p>0.0300532</text:p>
          </table:table-cell>
          <table:table-cell office:value-type="float" office:value="0.0257602" calcext:value-type="float">
            <text:p>0.0257602</text:p>
          </table:table-cell>
          <table:table-cell office:value-type="float" office:value="0.0613584" calcext:value-type="float">
            <text:p>0.0613584</text:p>
          </table:table-cell>
          <table:table-cell office:value-type="float" office:value="0.026204" calcext:value-type="float">
            <text:p>0.026204</text:p>
          </table:table-cell>
          <table:table-cell office:value-type="float" office:value="0.0671526" calcext:value-type="float">
            <text:p>0.0671526</text:p>
          </table:table-cell>
          <table:table-cell table:number-columns-repeated="4"/>
          <table:table-cell office:value-type="float" office:value="0.0319976" calcext:value-type="float">
            <text:p>0.0319976</text:p>
          </table:table-cell>
          <table:table-cell/>
          <table:table-cell office:value-type="float" office:value="0.0319976" calcext:value-type="float">
            <text:p>0.0319976</text:p>
          </table:table-cell>
        </table:table-row>
        <table:table-row table:style-name="ro4">
          <table:table-cell office:value-type="float" office:value="0.208684" calcext:value-type="float">
            <text:p>0.208684</text:p>
          </table:table-cell>
          <table:table-cell office:value-type="float" office:value="0.271075" calcext:value-type="float">
            <text:p>0.271075</text:p>
          </table:table-cell>
          <table:table-cell office:value-type="float" office:value="0.223891" calcext:value-type="float">
            <text:p>0.223891</text:p>
          </table:table-cell>
          <table:table-cell office:value-type="float" office:value="0.181444" calcext:value-type="float">
            <text:p>0.181444</text:p>
          </table:table-cell>
          <table:table-cell office:value-type="float" office:value="0.158211" calcext:value-type="float">
            <text:p>0.158211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57486" calcext:value-type="float">
            <text:p>0.0157486</text:p>
          </table:table-cell>
          <table:table-cell office:value-type="float" office:value="0.0145599" calcext:value-type="float">
            <text:p>0.0145599</text:p>
          </table:table-cell>
          <table:table-cell office:value-type="float" office:value="0.0144268" calcext:value-type="float">
            <text:p>0.0144268</text:p>
          </table:table-cell>
          <table:table-cell office:value-type="float" office:value="0.0763676" calcext:value-type="float">
            <text:p>0.0763676</text:p>
          </table:table-cell>
          <table:table-cell office:value-type="float" office:value="0.0234864" calcext:value-type="float">
            <text:p>0.0234864</text:p>
          </table:table-cell>
          <table:table-cell office:value-type="float" office:value="0.0659726" calcext:value-type="float">
            <text:p>0.0659726</text:p>
          </table:table-cell>
          <table:table-cell table:number-columns-repeated="4"/>
          <table:table-cell office:value-type="float" office:value="0.0320375" calcext:value-type="float">
            <text:p>0.0320375</text:p>
          </table:table-cell>
          <table:table-cell/>
          <table:table-cell office:value-type="float" office:value="0.0320375" calcext:value-type="float">
            <text:p>0.0320375</text:p>
          </table:table-cell>
        </table:table-row>
        <table:table-row table:style-name="ro4">
          <table:table-cell office:value-type="float" office:value="0.208515" calcext:value-type="float">
            <text:p>0.208515</text:p>
          </table:table-cell>
          <table:table-cell office:value-type="float" office:value="0.262204" calcext:value-type="float">
            <text:p>0.262204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4" calcext:value-type="float">
            <text:p>0.181414</text:p>
          </table:table-cell>
          <table:table-cell office:value-type="float" office:value="0.15815" calcext:value-type="float">
            <text:p>0.15815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55674" calcext:value-type="float">
            <text:p>0.0155674</text:p>
          </table:table-cell>
          <table:table-cell office:value-type="float" office:value="0.0071572" calcext:value-type="float">
            <text:p>0.0071572</text:p>
          </table:table-cell>
          <table:table-cell office:value-type="float" office:value="0.0100873" calcext:value-type="float">
            <text:p>0.0100873</text:p>
          </table:table-cell>
          <table:table-cell office:value-type="float" office:value="0.0958414" calcext:value-type="float">
            <text:p>0.0958414</text:p>
          </table:table-cell>
          <table:table-cell office:value-type="float" office:value="0.0218676" calcext:value-type="float">
            <text:p>0.0218676</text:p>
          </table:table-cell>
          <table:table-cell office:value-type="float" office:value="0.0661198" calcext:value-type="float">
            <text:p>0.0661198</text:p>
          </table:table-cell>
          <table:table-cell table:number-columns-repeated="4"/>
          <table:table-cell office:value-type="float" office:value="0.031946" calcext:value-type="float">
            <text:p>0.031946</text:p>
          </table:table-cell>
          <table:table-cell/>
          <table:table-cell office:value-type="float" office:value="0.031946" calcext:value-type="float">
            <text:p>0.031946</text:p>
          </table:table-cell>
        </table:table-row>
        <table:table-row table:style-name="ro4">
          <table:table-cell office:value-type="float" office:value="0.20841" calcext:value-type="float">
            <text:p>0.20841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1" calcext:value-type="float">
            <text:p>0.181411</text:p>
          </table:table-cell>
          <table:table-cell office:value-type="float" office:value="0.158116" calcext:value-type="float">
            <text:p>0.158116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67782" calcext:value-type="float">
            <text:p>0.0167782</text:p>
          </table:table-cell>
          <table:table-cell office:value-type="float" office:value="0.00374653" calcext:value-type="float">
            <text:p>0.00374653</text:p>
          </table:table-cell>
          <table:table-cell office:value-type="float" office:value="0.0084473" calcext:value-type="float">
            <text:p>0.0084473</text:p>
          </table:table-cell>
          <table:table-cell office:value-type="float" office:value="0.111194" calcext:value-type="float">
            <text:p>0.111194</text:p>
          </table:table-cell>
          <table:table-cell office:value-type="float" office:value="0.0209021" calcext:value-type="float">
            <text:p>0.0209021</text:p>
          </table:table-cell>
          <table:table-cell office:value-type="float" office:value="0.0634186" calcext:value-type="float">
            <text:p>0.0634186</text:p>
          </table:table-cell>
          <table:table-cell table:number-columns-repeated="4"/>
          <table:table-cell table:style-name="ce229" office:value-type="float" office:value="0.0318738" calcext:value-type="float">
            <text:p>0.0318738</text:p>
          </table:table-cell>
          <table:table-cell/>
          <table:table-cell office:value-type="float" office:value="0.0318738" calcext:value-type="float">
            <text:p>0.0318738</text:p>
          </table:table-cell>
        </table:table-row>
        <table:table-row table:style-name="ro4">
          <table:table-cell office:value-type="float" office:value="0.208343" calcext:value-type="float">
            <text:p>0.208343</text:p>
          </table:table-cell>
          <table:table-cell office:value-type="float" office:value="0.258733" calcext:value-type="float">
            <text:p>0.258733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85592" calcext:value-type="float">
            <text:p>0.0185592</text:p>
          </table:table-cell>
          <table:table-cell office:value-type="float" office:value="0.00217483" calcext:value-type="float">
            <text:p>0.00217483</text:p>
          </table:table-cell>
          <table:table-cell office:value-type="float" office:value="0.00771211" calcext:value-type="float">
            <text:p>0.00771211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0203285" calcext:value-type="float">
            <text:p>0.0203285</text:p>
          </table:table-cell>
          <table:table-cell office:value-type="float" office:value="0.0566335" calcext:value-type="float">
            <text:p>0.0566335</text:p>
          </table:table-cell>
          <table:table-cell table:number-columns-repeated="6"/>
          <table:table-cell table:style-name="ce229" office:value-type="float" office:value="0.0320201" calcext:value-type="float">
            <text:p>0.0320201</text:p>
          </table:table-cell>
        </table:table-row>
        <table:table-row table:style-name="ro4">
          <table:table-cell office:value-type="float" office:value="0.2083" calcext:value-type="float">
            <text:p>0.2083</text:p>
          </table:table-cell>
          <table:table-cell office:value-type="float" office:value="0.26859" calcext:value-type="float">
            <text:p>0.26859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92" calcext:value-type="float">
            <text:p>0.158092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05689" calcext:value-type="float">
            <text:p>0.0205689</text:p>
          </table:table-cell>
          <table:table-cell office:value-type="float" office:value="0.00143617" calcext:value-type="float">
            <text:p>0.00143617</text:p>
          </table:table-cell>
          <table:table-cell office:value-type="float" office:value="0.00728818" calcext:value-type="float">
            <text:p>0.00728818</text:p>
          </table:table-cell>
          <table:table-cell office:value-type="float" office:value="0.0854657" calcext:value-type="float">
            <text:p>0.0854657</text:p>
          </table:table-cell>
          <table:table-cell office:value-type="float" office:value="0.0199926" calcext:value-type="float">
            <text:p>0.0199926</text:p>
          </table:table-cell>
          <table:table-cell office:value-type="float" office:value="0.0479196" calcext:value-type="float">
            <text:p>0.0479196</text:p>
          </table:table-cell>
          <table:table-cell table:number-columns-repeated="4"/>
          <table:table-cell table:style-name="ce228" office:value-type="float" office:value="0.031549" calcext:value-type="float">
            <text:p>0.031549</text:p>
          </table:table-cell>
          <table:table-cell/>
          <table:table-cell table:style-name="ce229" office:value-type="float" office:value="0.0322303" calcext:value-type="float">
            <text:p>0.0322303</text:p>
          </table:table-cell>
        </table:table-row>
        <table:table-row table:style-name="ro4">
          <table:table-cell office:value-type="float" office:value="0.208272" calcext:value-type="float">
            <text:p>0.208272</text:p>
          </table:table-cell>
          <table:table-cell office:value-type="float" office:value="0.276905" calcext:value-type="float">
            <text:p>0.276905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9" calcext:value-type="float">
            <text:p>0.158089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25364" calcext:value-type="float">
            <text:p>0.0225364</text:p>
          </table:table-cell>
          <table:table-cell office:value-type="float" office:value="0.00108528" calcext:value-type="float">
            <text:p>0.00108528</text:p>
          </table:table-cell>
          <table:table-cell office:value-type="float" office:value="0.00700259" calcext:value-type="float">
            <text:p>0.00700259</text:p>
          </table:table-cell>
          <table:table-cell office:value-type="float" office:value="0.0608705" calcext:value-type="float">
            <text:p>0.0608705</text:p>
          </table:table-cell>
          <table:table-cell office:value-type="float" office:value="0.019803" calcext:value-type="float">
            <text:p>0.019803</text:p>
          </table:table-cell>
          <table:table-cell office:value-type="float" office:value="0.0398693" calcext:value-type="float">
            <text:p>0.0398693</text:p>
          </table:table-cell>
          <table:table-cell table:number-columns-repeated="4"/>
          <table:table-cell office:value-type="float" office:value="0.0273762" calcext:value-type="float">
            <text:p>0.0273762</text:p>
          </table:table-cell>
          <table:table-cell/>
          <table:table-cell office:value-type="float" office:value="0.0323076" calcext:value-type="float">
            <text:p>0.0323076</text:p>
          </table:table-cell>
        </table:table-row>
        <table:table-row table:style-name="ro4">
          <table:table-cell office:value-type="float" office:value="0.208254" calcext:value-type="float">
            <text:p>0.208254</text:p>
          </table:table-cell>
          <table:table-cell office:value-type="float" office:value="0.273486" calcext:value-type="float">
            <text:p>0.273486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7" calcext:value-type="float">
            <text:p>0.158087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1303" calcext:value-type="float">
            <text:p>0.0241303</text:p>
          </table:table-cell>
          <table:table-cell office:value-type="float" office:value="0.000918763" calcext:value-type="float">
            <text:p>0.000918763</text:p>
          </table:table-cell>
          <table:table-cell office:value-type="float" office:value="0.00679953" calcext:value-type="float">
            <text:p>0.00679953</text:p>
          </table:table-cell>
          <table:table-cell office:value-type="float" office:value="0.045793" calcext:value-type="float">
            <text:p>0.045793</text:p>
          </table:table-cell>
          <table:table-cell office:value-type="float" office:value="0.019703" calcext:value-type="float">
            <text:p>0.019703</text:p>
          </table:table-cell>
          <table:table-cell office:value-type="float" office:value="0.0336563" calcext:value-type="float">
            <text:p>0.0336563</text:p>
          </table:table-cell>
          <table:table-cell table:number-columns-repeated="4"/>
          <table:table-cell office:value-type="float" office:value="0.0225874" calcext:value-type="float">
            <text:p>0.0225874</text:p>
          </table:table-cell>
          <table:table-cell/>
          <table:table-cell office:value-type="float" office:value="0.0321941" calcext:value-type="float">
            <text:p>0.0321941</text:p>
          </table:table-cell>
        </table:table-row>
        <table:table-row table:style-name="ro4">
          <table:table-cell office:value-type="float" office:value="0.208243" calcext:value-type="float">
            <text:p>0.208243</text:p>
          </table:table-cell>
          <table:table-cell office:value-type="float" office:value="0.264604" calcext:value-type="float">
            <text:p>0.264604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7" calcext:value-type="float">
            <text:p>0.158087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9575" calcext:value-type="float">
            <text:p>0.0249575</text:p>
          </table:table-cell>
          <table:table-cell office:value-type="float" office:value="0.000841617" calcext:value-type="float">
            <text:p>0.000841617</text:p>
          </table:table-cell>
          <table:table-cell office:value-type="float" office:value="0.00665428" calcext:value-type="float">
            <text:p>0.00665428</text:p>
          </table:table-cell>
          <table:table-cell office:value-type="float" office:value="0.0388454" calcext:value-type="float">
            <text:p>0.0388454</text:p>
          </table:table-cell>
          <table:table-cell office:value-type="float" office:value="0.0196545" calcext:value-type="float">
            <text:p>0.0196545</text:p>
          </table:table-cell>
          <table:table-cell office:value-type="float" office:value="0.0295442" calcext:value-type="float">
            <text:p>0.0295442</text:p>
          </table:table-cell>
          <table:table-cell table:number-columns-repeated="4"/>
          <table:table-cell office:value-type="float" office:value="0.0177785" calcext:value-type="float">
            <text:p>0.0177785</text:p>
          </table:table-cell>
          <table:table-cell/>
          <table:table-cell office:value-type="float" office:value="0.0319177" calcext:value-type="float">
            <text:p>0.0319177</text:p>
          </table:table-cell>
        </table:table-row>
        <table:table-row table:style-name="ro4">
          <table:table-cell office:value-type="float" office:value="0.208235" calcext:value-type="float">
            <text:p>0.208235</text:p>
          </table:table-cell>
          <table:table-cell office:value-type="float" office:value="0.257927" calcext:value-type="float">
            <text:p>0.257927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6" calcext:value-type="float">
            <text:p>0.158086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6749" calcext:value-type="float">
            <text:p>0.0246749</text:p>
          </table:table-cell>
          <table:table-cell office:value-type="float" office:value="0.000808955" calcext:value-type="float">
            <text:p>0.000808955</text:p>
          </table:table-cell>
          <table:table-cell office:value-type="float" office:value="0.00655142" calcext:value-type="float">
            <text:p>0.00655142</text:p>
          </table:table-cell>
          <table:table-cell table:style-name="ce228" office:value-type="float" office:value="0.035047" calcext:value-type="float">
            <text:p>0.035047</text:p>
          </table:table-cell>
          <table:table-cell office:value-type="float" office:value="0.0196322" calcext:value-type="float">
            <text:p>0.0196322</text:p>
          </table:table-cell>
          <table:table-cell office:value-type="float" office:value="0.0283973" calcext:value-type="float">
            <text:p>0.0283973</text:p>
          </table:table-cell>
          <table:table-cell table:number-columns-repeated="4"/>
          <table:table-cell office:value-type="float" office:value="0.0136107" calcext:value-type="float">
            <text:p>0.0136107</text:p>
          </table:table-cell>
          <table:table-cell/>
          <table:table-cell office:value-type="float" office:value="0.0315683" calcext:value-type="float">
            <text:p>0.0315683</text:p>
          </table:table-cell>
        </table:table-row>
        <table:table-row table:style-name="ro4">
          <table:table-cell table:number-columns-repeated="17"/>
          <table:table-cell office:value-type="float" office:value="0.010475" calcext:value-type="float">
            <text:p>0.010475</text:p>
          </table:table-cell>
          <table:table-cell/>
          <table:table-cell office:value-type="float" office:value="0.0312454" calcext:value-type="float">
            <text:p>0.0312454</text:p>
          </table:table-cell>
        </table:table-row>
        <table:table-row table:style-name="ro13">
          <table:table-cell table:style-name="ce223" office:value-type="string" calcext:value-type="string" table:number-columns-spanned="5" table:number-rows-spanned="1">
            <text:p>AR NRMSEs (val)</text:p>
          </table:table-cell>
          <table:covered-table-cell table:number-columns-repeated="4"/>
          <table:table-cell table:number-columns-repeated="2"/>
          <table:table-cell table:style-name="ce227" office:value-type="string" calcext:value-type="string" table:number-columns-spanned="5" table:number-rows-spanned="1">
            <text:p>VAR NRMSEs (val)</text:p>
          </table:table-cell>
          <table:covered-table-cell table:number-columns-repeated="4"/>
          <table:table-cell table:number-columns-repeated="5"/>
          <table:table-cell office:value-type="float" office:value="0.00839666" calcext:value-type="float">
            <text:p>0.00839666</text:p>
          </table:table-cell>
          <table:table-cell/>
          <table:table-cell office:value-type="float" office:value="0.0310055" calcext:value-type="float">
            <text:p>0.0310055</text:p>
          </table:table-cell>
        </table:table-row>
        <table:table-row table:style-name="ro4">
          <table:table-cell table:number-columns-repeated="17"/>
          <table:table-cell office:value-type="float" office:value="0.00714279" calcext:value-type="float">
            <text:p>0.00714279</text:p>
          </table:table-cell>
          <table:table-cell/>
          <table:table-cell office:value-type="float" office:value="0.0308541" calcext:value-type="float">
            <text:p>0.0308541</text:p>
          </table:table-cell>
        </table:table-row>
        <table:table-row table:style-name="ro4">
          <table:table-cell table:style-name="ce224" office:value-type="string" calcext:value-type="string">
            <text:p>20 – 1 – 1</text:p>
          </table:table-cell>
          <table:table-cell table:style-name="ce224" office:value-type="string" calcext:value-type="string">
            <text:p>20 – 3 – 3</text:p>
          </table:table-cell>
          <table:table-cell table:style-name="ce224" office:value-type="string" calcext:value-type="string">
            <text:p>20 – 5 – 5</text:p>
          </table:table-cell>
          <table:table-cell table:style-name="ce225" office:value-type="string" calcext:value-type="string">
            <text:p>20 – 7 – 7</text:p>
          </table:table-cell>
          <table:table-cell table:style-name="ce226" office:value-type="string" calcext:value-type="string">
            <text:p>20 – 9 – 9</text:p>
          </table:table-cell>
          <table:table-cell table:style-name="ce224" office:value-type="string" calcext:value-type="string">
            <text:p>20 – 6 – 6</text:p>
          </table:table-cell>
          <table:table-cell/>
          <table:table-cell table:style-name="ce224" office:value-type="string" calcext:value-type="string">
            <text:p>20 – 1 – 1</text:p>
          </table:table-cell>
          <table:table-cell table:style-name="ce224" office:value-type="string" calcext:value-type="string">
            <text:p>20 – 3 – 3</text:p>
          </table:table-cell>
          <table:table-cell table:style-name="ce224" office:value-type="string" calcext:value-type="string">
            <text:p>20 – 5 – 5</text:p>
          </table:table-cell>
          <table:table-cell table:style-name="ce225" office:value-type="string" calcext:value-type="string">
            <text:p>20 – 7 – 7</text:p>
          </table:table-cell>
          <table:table-cell table:style-name="ce226" office:value-type="string" calcext:value-type="string">
            <text:p>20 – 9 – 9</text:p>
          </table:table-cell>
          <table:table-cell table:style-name="ce224" office:value-type="string" calcext:value-type="string">
            <text:p>20 – 6 – 6</text:p>
          </table:table-cell>
          <table:table-cell table:number-columns-repeated="4"/>
          <table:table-cell office:value-type="float" office:value="0.00641994" calcext:value-type="float">
            <text:p>0.00641994</text:p>
          </table:table-cell>
          <table:table-cell/>
          <table:table-cell office:value-type="float" office:value="0.0307691" calcext:value-type="float">
            <text:p>0.0307691</text:p>
          </table:table-cell>
        </table:table-row>
        <table:table-row table:style-name="ro4">
          <table:table-cell table:number-columns-repeated="17"/>
          <table:table-cell office:value-type="float" office:value="0.00600552" calcext:value-type="float">
            <text:p>0.00600552</text:p>
          </table:table-cell>
          <table:table-cell/>
          <table:table-cell office:value-type="float" office:value="0.0307252" calcext:value-type="float">
            <text:p>0.0307252</text:p>
          </table:table-cell>
        </table:table-row>
        <table:table-row table:style-name="ro4">
          <table:table-cell office:value-type="float" office:value="0.0187236" calcext:value-type="float">
            <text:p>0.0187236</text:p>
          </table:table-cell>
          <table:table-cell office:value-type="float" office:value="0.0416975" calcext:value-type="float">
            <text:p>0.0416975</text:p>
          </table:table-cell>
          <table:table-cell office:value-type="float" office:value="0.022679" calcext:value-type="float">
            <text:p>0.022679</text:p>
          </table:table-cell>
          <table:table-cell office:value-type="float" office:value="0.0247324" calcext:value-type="float">
            <text:p>0.0247324</text:p>
          </table:table-cell>
          <table:table-cell office:value-type="float" office:value="0.0243951" calcext:value-type="float">
            <text:p>0.0243951</text:p>
          </table:table-cell>
          <table:table-cell office:value-type="float" office:value="0.020059" calcext:value-type="float">
            <text:p>0.020059</text:p>
          </table:table-cell>
          <table:table-cell/>
          <table:table-cell office:value-type="float" office:value="0.0319485" calcext:value-type="float">
            <text:p>0.0319485</text:p>
          </table:table-cell>
          <table:table-cell office:value-type="float" office:value="0.0492938" calcext:value-type="float">
            <text:p>0.0492938</text:p>
          </table:table-cell>
          <table:table-cell office:value-type="float" office:value="0.0227231" calcext:value-type="float">
            <text:p>0.0227231</text:p>
          </table:table-cell>
          <table:table-cell table:style-name="ce229" office:value-type="float" office:value="0.0320201" calcext:value-type="float">
            <text:p>0.0320201</text:p>
          </table:table-cell>
          <table:table-cell table:style-name="ce228" office:value-type="float" office:value="0.0377349" calcext:value-type="float">
            <text:p>0.0377349</text:p>
          </table:table-cell>
          <table:table-cell office:value-type="float" office:value="0.0213209" calcext:value-type="float">
            <text:p>0.0213209</text:p>
          </table:table-cell>
          <table:table-cell table:number-columns-repeated="6"/>
          <table:table-cell office:value-type="float" office:value="0.0307038" calcext:value-type="float">
            <text:p>0.0307038</text:p>
          </table:table-cell>
        </table:table-row>
        <table:table-row table:style-name="ro4">
          <table:table-cell office:value-type="float" office:value="0.0142376" calcext:value-type="float">
            <text:p>0.0142376</text:p>
          </table:table-cell>
          <table:table-cell office:value-type="float" office:value="0.0350507" calcext:value-type="float">
            <text:p>0.0350507</text:p>
          </table:table-cell>
          <table:table-cell office:value-type="float" office:value="0.0216637" calcext:value-type="float">
            <text:p>0.0216637</text:p>
          </table:table-cell>
          <table:table-cell office:value-type="float" office:value="0.0241558" calcext:value-type="float">
            <text:p>0.0241558</text:p>
          </table:table-cell>
          <table:table-cell office:value-type="float" office:value="0.0243979" calcext:value-type="float">
            <text:p>0.0243979</text:p>
          </table:table-cell>
          <table:table-cell office:value-type="float" office:value="0.0187136" calcext:value-type="float">
            <text:p>0.0187136</text:p>
          </table:table-cell>
          <table:table-cell/>
          <table:table-cell office:value-type="float" office:value="0.0768056" calcext:value-type="float">
            <text:p>0.0768056</text:p>
          </table:table-cell>
          <table:table-cell office:value-type="float" office:value="0.0508151" calcext:value-type="float">
            <text:p>0.0508151</text:p>
          </table:table-cell>
          <table:table-cell office:value-type="float" office:value="0.0228856" calcext:value-type="float">
            <text:p>0.0228856</text:p>
          </table:table-cell>
          <table:table-cell office:value-type="float" office:value="0.0322303" calcext:value-type="float">
            <text:p>0.0322303</text:p>
          </table:table-cell>
          <table:table-cell table:style-name="ce228" office:value-type="float" office:value="0.0360845" calcext:value-type="float">
            <text:p>0.0360845</text:p>
          </table:table-cell>
          <table:table-cell office:value-type="float" office:value="0.0218211" calcext:value-type="float">
            <text:p>0.0218211</text:p>
          </table:table-cell>
          <table:table-cell table:number-columns-repeated="6"/>
          <table:table-cell office:value-type="float" office:value="0.0306936" calcext:value-type="float">
            <text:p>0.0306936</text:p>
          </table:table-cell>
        </table:table-row>
        <table:table-row table:style-name="ro4">
          <table:table-cell office:value-type="float" office:value="0.0132172" calcext:value-type="float">
            <text:p>0.0132172</text:p>
          </table:table-cell>
          <table:table-cell office:value-type="float" office:value="0.0348684" calcext:value-type="float">
            <text:p>0.0348684</text:p>
          </table:table-cell>
          <table:table-cell office:value-type="float" office:value="0.0216516" calcext:value-type="float">
            <text:p>0.0216516</text:p>
          </table:table-cell>
          <table:table-cell office:value-type="float" office:value="0.0242366" calcext:value-type="float">
            <text:p>0.0242366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58" calcext:value-type="float">
            <text:p>0.0187358</text:p>
          </table:table-cell>
          <table:table-cell/>
          <table:table-cell office:value-type="float" office:value="0.0525275" calcext:value-type="float">
            <text:p>0.0525275</text:p>
          </table:table-cell>
          <table:table-cell office:value-type="float" office:value="0.0342932" calcext:value-type="float">
            <text:p>0.0342932</text:p>
          </table:table-cell>
          <table:table-cell office:value-type="float" office:value="0.0203912" calcext:value-type="float">
            <text:p>0.0203912</text:p>
          </table:table-cell>
          <table:table-cell office:value-type="float" office:value="0.0323076" calcext:value-type="float">
            <text:p>0.0323076</text:p>
          </table:table-cell>
          <table:table-cell table:style-name="ce228" office:value-type="float" office:value="0.0353008" calcext:value-type="float">
            <text:p>0.0353008</text:p>
          </table:table-cell>
          <table:table-cell office:value-type="float" office:value="0.0210148" calcext:value-type="float">
            <text:p>0.0210148</text:p>
          </table:table-cell>
          <table:table-cell table:number-columns-repeated="6"/>
          <table:table-cell office:value-type="float" office:value="0.0306889" calcext:value-type="float">
            <text:p>0.0306889</text:p>
          </table:table-cell>
        </table:table-row>
        <table:table-row table:style-name="ro4">
          <table:table-cell office:value-type="float" office:value="0.0131082" calcext:value-type="float">
            <text:p>0.0131082</text:p>
          </table:table-cell>
          <table:table-cell office:value-type="float" office:value="0.0407604" calcext:value-type="float">
            <text:p>0.0407604</text:p>
          </table:table-cell>
          <table:table-cell office:value-type="float" office:value="0.0216714" calcext:value-type="float">
            <text:p>0.0216714</text:p>
          </table:table-cell>
          <table:table-cell office:value-type="float" office:value="0.0239625" calcext:value-type="float">
            <text:p>0.0239625</text:p>
          </table:table-cell>
          <table:table-cell office:value-type="float" office:value="0.0241432" calcext:value-type="float">
            <text:p>0.0241432</text:p>
          </table:table-cell>
          <table:table-cell office:value-type="float" office:value="0.0187373" calcext:value-type="float">
            <text:p>0.0187373</text:p>
          </table:table-cell>
          <table:table-cell/>
          <table:table-cell office:value-type="float" office:value="0.0192154" calcext:value-type="float">
            <text:p>0.0192154</text:p>
          </table:table-cell>
          <table:table-cell office:value-type="float" office:value="0.026257" calcext:value-type="float">
            <text:p>0.026257</text:p>
          </table:table-cell>
          <table:table-cell office:value-type="float" office:value="0.0420555" calcext:value-type="float">
            <text:p>0.0420555</text:p>
          </table:table-cell>
          <table:table-cell office:value-type="float" office:value="0.0321941" calcext:value-type="float">
            <text:p>0.0321941</text:p>
          </table:table-cell>
          <table:table-cell table:style-name="ce228" office:value-type="float" office:value="0.0349266" calcext:value-type="float">
            <text:p>0.0349266</text:p>
          </table:table-cell>
          <table:table-cell office:value-type="float" office:value="0.0211573" calcext:value-type="float">
            <text:p>0.0211573</text:p>
          </table:table-cell>
          <table:table-cell table:number-columns-repeated="6"/>
          <table:table-cell office:value-type="float" office:value="0.0306867" calcext:value-type="float">
            <text:p>0.0306867</text:p>
          </table:table-cell>
        </table:table-row>
        <table:table-row table:style-name="ro4">
          <table:table-cell office:value-type="float" office:value="0.0131058" calcext:value-type="float">
            <text:p>0.0131058</text:p>
          </table:table-cell>
          <table:table-cell office:value-type="float" office:value="0.0483836" calcext:value-type="float">
            <text:p>0.0483836</text:p>
          </table:table-cell>
          <table:table-cell office:value-type="float" office:value="0.0216789" calcext:value-type="float">
            <text:p>0.0216789</text:p>
          </table:table-cell>
          <table:table-cell office:value-type="float" office:value="0.023886" calcext:value-type="float">
            <text:p>0.023886</text:p>
          </table:table-cell>
          <table:table-cell office:value-type="float" office:value="0.0241427" calcext:value-type="float">
            <text:p>0.0241427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11537" calcext:value-type="float">
            <text:p>0.0111537</text:p>
          </table:table-cell>
          <table:table-cell office:value-type="float" office:value="0.0259613" calcext:value-type="float">
            <text:p>0.0259613</text:p>
          </table:table-cell>
          <table:table-cell office:value-type="float" office:value="0.0268869" calcext:value-type="float">
            <text:p>0.0268869</text:p>
          </table:table-cell>
          <table:table-cell office:value-type="float" office:value="0.0319177" calcext:value-type="float">
            <text:p>0.0319177</text:p>
          </table:table-cell>
          <table:table-cell table:style-name="ce228" office:value-type="float" office:value="0.0347383" calcext:value-type="float">
            <text:p>0.0347383</text:p>
          </table:table-cell>
          <table:table-cell office:value-type="float" office:value="0.0213259" calcext:value-type="float">
            <text:p>0.0213259</text:p>
          </table:table-cell>
          <table:table-cell table:number-columns-repeated="6"/>
          <table:table-cell office:value-type="float" office:value="0.0306857" calcext:value-type="float">
            <text:p>0.0306857</text:p>
          </table:table-cell>
        </table:table-row>
        <table:table-row table:style-name="ro4">
          <table:table-cell office:value-type="float" office:value="0.0131169" calcext:value-type="float">
            <text:p>0.0131169</text:p>
          </table:table-cell>
          <table:table-cell office:value-type="float" office:value="0.0489642" calcext:value-type="float">
            <text:p>0.0489642</text:p>
          </table:table-cell>
          <table:table-cell office:value-type="float" office:value="0.021681" calcext:value-type="float">
            <text:p>0.021681</text:p>
          </table:table-cell>
          <table:table-cell office:value-type="float" office:value="0.0238672" calcext:value-type="float">
            <text:p>0.0238672</text:p>
          </table:table-cell>
          <table:table-cell office:value-type="float" office:value="0.0241386" calcext:value-type="float">
            <text:p>0.0241386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7458" calcext:value-type="float">
            <text:p>0.0107458</text:p>
          </table:table-cell>
          <table:table-cell office:value-type="float" office:value="0.0260507" calcext:value-type="float">
            <text:p>0.0260507</text:p>
          </table:table-cell>
          <table:table-cell office:value-type="float" office:value="0.0217184" calcext:value-type="float">
            <text:p>0.0217184</text:p>
          </table:table-cell>
          <table:table-cell office:value-type="float" office:value="0.0315683" calcext:value-type="float">
            <text:p>0.0315683</text:p>
          </table:table-cell>
          <table:table-cell table:style-name="ce228" office:value-type="float" office:value="0.0346382" calcext:value-type="float">
            <text:p>0.0346382</text:p>
          </table:table-cell>
          <table:table-cell office:value-type="float" office:value="0.0212919" calcext:value-type="float">
            <text:p>0.0212919</text:p>
          </table:table-cell>
          <table:table-cell table:number-columns-repeated="7"/>
        </table:table-row>
        <table:table-row table:style-name="ro4">
          <table:table-cell office:value-type="float" office:value="0.0131278" calcext:value-type="float">
            <text:p>0.0131278</text:p>
          </table:table-cell>
          <table:table-cell office:value-type="float" office:value="0.0417118" calcext:value-type="float">
            <text:p>0.0417118</text:p>
          </table:table-cell>
          <table:table-cell office:value-type="float" office:value="0.0216814" calcext:value-type="float">
            <text:p>0.0216814</text:p>
          </table:table-cell>
          <table:table-cell office:value-type="float" office:value="0.0238622" calcext:value-type="float">
            <text:p>0.0238622</text:p>
          </table:table-cell>
          <table:table-cell office:value-type="float" office:value="0.0241362" calcext:value-type="float">
            <text:p>0.0241362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7311" calcext:value-type="float">
            <text:p>0.0107311</text:p>
          </table:table-cell>
          <table:table-cell office:value-type="float" office:value="0.0261089" calcext:value-type="float">
            <text:p>0.0261089</text:p>
          </table:table-cell>
          <table:table-cell office:value-type="float" office:value="0.0208197" calcext:value-type="float">
            <text:p>0.0208197</text:p>
          </table:table-cell>
          <table:table-cell office:value-type="float" office:value="0.0312454" calcext:value-type="float">
            <text:p>0.0312454</text:p>
          </table:table-cell>
          <table:table-cell table:style-name="ce228" office:value-type="float" office:value="0.0345828" calcext:value-type="float">
            <text:p>0.0345828</text:p>
          </table:table-cell>
          <table:table-cell office:value-type="float" office:value="0.0207057" calcext:value-type="float">
            <text:p>0.0207057</text:p>
          </table:table-cell>
          <table:table-cell table:number-columns-repeated="7"/>
        </table:table-row>
        <table:table-row table:style-name="ro4">
          <table:table-cell office:value-type="float" office:value="0.0131363" calcext:value-type="float">
            <text:p>0.0131363</text:p>
          </table:table-cell>
          <table:table-cell office:value-type="float" office:value="0.0345469" calcext:value-type="float">
            <text:p>0.0345469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8" calcext:value-type="float">
            <text:p>0.0238608</text:p>
          </table:table-cell>
          <table:table-cell office:value-type="float" office:value="0.0241352" calcext:value-type="float">
            <text:p>0.0241352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3344" calcext:value-type="float">
            <text:p>0.0103344</text:p>
          </table:table-cell>
          <table:table-cell office:value-type="float" office:value="0.0261401" calcext:value-type="float">
            <text:p>0.0261401</text:p>
          </table:table-cell>
          <table:table-cell office:value-type="float" office:value="0.02051" calcext:value-type="float">
            <text:p>0.02051</text:p>
          </table:table-cell>
          <table:table-cell office:value-type="float" office:value="0.0310055" calcext:value-type="float">
            <text:p>0.0310055</text:p>
          </table:table-cell>
          <table:table-cell table:style-name="ce228" office:value-type="float" office:value="0.0345511" calcext:value-type="float">
            <text:p>0.0345511</text:p>
          </table:table-cell>
          <table:table-cell office:value-type="float" office:value="0.0196698" calcext:value-type="float">
            <text:p>0.0196698</text:p>
          </table:table-cell>
          <table:table-cell table:number-columns-repeated="7"/>
        </table:table-row>
        <table:table-row table:style-name="ro4">
          <table:table-cell office:value-type="float" office:value="0.0131424" calcext:value-type="float">
            <text:p>0.0131424</text:p>
          </table:table-cell>
          <table:table-cell office:value-type="float" office:value="0.0330957" calcext:value-type="float">
            <text:p>0.0330957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4" calcext:value-type="float">
            <text:p>0.0238604</text:p>
          </table:table-cell>
          <table:table-cell office:value-type="float" office:value="0.0241347" calcext:value-type="float">
            <text:p>0.0241347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950735" calcext:value-type="float">
            <text:p>0.00950735</text:p>
          </table:table-cell>
          <table:table-cell office:value-type="float" office:value="0.0261559" calcext:value-type="float">
            <text:p>0.0261559</text:p>
          </table:table-cell>
          <table:table-cell office:value-type="float" office:value="0.0203639" calcext:value-type="float">
            <text:p>0.0203639</text:p>
          </table:table-cell>
          <table:table-cell office:value-type="float" office:value="0.0308541" calcext:value-type="float">
            <text:p>0.0308541</text:p>
          </table:table-cell>
          <table:table-cell table:style-name="ce228" office:value-type="float" office:value="0.0345327" calcext:value-type="float">
            <text:p>0.0345327</text:p>
          </table:table-cell>
          <table:table-cell office:value-type="float" office:value="0.0187323" calcext:value-type="float">
            <text:p>0.0187323</text:p>
          </table:table-cell>
          <table:table-cell table:number-columns-repeated="7"/>
        </table:table-row>
        <table:table-row table:style-name="ro4">
          <table:table-cell office:value-type="float" office:value="0.0131466" calcext:value-type="float">
            <text:p>0.0131466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3" calcext:value-type="float">
            <text:p>0.0238603</text:p>
          </table:table-cell>
          <table:table-cell office:value-type="float" office:value="0.0241346" calcext:value-type="float">
            <text:p>0.0241346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825799" calcext:value-type="float">
            <text:p>0.00825799</text:p>
          </table:table-cell>
          <table:table-cell office:value-type="float" office:value="0.0261638" calcext:value-type="float">
            <text:p>0.0261638</text:p>
          </table:table-cell>
          <table:table-cell office:value-type="float" office:value="0.0202809" calcext:value-type="float">
            <text:p>0.0202809</text:p>
          </table:table-cell>
          <table:table-cell office:value-type="float" office:value="0.0307691" calcext:value-type="float">
            <text:p>0.0307691</text:p>
          </table:table-cell>
          <table:table-cell table:style-name="ce228" office:value-type="float" office:value="0.0345218" calcext:value-type="float">
            <text:p>0.0345218</text:p>
          </table:table-cell>
          <table:table-cell office:value-type="float" office:value="0.0181452" calcext:value-type="float">
            <text:p>0.0181452</text:p>
          </table:table-cell>
          <table:table-cell table:number-columns-repeated="7"/>
        </table:table-row>
        <table:table-row table:style-name="ro4">
          <table:table-cell office:value-type="float" office:value="0.0131495" calcext:value-type="float">
            <text:p>0.0131495</text:p>
          </table:table-cell>
          <table:table-cell office:value-type="float" office:value="0.0465376" calcext:value-type="float">
            <text:p>0.046537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663767" calcext:value-type="float">
            <text:p>0.00663767</text:p>
          </table:table-cell>
          <table:table-cell office:value-type="float" office:value="0.0261676" calcext:value-type="float">
            <text:p>0.0261676</text:p>
          </table:table-cell>
          <table:table-cell office:value-type="float" office:value="0.0202281" calcext:value-type="float">
            <text:p>0.0202281</text:p>
          </table:table-cell>
          <table:table-cell office:value-type="float" office:value="0.0307252" calcext:value-type="float">
            <text:p>0.0307252</text:p>
          </table:table-cell>
          <table:table-cell table:style-name="ce228" office:value-type="float" office:value="0.0345153" calcext:value-type="float">
            <text:p>0.0345153</text:p>
          </table:table-cell>
          <table:table-cell office:value-type="float" office:value="0.017815" calcext:value-type="float">
            <text:p>0.017815</text:p>
          </table:table-cell>
          <table:table-cell table:number-columns-repeated="7"/>
        </table:table-row>
        <table:table-row table:style-name="ro4">
          <table:table-cell office:value-type="float" office:value="0.0131514" calcext:value-type="float">
            <text:p>0.0131514</text:p>
          </table:table-cell>
          <table:table-cell office:value-type="float" office:value="0.0499563" calcext:value-type="float">
            <text:p>0.0499563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476502" calcext:value-type="float">
            <text:p>0.00476502</text:p>
          </table:table-cell>
          <table:table-cell office:value-type="float" office:value="0.0261695" calcext:value-type="float">
            <text:p>0.0261695</text:p>
          </table:table-cell>
          <table:table-cell office:value-type="float" office:value="0.0201931" calcext:value-type="float">
            <text:p>0.0201931</text:p>
          </table:table-cell>
          <table:table-cell office:value-type="float" office:value="0.0307038" calcext:value-type="float">
            <text:p>0.0307038</text:p>
          </table:table-cell>
          <table:table-cell table:style-name="ce228" office:value-type="float" office:value="0.0345114" calcext:value-type="float">
            <text:p>0.0345114</text:p>
          </table:table-cell>
          <table:table-cell office:value-type="float" office:value="0.017606" calcext:value-type="float">
            <text:p>0.017606</text:p>
          </table:table-cell>
          <table:table-cell table:number-columns-repeated="7"/>
        </table:table-row>
        <table:table-row table:style-name="ro4">
          <table:table-cell office:value-type="float" office:value="0.0131527" calcext:value-type="float">
            <text:p>0.0131527</text:p>
          </table:table-cell>
          <table:table-cell office:value-type="float" office:value="0.0443346" calcext:value-type="float">
            <text:p>0.044334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290562" calcext:value-type="float">
            <text:p>0.00290562</text:p>
          </table:table-cell>
          <table:table-cell office:value-type="float" office:value="0.0261704" calcext:value-type="float">
            <text:p>0.0261704</text:p>
          </table:table-cell>
          <table:table-cell office:value-type="float" office:value="0.0201709" calcext:value-type="float">
            <text:p>0.0201709</text:p>
          </table:table-cell>
          <table:table-cell office:value-type="float" office:value="0.0306936" calcext:value-type="float">
            <text:p>0.0306936</text:p>
          </table:table-cell>
          <table:table-cell table:style-name="ce228" office:value-type="float" office:value="0.0345091" calcext:value-type="float">
            <text:p>0.0345091</text:p>
          </table:table-cell>
          <table:table-cell office:value-type="float" office:value="0.0174562" calcext:value-type="float">
            <text:p>0.0174562</text:p>
          </table:table-cell>
          <table:table-cell table:number-columns-repeated="7"/>
        </table:table-row>
        <table:table-row table:style-name="ro4">
          <table:table-cell office:value-type="float" office:value="0.0131535" calcext:value-type="float">
            <text:p>0.0131535</text:p>
          </table:table-cell>
          <table:table-cell office:value-type="float" office:value="0.0362698" calcext:value-type="float">
            <text:p>0.0362698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200207" calcext:value-type="float">
            <text:p>0.00200207</text:p>
          </table:table-cell>
          <table:table-cell office:value-type="float" office:value="0.0261708" calcext:value-type="float">
            <text:p>0.0261708</text:p>
          </table:table-cell>
          <table:table-cell office:value-type="float" office:value="0.0201589" calcext:value-type="float">
            <text:p>0.0201589</text:p>
          </table:table-cell>
          <table:table-cell office:value-type="float" office:value="0.0306889" calcext:value-type="float">
            <text:p>0.0306889</text:p>
          </table:table-cell>
          <table:table-cell table:style-name="ce228" office:value-type="float" office:value="0.0345077" calcext:value-type="float">
            <text:p>0.0345077</text:p>
          </table:table-cell>
          <table:table-cell office:value-type="float" office:value="0.017362" calcext:value-type="float">
            <text:p>0.017362</text:p>
          </table:table-cell>
          <table:table-cell table:number-columns-repeated="7"/>
        </table:table-row>
        <table:table-row table:style-name="ro4">
          <table:table-cell office:value-type="float" office:value="0.0131541" calcext:value-type="float">
            <text:p>0.0131541</text:p>
          </table:table-cell>
          <table:table-cell office:value-type="float" office:value="0.0328165" calcext:value-type="float">
            <text:p>0.0328165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317274" calcext:value-type="float">
            <text:p>0.00317274</text:p>
          </table:table-cell>
          <table:table-cell office:value-type="float" office:value="0.026171" calcext:value-type="float">
            <text:p>0.026171</text:p>
          </table:table-cell>
          <table:table-cell office:value-type="float" office:value="0.0201563" calcext:value-type="float">
            <text:p>0.0201563</text:p>
          </table:table-cell>
          <table:table-cell office:value-type="float" office:value="0.0306867" calcext:value-type="float">
            <text:p>0.0306867</text:p>
          </table:table-cell>
          <table:table-cell table:style-name="ce228" office:value-type="float" office:value="0.0345069" calcext:value-type="float">
            <text:p>0.0345069</text:p>
          </table:table-cell>
          <table:table-cell office:value-type="float" office:value="0.0173421" calcext:value-type="float">
            <text:p>0.0173421</text:p>
          </table:table-cell>
          <table:table-cell table:number-columns-repeated="7"/>
        </table:table-row>
      </table:table>
      <table:table table:name="Changes 150" table:style-name="ta1">
        <table:table-column table:style-name="co6" table:default-cell-style-name="Default"/>
        <table:table-column table:style-name="co6" table:number-columns-repeated="27" table:default-cell-style-name="ce137"/>
        <table:table-row table:style-name="ro13">
          <table:table-cell table:style-name="ce223" office:value-type="string" calcext:value-type="string" table:number-columns-spanned="4" table:number-rows-spanned="1">
            <text:p>AR Convergences (val)</text:p>
          </table:table-cell>
          <table:covered-table-cell table:number-columns-repeated="3" table:style-name="Default"/>
          <table:table-cell table:style-name="Default"/>
          <table:table-cell table:style-name="ce227" office:value-type="string" calcext:value-type="string" table:number-columns-spanned="4" table:number-rows-spanned="1">
            <text:p>VAR Convergences (val)</text:p>
          </table:table-cell>
          <table:covered-table-cell table:number-columns-repeated="3" table:style-name="Default"/>
          <table:table-cell table:style-name="Default" table:number-columns-repeated="2"/>
          <table:table-cell table:style-name="ce230"/>
          <table:table-cell table:style-name="Default" table:number-columns-repeated="16"/>
        </table:table-row>
        <table:table-row table:style-name="ro4">
          <table:table-cell/>
          <table:table-cell table:style-name="Default" table:number-columns-repeated="27"/>
        </table:table-row>
        <table:table-row table:style-name="ro4">
          <table:table-cell table:style-name="ce224" office:value-type="string" calcext:value-type="string">
            <text:p>20 – 1 – 1</text:p>
          </table:table-cell>
          <table:table-cell table:style-name="ce231" office:value-type="string" calcext:value-type="string">
            <text:p>20 – 5 – 5</text:p>
          </table:table-cell>
          <table:table-cell table:style-name="ce231" office:value-type="string" calcext:value-type="string">
            <text:p>20 – 10 – 10</text:p>
          </table:table-cell>
          <table:table-cell table:style-name="ce231" office:value-type="string" calcext:value-type="string">
            <text:p>20 – 15 – 15</text:p>
          </table:table-cell>
          <table:table-cell table:style-name="ce231"/>
          <table:table-cell table:style-name="ce224" office:value-type="string" calcext:value-type="string">
            <text:p>20 – 1 – 1</text:p>
          </table:table-cell>
          <table:table-cell table:style-name="ce231" office:value-type="string" calcext:value-type="string">
            <text:p>20 – 5 – 5</text:p>
          </table:table-cell>
          <table:table-cell table:style-name="ce231" office:value-type="string" calcext:value-type="string">
            <text:p>20 – 10 – 10</text:p>
          </table:table-cell>
          <table:table-cell table:style-name="ce231" office:value-type="string" calcext:value-type="string">
            <text:p>20 – 15 – 15</text:p>
          </table:table-cell>
          <table:table-cell table:style-name="ce231" table:number-columns-repeated="2"/>
          <table:table-cell table:number-columns-repeated="17"/>
        </table:table-row>
        <table:table-row table:style-name="ro4">
          <table:table-cell table:number-columns-repeated="28"/>
        </table:table-row>
        <table:table-row table:style-name="ro4">
          <table:table-cell table:style-name="ce137" office:value-type="float" office:value="1.12173" calcext:value-type="float">
            <text:p>1.12173</text:p>
          </table:table-cell>
          <table:table-cell table:style-name="Default" office:value-type="float" office:value="1.08008" calcext:value-type="float">
            <text:p>1.08008</text:p>
          </table:table-cell>
          <table:table-cell office:value-type="float" office:value="0.975637" calcext:value-type="float">
            <text:p>0.975637</text:p>
          </table:table-cell>
          <table:table-cell office:value-type="float" office:value="1.00996" calcext:value-type="float">
            <text:p>1.00996</text:p>
          </table:table-cell>
          <table:table-cell/>
          <table:table-cell office:value-type="float" office:value="0.909148" calcext:value-type="float">
            <text:p>0.909148</text:p>
          </table:table-cell>
          <table:table-cell office:value-type="float" office:value="1.038" calcext:value-type="float">
            <text:p>1.038</text:p>
          </table:table-cell>
          <table:table-cell office:value-type="float" office:value="0.75758" calcext:value-type="float">
            <text:p>0.75758</text:p>
          </table:table-cell>
          <table:table-cell office:value-type="float" office:value="0.776119" calcext:value-type="float">
            <text:p>0.776119</text:p>
          </table:table-cell>
          <table:table-cell table:number-columns-repeated="19"/>
        </table:table-row>
        <table:table-row table:style-name="ro4">
          <table:table-cell table:style-name="ce137" office:value-type="float" office:value="0.228175" calcext:value-type="float">
            <text:p>0.228175</text:p>
          </table:table-cell>
          <table:table-cell table:style-name="Default" office:value-type="float" office:value="0.137799" calcext:value-type="float">
            <text:p>0.137799</text:p>
          </table:table-cell>
          <table:table-cell office:value-type="float" office:value="0.193908" calcext:value-type="float">
            <text:p>0.193908</text:p>
          </table:table-cell>
          <table:table-cell office:value-type="float" office:value="0.273756" calcext:value-type="float">
            <text:p>0.273756</text:p>
          </table:table-cell>
          <table:table-cell/>
          <table:table-cell office:value-type="float" office:value="0.0378718" calcext:value-type="float">
            <text:p>0.0378718</text:p>
          </table:table-cell>
          <table:table-cell office:value-type="float" office:value="0.0240779" calcext:value-type="float">
            <text:p>0.0240779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10323" calcext:value-type="float">
            <text:p>0.210323</text:p>
          </table:table-cell>
          <table:table-cell table:style-name="Default" office:value-type="float" office:value="0.0702726" calcext:value-type="float">
            <text:p>0.0702726</text:p>
          </table:table-cell>
          <table:table-cell office:value-type="float" office:value="0.196028" calcext:value-type="float">
            <text:p>0.196028</text:p>
          </table:table-cell>
          <table:table-cell office:value-type="float" office:value="0.15165" calcext:value-type="float">
            <text:p>0.15165</text:p>
          </table:table-cell>
          <table:table-cell/>
          <table:table-cell office:value-type="float" office:value="0.0678832" calcext:value-type="float">
            <text:p>0.0678832</text:p>
          </table:table-cell>
          <table:table-cell office:value-type="float" office:value="0.0137521" calcext:value-type="float">
            <text:p>0.0137521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06397" calcext:value-type="float">
            <text:p>0.206397</text:p>
          </table:table-cell>
          <table:table-cell table:style-name="Default" office:value-type="float" office:value="0.0867223" calcext:value-type="float">
            <text:p>0.0867223</text:p>
          </table:table-cell>
          <table:table-cell office:value-type="float" office:value="0.198636" calcext:value-type="float">
            <text:p>0.198636</text:p>
          </table:table-cell>
          <table:table-cell office:value-type="float" office:value="0.0802841" calcext:value-type="float">
            <text:p>0.0802841</text:p>
          </table:table-cell>
          <table:table-cell/>
          <table:table-cell office:value-type="float" office:value="0.100611" calcext:value-type="float">
            <text:p>0.100611</text:p>
          </table:table-cell>
          <table:table-cell office:value-type="float" office:value="0.00822183" calcext:value-type="float">
            <text:p>0.0082218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02159" calcext:value-type="float">
            <text:p>0.202159</text:p>
          </table:table-cell>
          <table:table-cell table:style-name="Default" office:value-type="float" office:value="0.147721" calcext:value-type="float">
            <text:p>0.147721</text:p>
          </table:table-cell>
          <table:table-cell office:value-type="float" office:value="0.19917" calcext:value-type="float">
            <text:p>0.19917</text:p>
          </table:table-cell>
          <table:table-cell office:value-type="float" office:value="0.0570116" calcext:value-type="float">
            <text:p>0.0570116</text:p>
          </table:table-cell>
          <table:table-cell/>
          <table:table-cell office:value-type="float" office:value="0.0927599" calcext:value-type="float">
            <text:p>0.0927599</text:p>
          </table:table-cell>
          <table:table-cell office:value-type="float" office:value="0.00568691" calcext:value-type="float">
            <text:p>0.00568691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196332" calcext:value-type="float">
            <text:p>0.196332</text:p>
          </table:table-cell>
          <table:table-cell table:style-name="Default" office:value-type="float" office:value="0.219914" calcext:value-type="float">
            <text:p>0.219914</text:p>
          </table:table-cell>
          <table:table-cell office:value-type="float" office:value="0.197714" calcext:value-type="float">
            <text:p>0.197714</text:p>
          </table:table-cell>
          <table:table-cell office:value-type="float" office:value="0.0495962" calcext:value-type="float">
            <text:p>0.0495962</text:p>
          </table:table-cell>
          <table:table-cell/>
          <table:table-cell office:value-type="float" office:value="0.0557935" calcext:value-type="float">
            <text:p>0.0557935</text:p>
          </table:table-cell>
          <table:table-cell office:value-type="float" office:value="0.00510962" calcext:value-type="float">
            <text:p>0.00510962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18992" calcext:value-type="float">
            <text:p>0.18992</text:p>
          </table:table-cell>
          <table:table-cell table:style-name="Default" office:value-type="float" office:value="0.190462" calcext:value-type="float">
            <text:p>0.190462</text:p>
          </table:table-cell>
          <table:table-cell office:value-type="float" office:value="0.194912" calcext:value-type="float">
            <text:p>0.194912</text:p>
          </table:table-cell>
          <table:table-cell office:value-type="float" office:value="0.0504708" calcext:value-type="float">
            <text:p>0.0504708</text:p>
          </table:table-cell>
          <table:table-cell/>
          <table:table-cell office:value-type="float" office:value="0.0278581" calcext:value-type="float">
            <text:p>0.0278581</text:p>
          </table:table-cell>
          <table:table-cell office:value-type="float" office:value="0.00570049" calcext:value-type="float">
            <text:p>0.00570049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186208" calcext:value-type="float">
            <text:p>0.186208</text:p>
          </table:table-cell>
          <table:table-cell table:style-name="Default" office:value-type="float" office:value="0.110419" calcext:value-type="float">
            <text:p>0.110419</text:p>
          </table:table-cell>
          <table:table-cell office:value-type="float" office:value="0.191273" calcext:value-type="float">
            <text:p>0.191273</text:p>
          </table:table-cell>
          <table:table-cell office:value-type="float" office:value="0.0597077" calcext:value-type="float">
            <text:p>0.0597077</text:p>
          </table:table-cell>
          <table:table-cell/>
          <table:table-cell office:value-type="float" office:value="0.0170459" calcext:value-type="float">
            <text:p>0.0170459</text:p>
          </table:table-cell>
          <table:table-cell office:value-type="float" office:value="0.00691713" calcext:value-type="float">
            <text:p>0.0069171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196349" calcext:value-type="float">
            <text:p>0.196349</text:p>
          </table:table-cell>
          <table:table-cell table:style-name="Default" office:value-type="float" office:value="0.0630425" calcext:value-type="float">
            <text:p>0.0630425</text:p>
          </table:table-cell>
          <table:table-cell office:value-type="float" office:value="0.187107" calcext:value-type="float">
            <text:p>0.187107</text:p>
          </table:table-cell>
          <table:table-cell office:value-type="float" office:value="0.083705" calcext:value-type="float">
            <text:p>0.083705</text:p>
          </table:table-cell>
          <table:table-cell/>
          <table:table-cell office:value-type="float" office:value="0.0148882" calcext:value-type="float">
            <text:p>0.0148882</text:p>
          </table:table-cell>
          <table:table-cell office:value-type="float" office:value="0.00860837" calcext:value-type="float">
            <text:p>0.00860837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26392" calcext:value-type="float">
            <text:p>0.226392</text:p>
          </table:table-cell>
          <table:table-cell table:style-name="Default" office:value-type="float" office:value="0.0409324" calcext:value-type="float">
            <text:p>0.0409324</text:p>
          </table:table-cell>
          <table:table-cell office:value-type="float" office:value="0.182746" calcext:value-type="float">
            <text:p>0.182746</text:p>
          </table:table-cell>
          <table:table-cell office:value-type="float" office:value="0.139946" calcext:value-type="float">
            <text:p>0.139946</text:p>
          </table:table-cell>
          <table:table-cell/>
          <table:table-cell office:value-type="float" office:value="0.0141027" calcext:value-type="float">
            <text:p>0.0141027</text:p>
          </table:table-cell>
          <table:table-cell office:value-type="float" office:value="0.0108117" calcext:value-type="float">
            <text:p>0.0108117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27541" calcext:value-type="float">
            <text:p>0.227541</text:p>
          </table:table-cell>
          <table:table-cell table:style-name="Default" office:value-type="float" office:value="0.0300316" calcext:value-type="float">
            <text:p>0.0300316</text:p>
          </table:table-cell>
          <table:table-cell office:value-type="float" office:value="0.178295" calcext:value-type="float">
            <text:p>0.178295</text:p>
          </table:table-cell>
          <table:table-cell office:value-type="float" office:value="0.225011" calcext:value-type="float">
            <text:p>0.225011</text:p>
          </table:table-cell>
          <table:table-cell/>
          <table:table-cell office:value-type="float" office:value="0.0138528" calcext:value-type="float">
            <text:p>0.0138528</text:p>
          </table:table-cell>
          <table:table-cell office:value-type="float" office:value="0.0136155" calcext:value-type="float">
            <text:p>0.0136155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13271" calcext:value-type="float">
            <text:p>0.213271</text:p>
          </table:table-cell>
          <table:table-cell table:style-name="Default" office:value-type="float" office:value="0.0240912" calcext:value-type="float">
            <text:p>0.0240912</text:p>
          </table:table-cell>
          <table:table-cell office:value-type="float" office:value="0.173866" calcext:value-type="float">
            <text:p>0.173866</text:p>
          </table:table-cell>
          <table:table-cell office:value-type="float" office:value="0.206739" calcext:value-type="float">
            <text:p>0.206739</text:p>
          </table:table-cell>
          <table:table-cell/>
          <table:table-cell office:value-type="float" office:value="0.0137803" calcext:value-type="float">
            <text:p>0.0137803</text:p>
          </table:table-cell>
          <table:table-cell office:value-type="float" office:value="0.0170903" calcext:value-type="float">
            <text:p>0.017090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0951" calcext:value-type="float">
            <text:p>0.20951</text:p>
          </table:table-cell>
          <table:table-cell table:style-name="Default" office:value-type="float" office:value="0.0208778" calcext:value-type="float">
            <text:p>0.0208778</text:p>
          </table:table-cell>
          <table:table-cell office:value-type="float" office:value="0.170015" calcext:value-type="float">
            <text:p>0.170015</text:p>
          </table:table-cell>
          <table:table-cell office:value-type="float" office:value="0.120029" calcext:value-type="float">
            <text:p>0.120029</text:p>
          </table:table-cell>
          <table:table-cell/>
          <table:table-cell office:value-type="float" office:value="0.0137629" calcext:value-type="float">
            <text:p>0.0137629</text:p>
          </table:table-cell>
          <table:table-cell office:value-type="float" office:value="0.0212158" calcext:value-type="float">
            <text:p>0.0212158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21592" calcext:value-type="float">
            <text:p>0.221592</text:p>
          </table:table-cell>
          <table:table-cell table:style-name="Default" office:value-type="float" office:value="0.0194057" calcext:value-type="float">
            <text:p>0.0194057</text:p>
          </table:table-cell>
          <table:table-cell office:value-type="float" office:value="0.167706" calcext:value-type="float">
            <text:p>0.167706</text:p>
          </table:table-cell>
          <table:table-cell office:value-type="float" office:value="0.0739076" calcext:value-type="float">
            <text:p>0.0739076</text:p>
          </table:table-cell>
          <table:table-cell/>
          <table:table-cell office:value-type="float" office:value="0.0137617" calcext:value-type="float">
            <text:p>0.0137617</text:p>
          </table:table-cell>
          <table:table-cell office:value-type="float" office:value="0.0257722" calcext:value-type="float">
            <text:p>0.0257722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7" office:value-type="float" office:value="0.243017" calcext:value-type="float">
            <text:p>0.243017</text:p>
          </table:table-cell>
          <table:table-cell table:style-name="Default" office:value-type="float" office:value="0.0192785" calcext:value-type="float">
            <text:p>0.0192785</text:p>
          </table:table-cell>
          <table:table-cell office:value-type="float" office:value="0.168264" calcext:value-type="float">
            <text:p>0.168264</text:p>
          </table:table-cell>
          <table:table-cell office:value-type="float" office:value="0.0553496" calcext:value-type="float">
            <text:p>0.0553496</text:p>
          </table:table-cell>
          <table:table-cell/>
          <table:table-cell office:value-type="float" office:value="0.013764" calcext:value-type="float">
            <text:p>0.013764</text:p>
          </table:table-cell>
          <table:table-cell office:value-type="float" office:value="0.0302253" calcext:value-type="float">
            <text:p>0.030225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number-columns-repeated="28"/>
        </table:table-row>
        <table:table-row table:style-name="ro13">
          <table:table-cell table:style-name="ce223" office:value-type="string" calcext:value-type="string" table:number-columns-spanned="4" table:number-rows-spanned="1">
            <text:p>AR NRMSEs (val)</text:p>
          </table:table-cell>
          <table:covered-table-cell table:number-columns-repeated="3"/>
          <table:table-cell/>
          <table:table-cell table:style-name="ce232" office:value-type="string" calcext:value-type="string" table:number-columns-spanned="4" table:number-rows-spanned="1">
            <text:p>VAR NRMSEs (val)</text:p>
          </table:table-cell>
          <table:covered-table-cell table:number-columns-repeated="3"/>
          <table:table-cell table:number-columns-repeated="19"/>
        </table:table-row>
        <table:table-row table:style-name="ro4">
          <table:table-cell table:number-columns-repeated="28"/>
        </table:table-row>
        <table:table-row table:style-name="ro4">
          <table:table-cell table:style-name="ce224" office:value-type="string" calcext:value-type="string">
            <text:p>20 – 1 – 1</text:p>
          </table:table-cell>
          <table:table-cell table:style-name="ce231" office:value-type="string" calcext:value-type="string">
            <text:p>20 – 5 – 5</text:p>
          </table:table-cell>
          <table:table-cell table:style-name="ce231" office:value-type="string" calcext:value-type="string">
            <text:p>20 – 10 – 10</text:p>
          </table:table-cell>
          <table:table-cell table:style-name="ce231" office:value-type="string" calcext:value-type="string">
            <text:p>20 – 15 – 15</text:p>
          </table:table-cell>
          <table:table-cell table:style-name="ce231"/>
          <table:table-cell table:style-name="ce224" office:value-type="string" calcext:value-type="string">
            <text:p>20 – 1 – 1</text:p>
          </table:table-cell>
          <table:table-cell table:style-name="ce231" office:value-type="string" calcext:value-type="string">
            <text:p>20 – 5 – 5</text:p>
          </table:table-cell>
          <table:table-cell table:style-name="ce231" office:value-type="string" calcext:value-type="string">
            <text:p>20 – 10 – 10</text:p>
          </table:table-cell>
          <table:table-cell table:style-name="ce231" office:value-type="string" calcext:value-type="string">
            <text:p>20 – 15 – 15</text:p>
          </table:table-cell>
          <table:table-cell table:style-name="ce231" table:number-columns-repeated="2"/>
          <table:table-cell table:number-columns-repeated="17"/>
        </table:table-row>
        <table:table-row table:style-name="ro4">
          <table:table-cell table:number-columns-repeated="28"/>
        </table:table-row>
        <table:table-row table:style-name="ro4">
          <table:table-cell office:value-type="float" office:value="0.00995764" calcext:value-type="float">
            <text:p>0.00995764</text:p>
          </table:table-cell>
          <table:table-cell office:value-type="float" office:value="0.0133547" calcext:value-type="float">
            <text:p>0.0133547</text:p>
          </table:table-cell>
          <table:table-cell office:value-type="float" office:value="0.016353" calcext:value-type="float">
            <text:p>0.016353</text:p>
          </table:table-cell>
          <table:table-cell office:value-type="float" office:value="0.0149475" calcext:value-type="float">
            <text:p>0.0149475</text:p>
          </table:table-cell>
          <table:table-cell/>
          <table:table-cell office:value-type="float" office:value="0.0161249" calcext:value-type="float">
            <text:p>0.0161249</text:p>
          </table:table-cell>
          <table:table-cell office:value-type="float" office:value="0.0155441" calcext:value-type="float">
            <text:p>0.015544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0331" calcext:value-type="float">
            <text:p>0.010331</text:p>
          </table:table-cell>
          <table:table-cell office:value-type="float" office:value="0.0134014" calcext:value-type="float">
            <text:p>0.0134014</text:p>
          </table:table-cell>
          <table:table-cell office:value-type="float" office:value="0.0171235" calcext:value-type="float">
            <text:p>0.0171235</text:p>
          </table:table-cell>
          <table:table-cell office:value-type="float" office:value="0.0149447" calcext:value-type="float">
            <text:p>0.0149447</text:p>
          </table:table-cell>
          <table:table-cell/>
          <table:table-cell office:value-type="float" office:value="0.0149819" calcext:value-type="float">
            <text:p>0.0149819</text:p>
          </table:table-cell>
          <table:table-cell office:value-type="float" office:value="0.0154604" calcext:value-type="float">
            <text:p>0.0154604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07949" calcext:value-type="float">
            <text:p>0.0107949</text:p>
          </table:table-cell>
          <table:table-cell office:value-type="float" office:value="0.0134583" calcext:value-type="float">
            <text:p>0.0134583</text:p>
          </table:table-cell>
          <table:table-cell office:value-type="float" office:value="0.0184946" calcext:value-type="float">
            <text:p>0.0184946</text:p>
          </table:table-cell>
          <table:table-cell office:value-type="float" office:value="0.0147677" calcext:value-type="float">
            <text:p>0.0147677</text:p>
          </table:table-cell>
          <table:table-cell/>
          <table:table-cell office:value-type="float" office:value="0.0131839" calcext:value-type="float">
            <text:p>0.0131839</text:p>
          </table:table-cell>
          <table:table-cell office:value-type="float" office:value="0.015417" calcext:value-type="float">
            <text:p>0.01541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1429" calcext:value-type="float">
            <text:p>0.011429</text:p>
          </table:table-cell>
          <table:table-cell office:value-type="float" office:value="0.0135787" calcext:value-type="float">
            <text:p>0.0135787</text:p>
          </table:table-cell>
          <table:table-cell office:value-type="float" office:value="0.0198199" calcext:value-type="float">
            <text:p>0.0198199</text:p>
          </table:table-cell>
          <table:table-cell office:value-type="float" office:value="0.0147478" calcext:value-type="float">
            <text:p>0.0147478</text:p>
          </table:table-cell>
          <table:table-cell/>
          <table:table-cell office:value-type="float" office:value="0.00955547" calcext:value-type="float">
            <text:p>0.00955547</text:p>
          </table:table-cell>
          <table:table-cell office:value-type="float" office:value="0.0153925" calcext:value-type="float">
            <text:p>0.0153925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0506" calcext:value-type="float">
            <text:p>0.0120506</text:p>
          </table:table-cell>
          <table:table-cell office:value-type="float" office:value="0.013805" calcext:value-type="float">
            <text:p>0.013805</text:p>
          </table:table-cell>
          <table:table-cell office:value-type="float" office:value="0.020696" calcext:value-type="float">
            <text:p>0.020696</text:p>
          </table:table-cell>
          <table:table-cell office:value-type="float" office:value="0.0148289" calcext:value-type="float">
            <text:p>0.0148289</text:p>
          </table:table-cell>
          <table:table-cell/>
          <table:table-cell office:value-type="float" office:value="0.00554311" calcext:value-type="float">
            <text:p>0.00554311</text:p>
          </table:table-cell>
          <table:table-cell office:value-type="float" office:value="0.0153768" calcext:value-type="float">
            <text:p>0.0153768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4518" calcext:value-type="float">
            <text:p>0.0124518</text:p>
          </table:table-cell>
          <table:table-cell office:value-type="float" office:value="0.0138345" calcext:value-type="float">
            <text:p>0.0138345</text:p>
          </table:table-cell>
          <table:table-cell office:value-type="float" office:value="0.0210862" calcext:value-type="float">
            <text:p>0.0210862</text:p>
          </table:table-cell>
          <table:table-cell office:value-type="float" office:value="0.0149548" calcext:value-type="float">
            <text:p>0.0149548</text:p>
          </table:table-cell>
          <table:table-cell/>
          <table:table-cell office:value-type="float" office:value="0.00352717" calcext:value-type="float">
            <text:p>0.00352717</text:p>
          </table:table-cell>
          <table:table-cell office:value-type="float" office:value="0.0153649" calcext:value-type="float">
            <text:p>0.0153649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4591" calcext:value-type="float">
            <text:p>0.0124591</text:p>
          </table:table-cell>
          <table:table-cell office:value-type="float" office:value="0.0135686" calcext:value-type="float">
            <text:p>0.0135686</text:p>
          </table:table-cell>
          <table:table-cell office:value-type="float" office:value="0.0210956" calcext:value-type="float">
            <text:p>0.0210956</text:p>
          </table:table-cell>
          <table:table-cell office:value-type="float" office:value="0.0151185" calcext:value-type="float">
            <text:p>0.0151185</text:p>
          </table:table-cell>
          <table:table-cell/>
          <table:table-cell office:value-type="float" office:value="0.00299362" calcext:value-type="float">
            <text:p>0.00299362</text:p>
          </table:table-cell>
          <table:table-cell office:value-type="float" office:value="0.0153541" calcext:value-type="float">
            <text:p>0.015354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15994" calcext:value-type="float">
            <text:p>0.0115994</text:p>
          </table:table-cell>
          <table:table-cell office:value-type="float" office:value="0.0134228" calcext:value-type="float">
            <text:p>0.0134228</text:p>
          </table:table-cell>
          <table:table-cell office:value-type="float" office:value="0.0208315" calcext:value-type="float">
            <text:p>0.0208315</text:p>
          </table:table-cell>
          <table:table-cell office:value-type="float" office:value="0.0153325" calcext:value-type="float">
            <text:p>0.0153325</text:p>
          </table:table-cell>
          <table:table-cell/>
          <table:table-cell office:value-type="float" office:value="0.00298988" calcext:value-type="float">
            <text:p>0.00298988</text:p>
          </table:table-cell>
          <table:table-cell office:value-type="float" office:value="0.0153427" calcext:value-type="float">
            <text:p>0.015342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855693" calcext:value-type="float">
            <text:p>0.00855693</text:p>
          </table:table-cell>
          <table:table-cell office:value-type="float" office:value="0.0133627" calcext:value-type="float">
            <text:p>0.0133627</text:p>
          </table:table-cell>
          <table:table-cell office:value-type="float" office:value="0.0203684" calcext:value-type="float">
            <text:p>0.0203684</text:p>
          </table:table-cell>
          <table:table-cell office:value-type="float" office:value="0.0156029" calcext:value-type="float">
            <text:p>0.0156029</text:p>
          </table:table-cell>
          <table:table-cell/>
          <table:table-cell office:value-type="float" office:value="0.00302146" calcext:value-type="float">
            <text:p>0.00302146</text:p>
          </table:table-cell>
          <table:table-cell office:value-type="float" office:value="0.0153295" calcext:value-type="float">
            <text:p>0.0153295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607841" calcext:value-type="float">
            <text:p>0.00607841</text:p>
          </table:table-cell>
          <table:table-cell office:value-type="float" office:value="0.0133357" calcext:value-type="float">
            <text:p>0.0133357</text:p>
          </table:table-cell>
          <table:table-cell office:value-type="float" office:value="0.0197533" calcext:value-type="float">
            <text:p>0.0197533</text:p>
          </table:table-cell>
          <table:table-cell office:value-type="float" office:value="0.0157833" calcext:value-type="float">
            <text:p>0.0157833</text:p>
          </table:table-cell>
          <table:table-cell/>
          <table:table-cell office:value-type="float" office:value="0.00303334" calcext:value-type="float">
            <text:p>0.00303334</text:p>
          </table:table-cell>
          <table:table-cell office:value-type="float" office:value="0.0153133" calcext:value-type="float">
            <text:p>0.015313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783122" calcext:value-type="float">
            <text:p>0.00783122</text:p>
          </table:table-cell>
          <table:table-cell office:value-type="float" office:value="0.0133227" calcext:value-type="float">
            <text:p>0.0133227</text:p>
          </table:table-cell>
          <table:table-cell office:value-type="float" office:value="0.0190203" calcext:value-type="float">
            <text:p>0.0190203</text:p>
          </table:table-cell>
          <table:table-cell office:value-type="float" office:value="0.0155094" calcext:value-type="float">
            <text:p>0.0155094</text:p>
          </table:table-cell>
          <table:table-cell/>
          <table:table-cell office:value-type="float" office:value="0.00303547" calcext:value-type="float">
            <text:p>0.00303547</text:p>
          </table:table-cell>
          <table:table-cell office:value-type="float" office:value="0.015293" calcext:value-type="float">
            <text:p>0.01529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857614" calcext:value-type="float">
            <text:p>0.00857614</text:p>
          </table:table-cell>
          <table:table-cell office:value-type="float" office:value="0.0133165" calcext:value-type="float">
            <text:p>0.0133165</text:p>
          </table:table-cell>
          <table:table-cell office:value-type="float" office:value="0.0182082" calcext:value-type="float">
            <text:p>0.0182082</text:p>
          </table:table-cell>
          <table:table-cell office:value-type="float" office:value="0.0150113" calcext:value-type="float">
            <text:p>0.0150113</text:p>
          </table:table-cell>
          <table:table-cell/>
          <table:table-cell office:value-type="float" office:value="0.00303462" calcext:value-type="float">
            <text:p>0.00303462</text:p>
          </table:table-cell>
          <table:table-cell office:value-type="float" office:value="0.015267" calcext:value-type="float">
            <text:p>0.01526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787706" calcext:value-type="float">
            <text:p>0.00787706</text:p>
          </table:table-cell>
          <table:table-cell office:value-type="float" office:value="0.0133143" calcext:value-type="float">
            <text:p>0.0133143</text:p>
          </table:table-cell>
          <table:table-cell office:value-type="float" office:value="0.017384" calcext:value-type="float">
            <text:p>0.017384</text:p>
          </table:table-cell>
          <table:table-cell office:value-type="float" office:value="0.0147575" calcext:value-type="float">
            <text:p>0.0147575</text:p>
          </table:table-cell>
          <table:table-cell/>
          <table:table-cell office:value-type="float" office:value="0.00303335" calcext:value-type="float">
            <text:p>0.00303335</text:p>
          </table:table-cell>
          <table:table-cell office:value-type="float" office:value="0.0152331" calcext:value-type="float">
            <text:p>0.015233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534366" calcext:value-type="float">
            <text:p>0.00534366</text:p>
          </table:table-cell>
          <table:table-cell office:value-type="float" office:value="0.013315" calcext:value-type="float">
            <text:p>0.013315</text:p>
          </table:table-cell>
          <table:table-cell office:value-type="float" office:value="0.0166699" calcext:value-type="float">
            <text:p>0.0166699</text:p>
          </table:table-cell>
          <table:table-cell office:value-type="float" office:value="0.0147531" calcext:value-type="float">
            <text:p>0.0147531</text:p>
          </table:table-cell>
          <table:table-cell/>
          <table:table-cell office:value-type="float" office:value="0.00303236" calcext:value-type="float">
            <text:p>0.00303236</text:p>
          </table:table-cell>
          <table:table-cell office:value-type="float" office:value="0.0151893" calcext:value-type="float">
            <text:p>0.015189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475496" calcext:value-type="float">
            <text:p>0.00475496</text:p>
          </table:table-cell>
          <table:table-cell table:style-name="Default" office:value-type="float" office:value="0.0133183" calcext:value-type="float">
            <text:p>0.0133183</text:p>
          </table:table-cell>
          <table:table-cell table:style-name="Default" office:value-type="float" office:value="0.0162575" calcext:value-type="float">
            <text:p>0.0162575</text:p>
          </table:table-cell>
          <table:table-cell table:style-name="Default" office:value-type="float" office:value="0.0148411" calcext:value-type="float">
            <text:p>0.0148411</text:p>
          </table:table-cell>
          <table:table-cell table:style-name="Default"/>
          <table:table-cell table:style-name="Default" office:value-type="float" office:value="0.00303171" calcext:value-type="float">
            <text:p>0.00303171</text:p>
          </table:table-cell>
          <table:table-cell table:style-name="Default" office:value-type="float" office:value="0.0151363" calcext:value-type="float">
            <text:p>0.0151363</text:p>
          </table:table-cell>
          <table:table-cell table:style-name="Default" office:value-type="float" office:value="0.0217135" calcext:value-type="float">
            <text:p>0.0217135</text:p>
          </table:table-cell>
          <table:table-cell table:style-name="Default" office:value-type="float" office:value="0.0147411" calcext:value-type="float">
            <text:p>0.0147411</text:p>
          </table:table-cell>
          <table:table-cell/>
          <table:table-cell table:style-name="Default" table:number-columns-repeated="18"/>
        </table:table-row>
      </table:table>
      <table:table table:name="Stack loss" table:style-name="ta1">
        <table:table-column table:style-name="co1" table:default-cell-style-name="ce99"/>
        <table:table-column table:style-name="co10" table:default-cell-style-name="ce194"/>
        <table:table-column table:style-name="co11" table:default-cell-style-name="ce203"/>
        <table:table-column table:style-name="co12" table:default-cell-style-name="ce234"/>
        <table:table-column table:style-name="co13" table:default-cell-style-name="ce234"/>
        <table:table-column table:style-name="co14" table:default-cell-style-name="ce234"/>
        <table:table-column table:style-name="co11" table:default-cell-style-name="ce213"/>
        <table:table-column table:style-name="co6" table:number-columns-repeated="2" table:default-cell-style-name="ce214"/>
        <table:table-column table:style-name="co6" table:default-cell-style-name="ce234"/>
        <table:table-column table:style-name="co6" table:default-cell-style-name="ce214"/>
        <table:table-column table:style-name="co6" table:default-cell-style-name="ce234"/>
        <table:table-column table:style-name="co6" table:default-cell-style-name="ce214"/>
        <table:table-column table:style-name="co11" table:default-cell-style-name="ce213"/>
        <table:table-column table:style-name="co6" table:number-columns-repeated="2" table:default-cell-style-name="ce234"/>
        <table:table-column table:style-name="co1" table:default-cell-style-name="ce211"/>
        <table:table-column table:style-name="co6" table:default-cell-style-name="ce239"/>
        <table:table-column table:style-name="co6" table:default-cell-style-name="ce99"/>
        <table:table-column table:style-name="co1" table:default-cell-style-name="ce99"/>
        <table:table-column table:style-name="co6" table:default-cell-style-name="Default"/>
        <table:table-row table:style-name="ro10">
          <table:table-cell/>
          <table:table-cell table:style-name="ce99" table:number-columns-repeated="17"/>
          <table:table-cell table:number-columns-repeated="3"/>
        </table:table-row>
        <table:table-row table:style-name="ro11">
          <table:table-cell/>
          <table:table-cell table:style-name="ce193"/>
          <table:table-cell table:style-name="ce201"/>
          <table:table-cell table:style-name="ce204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100"/>
          <table:covered-table-cell table:style-name="ce236"/>
          <table:covered-table-cell table:style-name="ce237"/>
          <table:covered-table-cell table:number-columns-repeated="8" table:style-name="ce238"/>
          <table:covered-table-cell table:style-name="ce100"/>
          <table:covered-table-cell table:number-columns-repeated="2" table:style-name="ce109"/>
          <table:table-cell/>
          <table:table-cell table:style-name="ce192" office:value-type="string" calcext:value-type="string">
            <text:p>Laptop</text:p>
          </table:table-cell>
        </table:table-row>
        <table:table-row table:style-name="ro10">
          <table:table-cell/>
          <table:table-cell table:style-name="ce193"/>
          <table:table-cell table:style-name="ce201"/>
          <table:table-cell table:style-name="ce99" table:number-columns-repeated="3"/>
          <table:table-cell table:style-name="ce201" table:number-columns-repeated="10"/>
          <table:table-cell table:style-name="ce99" table:number-columns-repeated="2"/>
          <table:table-cell table:number-columns-repeated="3"/>
        </table:table-row>
        <table:table-row table:style-name="ro6">
          <table:table-cell/>
          <table:table-cell table:style-name="ce99"/>
          <table:table-cell table:style-name="ce202"/>
          <table:table-cell table:style-name="ce23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212"/>
          <table:table-cell table:style-name="ce202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number-columns-repeated="2"/>
        </table:table-row>
        <table:table-row table:style-name="ro6">
          <table:table-cell table:number-columns-repeated="2"/>
          <table:table-cell table:style-name="ce194"/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195"/>
          <table:table-cell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number-columns-repeated="2"/>
        </table:table-row>
        <table:table-row table:style-name="ro7">
          <table:table-cell/>
          <table:table-cell table:style-name="ce196" office:value-type="string" calcext:value-type="string">
            <text:p>Scalar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34" office:value-type="float" office:value="2" calcext:value-type="float">
            <text:p>2</text:p>
          </table:table-cell>
          <table:table-cell table:style-name="ce23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3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34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2"/>
          <table:table-cell table:style-name="ce239" office:value-type="float" office:value="0.1237" calcext:value-type="float">
            <text:p>0.1237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94"/>
          <table:table-cell table:style-name="ce211" table:number-columns-repeated="3"/>
          <table:table-cell table:style-name="ce214"/>
          <table:table-cell table:number-columns-repeated="2"/>
          <table:table-cell table:style-name="ce214"/>
          <table:table-cell/>
          <table:table-cell table:style-name="ce214"/>
          <table:table-cell/>
          <table:table-cell table:style-name="ce214" table:number-columns-repeated="3"/>
          <table:table-cell/>
          <table:table-cell table:style-name="ce214" table:number-columns-repeated="2"/>
          <table:table-cell table:number-columns-repeated="2"/>
        </table:table-row>
        <table:table-row table:style-name="ro7">
          <table:table-cell/>
          <table:table-cell table:style-name="ce199" office:value-type="string" calcext:value-type="string">
            <text:p>Matrix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3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3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34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2"/>
          <table:table-cell table:style-name="ce234" office:value-type="float" office:value="0.0867" calcext:value-type="float">
            <text:p>0.0867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9"/>
          <table:table-cell table:style-name="ce211" table:number-columns-repeated="4"/>
          <table:table-cell table:number-columns-repeated="2"/>
          <table:table-cell table:style-name="ce214"/>
          <table:table-cell/>
          <table:table-cell table:style-name="ce214"/>
          <table:table-cell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 table:number-columns-repeated="2"/>
        </table:table-row>
        <table:table-row table:style-name="ro7">
          <table:table-cell/>
          <table:table-cell table:style-name="ce199" office:value-type="string" calcext:value-type="string">
            <text:p>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13" table:number-columns-repeated="2"/>
          <table:table-cell office:value-type="float" office:value="3" calcext:value-type="float">
            <text:p>3</text:p>
          </table:table-cell>
          <table:table-cell table:style-name="ce213"/>
          <table:table-cell office:value-type="float" office:value="3" calcext:value-type="float">
            <text:p>3</text:p>
          </table:table-cell>
          <table:table-cell table:style-name="ce213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2"/>
          <table:table-cell table:style-name="ce239" office:value-type="float" office:value="0.1585" calcext:value-type="float">
            <text:p>0.1585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9"/>
          <table:table-cell table:style-name="ce211" table:number-columns-repeated="4"/>
          <table:table-cell table:number-columns-repeated="2"/>
          <table:table-cell table:style-name="ce214"/>
          <table:table-cell/>
          <table:table-cell table:style-name="ce214"/>
          <table:table-cell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 table:number-columns-repeated="2"/>
        </table:table-row>
        <table:table-row table:style-name="ro7">
          <table:table-cell/>
          <table:table-cell table:style-name="ce199" office:value-type="string" calcext:value-type="string">
            <text:p>V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13" table:number-columns-repeated="2"/>
          <table:table-cell office:value-type="float" office:value="1" calcext:value-type="float">
            <text:p>1</text:p>
          </table:table-cell>
          <table:table-cell table:style-name="ce213"/>
          <table:table-cell office:value-type="float" office:value="2" calcext:value-type="float">
            <text:p>2</text:p>
          </table:table-cell>
          <table:table-cell table:style-name="ce213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2"/>
          <table:table-cell table:style-name="ce239" office:value-type="float" office:value="0.1515" calcext:value-type="float">
            <text:p>0.1515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9"/>
          <table:table-cell table:style-name="ce211" table:number-columns-repeated="4"/>
          <table:table-cell table:number-columns-repeated="2"/>
          <table:table-cell table:style-name="ce214"/>
          <table:table-cell/>
          <table:table-cell table:style-name="ce214"/>
          <table:table-cell/>
          <table:table-cell table:style-name="ce211"/>
          <table:table-cell table:style-name="ce214" table:number-columns-repeated="2"/>
          <table:table-cell/>
          <table:table-cell table:style-name="ce211" table:number-columns-repeated="2"/>
          <table:table-cell table:number-columns-repeated="2"/>
        </table:table-row>
        <table:table-row table:style-name="ro7">
          <table:table-cell/>
          <table:table-cell table:style-name="ce199" office:value-type="string" calcext:value-type="string">
            <text:p>Prophe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13" table:number-columns-repeated="2"/>
          <table:table-cell/>
          <table:table-cell table:style-name="ce213"/>
          <table:table-cell/>
          <table:table-cell table:style-name="ce213"/>
          <table:table-cell table:number-columns-repeated="2"/>
          <table:table-cell table:style-name="ce112"/>
          <table:table-cell table:number-columns-repeated="2"/>
          <table:table-cell table:style-name="ce234" office:value-type="float" office:value="0.211" calcext:value-type="float">
            <text:p>0.211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9" table:number-columns-repeated="5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2"/>
          <table:table-cell table:number-columns-repeated="3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9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99" table:number-columns-repeated="3"/>
          <table:table-cell table:style-name="ce189"/>
          <table:table-cell table:style-name="ce99" table:number-columns-repeated="17"/>
          <table:table-cell/>
        </table:table-row>
        <table:table-row table:style-name="ro11">
          <table:table-cell table:style-name="ce99"/>
          <table:table-cell table:style-name="ce193"/>
          <table:table-cell table:style-name="ce201"/>
          <table:table-cell table:style-name="ce204" office:value-type="string" calcext:value-type="string" table:number-columns-spanned="17" table:number-rows-spanned="1">
            <text:p>US Macroeconomic data</text:p>
          </table:table-cell>
          <table:covered-table-cell table:style-name="ce243"/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/>
          <table:table-cell table:style-name="ce99"/>
          <table:table-cell table:style-name="ce192" office:value-type="string" calcext:value-type="string">
            <text:p>PC</text:p>
          </table:table-cell>
        </table:table-row>
        <table:table-row table:style-name="ro10">
          <table:table-cell table:style-name="ce99"/>
          <table:table-cell table:style-name="ce193"/>
          <table:table-cell table:style-name="ce201"/>
          <table:table-cell table:style-name="ce240"/>
          <table:table-cell table:style-name="ce99" table:number-columns-repeated="3"/>
          <table:table-cell table:style-name="ce201" table:number-columns-repeated="10"/>
          <table:table-cell table:style-name="ce99" table:number-columns-repeated="4"/>
          <table:table-cell/>
        </table:table-row>
        <table:table-row table:style-name="ro6">
          <table:table-cell table:style-name="ce99" table:number-columns-repeated="2"/>
          <table:table-cell table:style-name="ce202"/>
          <table:table-cell table:style-name="ce205" office:value-type="string" calcext:value-type="string" table:number-columns-spanned="4" table:number-rows-spanned="1">
            <text:p>Data Info</text:p>
          </table:table-cell>
          <table:covered-table-cell table:style-name="ce60"/>
          <table:covered-table-cell table:number-columns-repeated="2" table:style-name="ce218"/>
          <table:table-cell table:style-name="ce202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/>
        </table:table-row>
        <table:table-row table:style-name="ro6">
          <table:table-cell table:style-name="ce99"/>
          <table:table-cell table:style-name="ce194" table:number-columns-repeated="2"/>
          <table:table-cell table:style-name="ce205" office:value-type="string" calcext:value-type="string">
            <text:p>Total %</text:p>
          </table:table-cell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5"/>
          <table:table-cell table:style-name="ce203"/>
          <table:table-cell table:style-name="ce241"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203"/>
          <table:table-cell table:style-name="ce242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5" calcext:value-type="float">
            <text:p>5</text:p>
          </table:table-cell>
          <table:table-cell table:number-columns-repeated="2"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45" office:value-type="float" office:value="8.07662" calcext:value-type="float">
            <text:p>8.07662</text:p>
          </table:table-cell>
          <table:table-cell table:style-name="ce245" office:value-type="float" office:value="0.008" calcext:value-type="float">
            <text:p>0.008</text:p>
          </table:table-cell>
          <table:table-cell table:style-name="ce211"/>
          <table:table-cell table:style-name="ce239"/>
          <table:table-cell table:style-name="ce245" office:value-type="float" office:value="0.008" calcext:value-type="float">
            <text:p>0.00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7.84913" calcext:value-type="float">
            <text:p>7.84913</text:p>
          </table:table-cell>
          <table:table-cell table:style-name="ce208" office:value-type="float" office:value="0.005224" calcext:value-type="float">
            <text:p>0.005224</text:p>
          </table:table-cell>
          <table:table-cell table:style-name="ce211"/>
          <table:table-cell table:style-name="ce239"/>
          <table:table-cell table:style-name="ce208" office:value-type="float" office:value="0.005224" calcext:value-type="float">
            <text:p>0.00522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6" calcext:value-type="float">
            <text:p>6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7" calcext:value-type="float">
            <text:p>7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0.181281" calcext:value-type="float">
            <text:p>10.181281</text:p>
          </table:table-cell>
          <table:table-cell table:style-name="ce207" office:value-type="float" office:value="0.004635" calcext:value-type="float">
            <text:p>0.004635</text:p>
          </table:table-cell>
          <table:table-cell table:style-name="ce211"/>
          <table:table-cell table:style-name="ce246"/>
          <table:table-cell table:style-name="ce207" office:value-type="float" office:value="0.004635" calcext:value-type="float">
            <text:p>0.00463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7" calcext:value-type="float">
            <text:p>7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24.08125" calcext:value-type="float">
            <text:p>24.08125</text:p>
          </table:table-cell>
          <table:table-cell table:style-name="ce208" office:value-type="float" office:value="0.007844" calcext:value-type="float">
            <text:p>0.007844</text:p>
          </table:table-cell>
          <table:table-cell table:style-name="ce211"/>
          <table:table-cell table:style-name="ce246"/>
          <table:table-cell table:style-name="ce208" office:value-type="float" office:value="0.007844" calcext:value-type="float">
            <text:p>0.007844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 table:number-columns-repeated="2"/>
          <table:table-cell table:style-name="ce214"/>
          <table:table-cell table:style-name="ce211" table:number-columns-repeated="3"/>
          <table:table-cell table:style-name="ce214" table:number-columns-repeated="10"/>
          <table:table-cell table:style-name="ce211"/>
          <table:table-cell table:style-name="ce214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6" calcext:value-type="float">
            <text:p>6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 table:style-name="ce207" office:value-type="float" office:value="3" calcext:value-type="float">
            <text:p>3</text:p>
          </table:table-cell>
          <table:table-cell table:style-name="ce207" office:value-type="float" office:value="0.1" calcext:value-type="float">
            <text:p>0.1</text:p>
          </table:table-cell>
          <table:table-cell table:style-name="ce213"/>
          <table:table-cell table:style-name="ce207" office:value-type="float" office:value="3.76277" calcext:value-type="float">
            <text:p>3.76277</text:p>
          </table:table-cell>
          <table:table-cell table:style-name="ce207" office:value-type="float" office:value="0.003728" calcext:value-type="float">
            <text:p>0.003728</text:p>
          </table:table-cell>
          <table:table-cell table:style-name="ce211"/>
          <table:table-cell table:style-name="ce239"/>
          <table:table-cell table:style-name="ce207" office:value-type="float" office:value="0.003728" calcext:value-type="float">
            <text:p>0.00372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10" calcext:value-type="float">
            <text:p>10</text:p>
          </table:table-cell>
          <table:table-cell table:number-columns-repeated="2" table:style-name="ce208" office:value-type="float" office:value="2" calcext:value-type="float">
            <text:p>2</text:p>
          </table:table-cell>
          <table:table-cell table:style-name="ce208" office:value-type="float" office:value="10" calcext:value-type="float">
            <text:p>1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44"/>
          <table:table-cell table:style-name="ce208" office:value-type="float" office:value="4.76088" calcext:value-type="float">
            <text:p>4.76088</text:p>
          </table:table-cell>
          <table:table-cell table:style-name="ce208" office:value-type="float" office:value="0.003168" calcext:value-type="float">
            <text:p>0.003168</text:p>
          </table:table-cell>
          <table:table-cell table:style-name="ce211"/>
          <table:table-cell table:style-name="ce239"/>
          <table:table-cell table:style-name="ce208" office:value-type="float" office:value="0.003168" calcext:value-type="float">
            <text:p>0.00316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0" calcext:value-type="float">
            <text:p>10</text:p>
          </table:table-cell>
          <table:table-cell table:number-columns-repeated="2" table:style-name="ce207" office:value-type="float" office:value="3" calcext:value-type="float">
            <text:p>3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5.407309" calcext:value-type="float">
            <text:p>5.407309</text:p>
          </table:table-cell>
          <table:table-cell table:style-name="ce207" office:value-type="float" office:value="0.0024618" calcext:value-type="float">
            <text:p>0.0024618</text:p>
          </table:table-cell>
          <table:table-cell table:style-name="ce211"/>
          <table:table-cell table:style-name="ce246"/>
          <table:table-cell table:style-name="ce207" office:value-type="float" office:value="0.0024618" calcext:value-type="float">
            <text:p>0.002461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08" office:value-type="float" office:value="12" calcext:value-type="float">
            <text:p>1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10" calcext:value-type="float">
            <text:p>10</text:p>
          </table:table-cell>
          <table:table-cell table:style-name="ce213"/>
          <table:table-cell table:style-name="ce208" office:value-type="float" office:value="18.83485" calcext:value-type="float">
            <text:p>18.83485</text:p>
          </table:table-cell>
          <table:table-cell table:style-name="ce208" office:value-type="float" office:value="0.0061352" calcext:value-type="float">
            <text:p>0.0061352</text:p>
          </table:table-cell>
          <table:table-cell table:style-name="ce211"/>
          <table:table-cell table:style-name="ce246"/>
          <table:table-cell table:style-name="ce208" office:value-type="float" office:value="0.0057352" calcext:value-type="float">
            <text:p>0.0057352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3" calcext:value-type="float">
            <text:p>3</text:p>
          </table:table-cell>
          <table:table-cell table:style-name="ce213"/>
          <table:table-cell table:style-name="ce207" office:value-type="float" office:value="1" calcext:value-type="float">
            <text:p>1</text:p>
          </table:table-cell>
          <table:table-cell table:style-name="ce213" table:number-columns-repeated="2"/>
          <table:table-cell table:style-name="ce207" office:value-type="float" office:value="5.331602" calcext:value-type="float">
            <text:p>5.331602</text:p>
          </table:table-cell>
          <table:table-cell table:style-name="ce207" office:value-type="float" office:value="0.005283" calcext:value-type="float">
            <text:p>0.005283</text:p>
          </table:table-cell>
          <table:table-cell table:style-name="ce211"/>
          <table:table-cell table:style-name="ce239"/>
          <table:table-cell table:style-name="ce207" office:value-type="float" office:value="0.005283" calcext:value-type="float">
            <text:p>0.00528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13.001591" calcext:value-type="float">
            <text:p>13.001591</text:p>
          </table:table-cell>
          <table:table-cell table:style-name="ce208" office:value-type="float" office:value="0.008653" calcext:value-type="float">
            <text:p>0.008653</text:p>
          </table:table-cell>
          <table:table-cell table:style-name="ce211"/>
          <table:table-cell table:style-name="ce239"/>
          <table:table-cell table:style-name="ce208" office:value-type="float" office:value="0.008653" calcext:value-type="float">
            <text:p>0.00865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6" calcext:value-type="float">
            <text:p>6</text:p>
          </table:table-cell>
          <table:table-cell table:style-name="ce213"/>
          <table:table-cell table:style-name="ce207" office:value-type="float" office:value="2" calcext:value-type="float">
            <text:p>2</text:p>
          </table:table-cell>
          <table:table-cell table:style-name="ce213" table:number-columns-repeated="2"/>
          <table:table-cell table:style-name="ce207" office:value-type="float" office:value="12.330068" calcext:value-type="float">
            <text:p>12.330068</text:p>
          </table:table-cell>
          <table:table-cell table:style-name="ce207" office:value-type="float" office:value="0.005613" calcext:value-type="float">
            <text:p>0.005613</text:p>
          </table:table-cell>
          <table:table-cell table:style-name="ce211"/>
          <table:table-cell table:style-name="ce246"/>
          <table:table-cell table:style-name="ce207" office:value-type="float" office:value="0.005613" calcext:value-type="float">
            <text:p>0.00561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8" calcext:value-type="float">
            <text:p>8</text:p>
          </table:table-cell>
          <table:table-cell table:style-name="ce213"/>
          <table:table-cell table:style-name="ce208" office:value-type="float" office:value="1" calcext:value-type="float">
            <text:p>1</text:p>
          </table:table-cell>
          <table:table-cell table:style-name="ce213" table:number-columns-repeated="2"/>
          <table:table-cell table:style-name="ce208" office:value-type="float" office:value="46.157202" calcext:value-type="float">
            <text:p>46.157202</text:p>
          </table:table-cell>
          <table:table-cell table:style-name="ce208" office:value-type="float" office:value="0.015035" calcext:value-type="float">
            <text:p>0.015035</text:p>
          </table:table-cell>
          <table:table-cell table:style-name="ce211"/>
          <table:table-cell table:style-name="ce246"/>
          <table:table-cell table:style-name="ce208" office:value-type="float" office:value="0.015035" calcext:value-type="float">
            <text:p>0.015035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" calcext:value-type="float">
            <text:p>1</text:p>
          </table:table-cell>
          <table:table-cell table:style-name="ce213" table:number-columns-repeated="2"/>
          <table:table-cell table:style-name="ce207" office:value-type="float" office:value="8.0074231" calcext:value-type="float">
            <text:p>8.0074231</text:p>
          </table:table-cell>
          <table:table-cell table:style-name="ce207" office:value-type="float" office:value="0.007934" calcext:value-type="float">
            <text:p>0.007934</text:p>
          </table:table-cell>
          <table:table-cell table:style-name="ce211"/>
          <table:table-cell table:style-name="ce239"/>
          <table:table-cell table:style-name="ce207" office:value-type="float" office:value="0.007934" calcext:value-type="float">
            <text:p>0.00793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3" calcext:value-type="float">
            <text:p>3</text:p>
          </table:table-cell>
          <table:table-cell table:style-name="ce213" table:number-columns-repeated="2"/>
          <table:table-cell table:style-name="ce208" office:value-type="float" office:value="12.75254" calcext:value-type="float">
            <text:p>12.75254</text:p>
          </table:table-cell>
          <table:table-cell table:style-name="ce208" office:value-type="float" office:value="0.008487" calcext:value-type="float">
            <text:p>0.008487</text:p>
          </table:table-cell>
          <table:table-cell table:style-name="ce211"/>
          <table:table-cell table:style-name="ce239"/>
          <table:table-cell table:style-name="ce208" office:value-type="float" office:value="0.008487" calcext:value-type="float">
            <text:p>0.00848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2" calcext:value-type="float">
            <text:p>2</text:p>
          </table:table-cell>
          <table:table-cell table:style-name="ce213"/>
          <table:table-cell table:style-name="ce207" office:value-type="float" office:value="2" calcext:value-type="float">
            <text:p>2</text:p>
          </table:table-cell>
          <table:table-cell table:style-name="ce213" table:number-columns-repeated="2"/>
          <table:table-cell table:style-name="ce207" office:value-type="float" office:value="9.902829" calcext:value-type="float">
            <text:p>9.902829</text:p>
          </table:table-cell>
          <table:table-cell table:style-name="ce207" office:value-type="float" office:value="0.004508" calcext:value-type="float">
            <text:p>0.004508</text:p>
          </table:table-cell>
          <table:table-cell table:style-name="ce211"/>
          <table:table-cell table:style-name="ce246"/>
          <table:table-cell table:style-name="ce207" office:value-type="float" office:value="0.004508" calcext:value-type="float">
            <text:p>0.00450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8" calcext:value-type="float">
            <text:p>8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20.29263" calcext:value-type="float">
            <text:p>20.29263</text:p>
          </table:table-cell>
          <table:table-cell table:style-name="ce208" office:value-type="float" office:value="0.00661" calcext:value-type="float">
            <text:p>0.00661</text:p>
          </table:table-cell>
          <table:table-cell table:style-name="ce211"/>
          <table:table-cell table:style-name="ce246"/>
          <table:table-cell table:style-name="ce208" office:value-type="float" office:value="0.00661" calcext:value-type="float">
            <text:p>0.00661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5"/>
          <table:table-cell table:style-name="ce207" office:value-type="float" office:value="1" calcext:value-type="float">
            <text:p>1</text:p>
          </table:table-cell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07" office:value-type="float" office:value="0.007" calcext:value-type="float">
            <text:p>0.00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5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08" office:value-type="float" office:value="0.0086" calcext:value-type="float">
            <text:p>0.008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5"/>
          <table:table-cell table:style-name="ce207" office:value-type="float" office:value="1" calcext:value-type="float">
            <text:p>1</text:p>
          </table:table-cell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07" office:value-type="float" office:value="0.0095" calcext:value-type="float">
            <text:p>0.009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4"/>
          <table:table-cell table:style-name="ce208" office:value-type="float" office:value="1" calcext:value-type="float">
            <text:p>1</text:p>
          </table:table-cell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08" office:value-type="float" office:value="0.0179" calcext:value-type="float">
            <text:p>0.0179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189"/>
          <table:table-cell table:style-name="ce99" table:number-columns-repeated="4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9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99" table:number-columns-repeated="3"/>
          <table:table-cell table:style-name="ce189"/>
          <table:table-cell table:style-name="ce99" table:number-columns-repeated="17"/>
          <table:table-cell/>
        </table:table-row>
        <table:table-row table:style-name="ro11">
          <table:table-cell table:style-name="ce99"/>
          <table:table-cell table:style-name="ce193"/>
          <table:table-cell table:style-name="ce201"/>
          <table:table-cell table:style-name="ce204" office:value-type="string" calcext:value-type="string" table:number-columns-spanned="17" table:number-rows-spanned="1">
            <text:p>El-Nino data</text:p>
          </table:table-cell>
          <table:covered-table-cell table:style-name="ce243"/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/>
          <table:table-cell table:style-name="ce99"/>
          <table:table-cell table:style-name="ce192" office:value-type="string" calcext:value-type="string">
            <text:p>Laptop</text:p>
          </table:table-cell>
        </table:table-row>
        <table:table-row table:style-name="ro10">
          <table:table-cell table:style-name="ce99"/>
          <table:table-cell table:style-name="ce193"/>
          <table:table-cell table:style-name="ce201"/>
          <table:table-cell table:style-name="ce240"/>
          <table:table-cell table:style-name="ce99" table:number-columns-repeated="3"/>
          <table:table-cell table:style-name="ce201" table:number-columns-repeated="10"/>
          <table:table-cell table:style-name="ce99" table:number-columns-repeated="4"/>
          <table:table-cell/>
        </table:table-row>
        <table:table-row table:style-name="ro6">
          <table:table-cell table:style-name="ce99" table:number-columns-repeated="2"/>
          <table:table-cell table:style-name="ce202"/>
          <table:table-cell table:style-name="ce205" office:value-type="string" calcext:value-type="string" table:number-columns-spanned="4" table:number-rows-spanned="1">
            <text:p>Data Info</text:p>
          </table:table-cell>
          <table:covered-table-cell table:style-name="ce60"/>
          <table:covered-table-cell table:number-columns-repeated="2" table:style-name="ce218"/>
          <table:table-cell table:style-name="ce202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/>
        </table:table-row>
        <table:table-row table:style-name="ro6">
          <table:table-cell table:style-name="ce99"/>
          <table:table-cell table:style-name="ce194" table:number-columns-repeated="2"/>
          <table:table-cell table:style-name="ce205" office:value-type="string" calcext:value-type="string">
            <text:p>Total %</text:p>
          </table:table-cell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5"/>
          <table:table-cell table:style-name="ce203"/>
          <table:table-cell table:style-name="ce241"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2" office:value-type="string" calcext:value-type="string" table:number-columns-spanned="1" table:number-rows-spanned="4">
            <text:p>Scalar C.</text:p>
          </table:table-cell>
          <table:table-cell table:style-name="ce203"/>
          <table:table-cell table:style-name="ce242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3" calcext:value-type="float">
            <text:p>3</text:p>
          </table:table-cell>
          <table:table-cell table:number-columns-repeated="2" table:style-name="ce207" office:value-type="float" office:value="2" calcext:value-type="float">
            <text:p>2</text:p>
          </table:table-cell>
          <table:table-cell table:style-name="ce207" office:value-type="float" office:value="7" calcext:value-type="float">
            <text:p>7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.257712" calcext:value-type="float">
            <text:p>0.257712</text:p>
          </table:table-cell>
          <table:table-cell table:style-name="ce207" office:value-type="float" office:value="0.011444" calcext:value-type="float">
            <text:p>0.011444</text:p>
          </table:table-cell>
          <table:table-cell table:style-name="ce211"/>
          <table:table-cell table:style-name="ce239"/>
          <table:table-cell table:style-name="ce207" office:value-type="float" office:value="0.0114" calcext:value-type="float">
            <text:p>0.011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4" calcext:value-type="float">
            <text:p>4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7" calcext:value-type="float">
            <text:p>7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0.242151" calcext:value-type="float">
            <text:p>0.242151</text:p>
          </table:table-cell>
          <table:table-cell table:style-name="ce208" office:value-type="float" office:value="0.010379" calcext:value-type="float">
            <text:p>0.010379</text:p>
          </table:table-cell>
          <table:table-cell table:style-name="ce211"/>
          <table:table-cell table:style-name="ce239"/>
          <table:table-cell table:style-name="ce208" office:value-type="float" office:value="0.0104" calcext:value-type="float">
            <text:p>0.010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0" calcext:value-type="float">
            <text:p>10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.56466" calcext:value-type="float">
            <text:p>0.56466</text:p>
          </table:table-cell>
          <table:table-cell table:style-name="ce207" office:value-type="float" office:value="0.024495" calcext:value-type="float">
            <text:p>0.024495</text:p>
          </table:table-cell>
          <table:table-cell table:style-name="ce211"/>
          <table:table-cell table:style-name="ce246"/>
          <table:table-cell table:style-name="ce207" office:value-type="float" office:value="0.0245" calcext:value-type="float">
            <text:p>0.024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9" calcext:value-type="float">
            <text:p>5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string" calcext:value-type="string">
            <text:p>2 (4)</text:p>
          </table:table-cell>
          <table:table-cell table:style-name="ce208" office:value-type="string" calcext:value-type="string">
            <text:p>4 (2)</text:p>
          </table:table-cell>
          <table:table-cell table:style-name="ce208" office:value-type="string" calcext:value-type="string">
            <text:p>4 (1)</text:p>
          </table:table-cell>
          <table:table-cell table:style-name="ce208" office:value-type="string" calcext:value-type="string">
            <text:p>5 (3)</text:p>
          </table:table-cell>
          <table:table-cell table:style-name="ce208" office:value-type="string" calcext:value-type="string">
            <text:p>0 (0)</text:p>
          </table:table-cell>
          <table:table-cell table:style-name="ce208" office:value-type="string" calcext:value-type="string">
            <text:p>1 (1)</text:p>
          </table:table-cell>
          <table:table-cell table:style-name="ce213"/>
          <table:table-cell table:style-name="ce208" office:value-type="float" office:value="0.377475" calcext:value-type="float">
            <text:p>0.377475</text:p>
          </table:table-cell>
          <table:table-cell table:style-name="ce208" office:value-type="float" office:value="0.015965" calcext:value-type="float">
            <text:p>0.015965</text:p>
          </table:table-cell>
          <table:table-cell table:style-name="ce211"/>
          <table:table-cell table:style-name="ce246"/>
          <table:table-cell table:style-name="ce208" office:value-type="float" office:value="0.016" calcext:value-type="float">
            <text:p>0.016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 table:number-columns-repeated="2"/>
          <table:table-cell table:style-name="ce214"/>
          <table:table-cell table:style-name="ce211" table:number-columns-repeated="3"/>
          <table:table-cell table:style-name="ce214" table:number-columns-repeated="10"/>
          <table:table-cell table:style-name="ce211"/>
          <table:table-cell table:style-name="ce214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3" office:value-type="string" calcext:value-type="string" table:number-columns-spanned="1" table:number-rows-spanned="4">
            <text:p>Matrix C.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1" calcext:value-type="float">
            <text:p>11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6" calcext:value-type="float">
            <text:p>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.241234" calcext:value-type="float">
            <text:p>0.241234</text:p>
          </table:table-cell>
          <table:table-cell table:style-name="ce207" office:value-type="float" office:value="0.010713" calcext:value-type="float">
            <text:p>0.010713</text:p>
          </table:table-cell>
          <table:table-cell table:style-name="ce211"/>
          <table:table-cell table:style-name="ce239"/>
          <table:table-cell table:style-name="ce207" office:value-type="float" office:value="0.0107" calcext:value-type="float">
            <text:p>0.010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number-columns-repeated="2" table:style-name="ce208" office:value-type="float" office:value="6" calcext:value-type="float">
            <text:p>6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9" calcext:value-type="float">
            <text:p>9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44"/>
          <table:table-cell table:style-name="ce208" office:value-type="float" office:value="0.216763" calcext:value-type="float">
            <text:p>0.216763</text:p>
          </table:table-cell>
          <table:table-cell table:style-name="ce208" office:value-type="float" office:value="0.009291" calcext:value-type="float">
            <text:p>0.009291</text:p>
          </table:table-cell>
          <table:table-cell table:style-name="ce211"/>
          <table:table-cell table:style-name="ce239"/>
          <table:table-cell table:style-name="ce208" office:value-type="float" office:value="0.0093" calcext:value-type="float">
            <text:p>0.009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0" calcext:value-type="float">
            <text:p>10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8" calcext:value-type="float">
            <text:p>8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.237101" calcext:value-type="float">
            <text:p>0.237101</text:p>
          </table:table-cell>
          <table:table-cell table:style-name="ce207" office:value-type="float" office:value="0.010285" calcext:value-type="float">
            <text:p>0.010285</text:p>
          </table:table-cell>
          <table:table-cell table:style-name="ce211"/>
          <table:table-cell table:style-name="ce246"/>
          <table:table-cell table:style-name="ce207" office:value-type="float" office:value="0.0103" calcext:value-type="float">
            <text:p>0.010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9" calcext:value-type="float">
            <text:p>5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1.5" calcext:value-type="float">
            <text:p>1.5</text:p>
          </table:table-cell>
          <table:table-cell table:style-name="ce213"/>
          <table:table-cell table:style-name="ce208" office:value-type="float" office:value="0.387575" calcext:value-type="float">
            <text:p>0.387575</text:p>
          </table:table-cell>
          <table:table-cell table:style-name="ce208" office:value-type="float" office:value="0.016392" calcext:value-type="float">
            <text:p>0.016392</text:p>
          </table:table-cell>
          <table:table-cell table:style-name="ce211"/>
          <table:table-cell table:style-name="ce246"/>
          <table:table-cell table:style-name="ce208" office:value-type="float" office:value="0.0164" calcext:value-type="float">
            <text:p>0.0164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43" office:value-type="string" calcext:value-type="string" table:number-columns-spanned="1" table:number-rows-spanned="4">
            <text:p>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2" calcext:value-type="float">
            <text:p>2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0.446114" calcext:value-type="float">
            <text:p>0.446114</text:p>
          </table:table-cell>
          <table:table-cell table:style-name="ce207" office:value-type="float" office:value="0.019811" calcext:value-type="float">
            <text:p>0.019811</text:p>
          </table:table-cell>
          <table:table-cell table:style-name="ce211"/>
          <table:table-cell table:style-name="ce239"/>
          <table:table-cell table:style-name="ce207" office:value-type="float" office:value="0.0198" calcext:value-type="float">
            <text:p>0.019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2" calcext:value-type="float">
            <text:p>2</text:p>
          </table:table-cell>
          <table:table-cell table:style-name="ce213"/>
          <table:table-cell table:style-name="ce208" office:value-type="float" office:value="1" calcext:value-type="float">
            <text:p>1</text:p>
          </table:table-cell>
          <table:table-cell table:style-name="ce213" table:number-columns-repeated="2"/>
          <table:table-cell table:style-name="ce208" office:value-type="float" office:value="0.456933" calcext:value-type="float">
            <text:p>0.456933</text:p>
          </table:table-cell>
          <table:table-cell table:style-name="ce208" office:value-type="float" office:value="0.019585" calcext:value-type="float">
            <text:p>0.019585</text:p>
          </table:table-cell>
          <table:table-cell table:style-name="ce211"/>
          <table:table-cell table:style-name="ce239"/>
          <table:table-cell table:style-name="ce208" office:value-type="float" office:value="0.0196" calcext:value-type="float">
            <text:p>0.019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8" calcext:value-type="float">
            <text:p>8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0.543873" calcext:value-type="float">
            <text:p>0.543873</text:p>
          </table:table-cell>
          <table:table-cell table:style-name="ce207" office:value-type="float" office:value="0.023593" calcext:value-type="float">
            <text:p>0.023593</text:p>
          </table:table-cell>
          <table:table-cell table:style-name="ce211"/>
          <table:table-cell table:style-name="ce246"/>
          <table:table-cell table:style-name="ce207" office:value-type="float" office:value="0.0236" calcext:value-type="float">
            <text:p>0.023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9" calcext:value-type="float">
            <text:p>5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0" calcext:value-type="float">
            <text:p>0</text:p>
          </table:table-cell>
          <table:table-cell table:style-name="ce213" table:number-columns-repeated="2"/>
          <table:table-cell table:style-name="ce208" office:value-type="float" office:value="0.611451" calcext:value-type="float">
            <text:p>0.611451</text:p>
          </table:table-cell>
          <table:table-cell table:style-name="ce208" office:value-type="float" office:value="0.025861" calcext:value-type="float">
            <text:p>0.025861</text:p>
          </table:table-cell>
          <table:table-cell table:style-name="ce211"/>
          <table:table-cell table:style-name="ce246"/>
          <table:table-cell table:style-name="ce208" office:value-type="float" office:value="0.0259" calcext:value-type="float">
            <text:p>0.0259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43" office:value-type="string" calcext:value-type="string" table:number-columns-spanned="1" table:number-rows-spanned="4">
            <text:p>V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1.784373" calcext:value-type="float">
            <text:p>1.784373</text:p>
          </table:table-cell>
          <table:table-cell table:style-name="ce207" office:value-type="float" office:value="0.079243" calcext:value-type="float">
            <text:p>0.079243</text:p>
          </table:table-cell>
          <table:table-cell table:style-name="ce211"/>
          <table:table-cell table:style-name="ce239"/>
          <table:table-cell table:style-name="ce207" office:value-type="float" office:value="0.0392" calcext:value-type="float">
            <text:p>0.039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0.774035" calcext:value-type="float">
            <text:p>0.774035</text:p>
          </table:table-cell>
          <table:table-cell table:style-name="ce208" office:value-type="float" office:value="0.033177" calcext:value-type="float">
            <text:p>0.033177</text:p>
          </table:table-cell>
          <table:table-cell table:style-name="ce211"/>
          <table:table-cell table:style-name="ce239"/>
          <table:table-cell table:style-name="ce208" office:value-type="float" office:value="0.0332" calcext:value-type="float">
            <text:p>0.033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0.751296" calcext:value-type="float">
            <text:p>0.751296</text:p>
          </table:table-cell>
          <table:table-cell table:style-name="ce207" office:value-type="float" office:value="0.032591" calcext:value-type="float">
            <text:p>0.032591</text:p>
          </table:table-cell>
          <table:table-cell table:style-name="ce211"/>
          <table:table-cell table:style-name="ce246"/>
          <table:table-cell table:style-name="ce207" office:value-type="float" office:value="0.0326" calcext:value-type="float">
            <text:p>0.032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9" calcext:value-type="float">
            <text:p>5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0" calcext:value-type="float">
            <text:p>0</text:p>
          </table:table-cell>
          <table:table-cell table:style-name="ce213" table:number-columns-repeated="2"/>
          <table:table-cell table:style-name="ce208" office:value-type="float" office:value="0.78878" calcext:value-type="float">
            <text:p>0.78878</text:p>
          </table:table-cell>
          <table:table-cell table:style-name="ce208" office:value-type="float" office:value="0.033361" calcext:value-type="float">
            <text:p>0.033361</text:p>
          </table:table-cell>
          <table:table-cell table:style-name="ce211"/>
          <table:table-cell table:style-name="ce246"/>
          <table:table-cell table:style-name="ce208" office:value-type="float" office:value="0.0334" calcext:value-type="float">
            <text:p>0.0334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43" office:value-type="string" calcext:value-type="string" table:number-columns-spanned="1" table:number-rows-spanned="4">
            <text:p>Prophet</text:p>
          </table:table-cell>
          <table:table-cell table:style-name="ce203"/>
          <table:table-cell table:style-name="ce242" office:value-type="float" office:value="0.25" calcext:value-type="float">
            <text:p>0.25</text:p>
          </table:table-cell>
          <table:table-cell table:style-name="ce207" office:value-type="float" office:value="16" calcext:value-type="float">
            <text:p>1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 office:value-type="float" office:value="0" calcext:value-type="float">
            <text:p>0</text:p>
          </table:table-cell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34" office:value-type="float" office:value="0.0131" calcext:value-type="float">
            <text:p>0.0131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29" calcext:value-type="float">
            <text:p>29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34" office:value-type="float" office:value="0.0454" calcext:value-type="float">
            <text:p>0.045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44" calcext:value-type="float">
            <text:p>44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34" office:value-type="float" office:value="0.1515" calcext:value-type="float">
            <text:p>0.151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table:number-columns-repeated="3"/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34" office:value-type="float" office:value="0.0218" calcext:value-type="float">
            <text:p>0.0218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189"/>
          <table:table-cell table:style-name="ce99" table:number-columns-repeated="4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9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99" table:number-columns-repeated="3"/>
          <table:table-cell table:style-name="ce189"/>
          <table:table-cell table:style-name="ce99" table:number-columns-repeated="17"/>
          <table:table-cell/>
        </table:table-row>
        <table:table-row table:style-name="ro11">
          <table:table-cell table:style-name="ce99"/>
          <table:table-cell table:style-name="ce193"/>
          <table:table-cell table:style-name="ce201"/>
          <table:table-cell table:style-name="ce204" office:value-type="string" calcext:value-type="string" table:number-columns-spanned="17" table:number-rows-spanned="1">
            <text:p>Ozone data</text:p>
          </table:table-cell>
          <table:covered-table-cell table:style-name="ce243"/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/>
          <table:table-cell table:style-name="ce99"/>
          <table:table-cell table:style-name="ce192" office:value-type="string" calcext:value-type="string">
            <text:p>Laptop</text:p>
          </table:table-cell>
        </table:table-row>
        <table:table-row table:style-name="ro10">
          <table:table-cell table:style-name="ce99"/>
          <table:table-cell table:style-name="ce193"/>
          <table:table-cell table:style-name="ce201"/>
          <table:table-cell table:style-name="ce240"/>
          <table:table-cell table:style-name="ce99" table:number-columns-repeated="3"/>
          <table:table-cell table:style-name="ce201" table:number-columns-repeated="10"/>
          <table:table-cell table:style-name="ce99" table:number-columns-repeated="4"/>
          <table:table-cell/>
        </table:table-row>
        <table:table-row table:style-name="ro6">
          <table:table-cell table:style-name="ce99" table:number-columns-repeated="2"/>
          <table:table-cell table:style-name="ce202"/>
          <table:table-cell table:style-name="ce205" office:value-type="string" calcext:value-type="string" table:number-columns-spanned="4" table:number-rows-spanned="1">
            <text:p>Data Info</text:p>
          </table:table-cell>
          <table:covered-table-cell table:style-name="ce60"/>
          <table:covered-table-cell table:number-columns-repeated="2" table:style-name="ce218"/>
          <table:table-cell table:style-name="ce202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/>
        </table:table-row>
        <table:table-row table:style-name="ro6">
          <table:table-cell table:style-name="ce99"/>
          <table:table-cell table:style-name="ce194" table:number-columns-repeated="2"/>
          <table:table-cell table:style-name="ce205" office:value-type="string" calcext:value-type="string">
            <text:p>Total %</text:p>
          </table:table-cell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5"/>
          <table:table-cell table:style-name="ce203"/>
          <table:table-cell table:style-name="ce241"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2" office:value-type="string" calcext:value-type="string" table:number-columns-spanned="1" table:number-rows-spanned="4">
            <text:p>Scalar C.</text:p>
          </table:table-cell>
          <table:table-cell table:style-name="ce203"/>
          <table:table-cell table:style-name="ce242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7" calcext:value-type="float">
            <text:p>7</text:p>
          </table:table-cell>
          <table:table-cell table:style-name="ce207"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10.888977" calcext:value-type="float">
            <text:p>10.888977</text:p>
          </table:table-cell>
          <table:table-cell table:style-name="ce207" office:value-type="float" office:value="0.294097" calcext:value-type="float">
            <text:p>0.294097</text:p>
          </table:table-cell>
          <table:table-cell table:style-name="ce211"/>
          <table:table-cell table:style-name="ce239"/>
          <table:table-cell table:style-name="ce207" office:value-type="float" office:value="0.294097" calcext:value-type="float">
            <text:p>0.29409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5.718236" calcext:value-type="float">
            <text:p>5.718236</text:p>
          </table:table-cell>
          <table:table-cell table:style-name="ce208" office:value-type="float" office:value="0.103824" calcext:value-type="float">
            <text:p>0.103824</text:p>
          </table:table-cell>
          <table:table-cell table:style-name="ce211"/>
          <table:table-cell table:style-name="ce239"/>
          <table:table-cell table:style-name="ce208" office:value-type="float" office:value="0.103824" calcext:value-type="float">
            <text:p>0.10382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number-columns-repeated="2"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6" calcext:value-type="float">
            <text:p>6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45" office:value-type="float" office:value="2.436015" calcext:value-type="float">
            <text:p>2.436015</text:p>
          </table:table-cell>
          <table:table-cell table:style-name="ce245" office:value-type="float" office:value="0.048741" calcext:value-type="float">
            <text:p>0.048741</text:p>
          </table:table-cell>
          <table:table-cell table:style-name="ce211"/>
          <table:table-cell table:style-name="ce246"/>
          <table:table-cell table:style-name="ce245" office:value-type="float" office:value="0.058741" calcext:value-type="float">
            <text:p>0.058741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0.4" calcext:value-type="float">
            <text:p>0.4</text:p>
          </table:table-cell>
          <table:table-cell table:style-name="ce213"/>
          <table:table-cell table:style-name="ce208" office:value-type="float" office:value="10.32263" calcext:value-type="float">
            <text:p>10.32263</text:p>
          </table:table-cell>
          <table:table-cell table:style-name="ce208" office:value-type="float" office:value="0.305211" calcext:value-type="float">
            <text:p>0.305211</text:p>
          </table:table-cell>
          <table:table-cell table:style-name="ce211"/>
          <table:table-cell table:style-name="ce234"/>
          <table:table-cell table:style-name="ce208" office:value-type="float" office:value="0.305211" calcext:value-type="float">
            <text:p>0.305211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 table:number-columns-repeated="2"/>
          <table:table-cell table:style-name="ce214"/>
          <table:table-cell table:style-name="ce211" table:number-columns-repeated="3"/>
          <table:table-cell table:style-name="ce214" table:number-columns-repeated="10"/>
          <table:table-cell table:style-name="ce211"/>
          <table:table-cell table:style-name="ce214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3" office:value-type="string" calcext:value-type="string" table:number-columns-spanned="1" table:number-rows-spanned="4">
            <text:p>Matrix C.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8" calcext:value-type="float">
            <text:p>8</text:p>
          </table:table-cell>
          <table:table-cell table:style-name="ce207" office:value-type="float" office:value="6" calcext:value-type="float">
            <text:p>6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9" calcext:value-type="float">
            <text:p>9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10" calcext:value-type="float">
            <text:p>10</text:p>
          </table:table-cell>
          <table:table-cell table:style-name="ce213"/>
          <table:table-cell table:style-name="ce207" office:value-type="float" office:value="7.210384" calcext:value-type="float">
            <text:p>7.210384</text:p>
          </table:table-cell>
          <table:table-cell table:style-name="ce207" office:value-type="float" office:value="0.194743" calcext:value-type="float">
            <text:p>0.194743</text:p>
          </table:table-cell>
          <table:table-cell table:style-name="ce211"/>
          <table:table-cell table:style-name="ce239"/>
          <table:table-cell table:style-name="ce207" office:value-type="float" office:value="0.194743" calcext:value-type="float">
            <text:p>0.19474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8" calcext:value-type="float">
            <text:p>8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0.1" calcext:value-type="float">
            <text:p>0.1</text:p>
          </table:table-cell>
          <table:table-cell table:style-name="ce244"/>
          <table:table-cell table:style-name="ce245" office:value-type="float" office:value="6.20447" calcext:value-type="float">
            <text:p>6.20447</text:p>
          </table:table-cell>
          <table:table-cell table:style-name="ce245" office:value-type="float" office:value="0.112652" calcext:value-type="float">
            <text:p>0.112652</text:p>
          </table:table-cell>
          <table:table-cell table:style-name="ce211"/>
          <table:table-cell table:style-name="ce239"/>
          <table:table-cell table:style-name="ce245" office:value-type="float" office:value="0.112652" calcext:value-type="float">
            <text:p>0.11265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/>
          <table:table-cell table:style-name="ce207" office:value-type="float" office:value="6" calcext:value-type="float">
            <text:p>6</text:p>
          </table:table-cell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10" calcext:value-type="float">
            <text:p>10</text:p>
          </table:table-cell>
          <table:table-cell table:style-name="ce207" office:value-type="float" office:value="1" calcext:value-type="float">
            <text:p>1</text:p>
          </table:table-cell>
          <table:table-cell table:style-name="ce207" office:value-type="float" office:value="1.5" calcext:value-type="float">
            <text:p>1.5</text:p>
          </table:table-cell>
          <table:table-cell table:style-name="ce213"/>
          <table:table-cell table:style-name="ce207" office:value-type="float" office:value="2.079587" calcext:value-type="float">
            <text:p>2.079587</text:p>
          </table:table-cell>
          <table:table-cell table:style-name="ce207" office:value-type="float" office:value="0.041609" calcext:value-type="float">
            <text:p>0.041609</text:p>
          </table:table-cell>
          <table:table-cell table:style-name="ce211"/>
          <table:table-cell table:style-name="ce246"/>
          <table:table-cell table:style-name="ce207" office:value-type="float" office:value="0.041609" calcext:value-type="float">
            <text:p>0.041609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08" office:value-type="float" office:value="2" calcext:value-type="float">
            <text:p>2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13"/>
          <table:table-cell table:style-name="ce208" office:value-type="float" office:value="5.772838" calcext:value-type="float">
            <text:p>5.772838</text:p>
          </table:table-cell>
          <table:table-cell table:style-name="ce208" office:value-type="float" office:value="0.170686" calcext:value-type="float">
            <text:p>0.170686</text:p>
          </table:table-cell>
          <table:table-cell table:style-name="ce211"/>
          <table:table-cell table:style-name="ce246"/>
          <table:table-cell table:style-name="ce208" office:value-type="float" office:value="0.170686" calcext:value-type="float">
            <text:p>0.170686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43" office:value-type="string" calcext:value-type="string" table:number-columns-spanned="1" table:number-rows-spanned="4">
            <text:p>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8" calcext:value-type="float">
            <text:p>8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17.729553" calcext:value-type="float">
            <text:p>17.729553</text:p>
          </table:table-cell>
          <table:table-cell table:style-name="ce207" office:value-type="float" office:value="0.478853" calcext:value-type="float">
            <text:p>0.478853</text:p>
          </table:table-cell>
          <table:table-cell table:style-name="ce211"/>
          <table:table-cell table:style-name="ce239"/>
          <table:table-cell table:style-name="ce207" office:value-type="float" office:value="0.478853" calcext:value-type="float">
            <text:p>0.47885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2" calcext:value-type="float">
            <text:p>2</text:p>
          </table:table-cell>
          <table:table-cell table:style-name="ce213"/>
          <table:table-cell table:style-name="ce208" office:value-type="float" office:value="0" calcext:value-type="float">
            <text:p>0</text:p>
          </table:table-cell>
          <table:table-cell table:style-name="ce213" table:number-columns-repeated="2"/>
          <table:table-cell table:style-name="ce208" office:value-type="float" office:value="11.504752" calcext:value-type="float">
            <text:p>11.504752</text:p>
          </table:table-cell>
          <table:table-cell table:style-name="ce208" office:value-type="float" office:value="0.208887" calcext:value-type="float">
            <text:p>0.208887</text:p>
          </table:table-cell>
          <table:table-cell table:style-name="ce211"/>
          <table:table-cell table:style-name="ce239"/>
          <table:table-cell table:style-name="ce208" office:value-type="float" office:value="0.208887" calcext:value-type="float">
            <text:p>0.20888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4" calcext:value-type="float">
            <text:p>4</text:p>
          </table:table-cell>
          <table:table-cell table:style-name="ce213"/>
          <table:table-cell table:style-name="ce207" office:value-type="float" office:value="2" calcext:value-type="float">
            <text:p>2</text:p>
          </table:table-cell>
          <table:table-cell table:style-name="ce213" table:number-columns-repeated="2"/>
          <table:table-cell table:style-name="ce207" office:value-type="float" office:value="3.667503" calcext:value-type="float">
            <text:p>3.667503</text:p>
          </table:table-cell>
          <table:table-cell table:style-name="ce207" office:value-type="float" office:value="0.073381" calcext:value-type="float">
            <text:p>0.073381</text:p>
          </table:table-cell>
          <table:table-cell table:style-name="ce211"/>
          <table:table-cell table:style-name="ce246"/>
          <table:table-cell table:style-name="ce207" office:value-type="float" office:value="0.073381" calcext:value-type="float">
            <text:p>0.073381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2" calcext:value-type="float">
            <text:p>2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23.335374" calcext:value-type="float">
            <text:p>23.335374</text:p>
          </table:table-cell>
          <table:table-cell table:style-name="ce208" office:value-type="float" office:value="0.689961" calcext:value-type="float">
            <text:p>0.689961</text:p>
          </table:table-cell>
          <table:table-cell table:style-name="ce211"/>
          <table:table-cell table:style-name="ce246"/>
          <table:table-cell table:style-name="ce208" office:value-type="float" office:value="0.689961" calcext:value-type="float">
            <text:p>0.689961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2"/>
          <table:table-cell table:style-name="ce214"/>
          <table:table-cell table:style-name="ce99"/>
          <table:table-cell/>
        </table:table-row>
        <table:table-row table:style-name="ro7">
          <table:table-cell table:style-name="ce99"/>
          <table:table-cell table:style-name="ce43" office:value-type="string" calcext:value-type="string" table:number-columns-spanned="1" table:number-rows-spanned="4">
            <text:p>VAR</text:p>
          </table:table-cell>
          <table:table-cell table:style-name="ce203"/>
          <table:table-cell table:style-name="ce207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2" calcext:value-type="float">
            <text:p>2</text:p>
          </table:table-cell>
          <table:table-cell table:style-name="ce213"/>
          <table:table-cell table:style-name="ce207" office:value-type="float" office:value="0" calcext:value-type="float">
            <text:p>0</text:p>
          </table:table-cell>
          <table:table-cell table:style-name="ce213" table:number-columns-repeated="2"/>
          <table:table-cell table:style-name="ce207" office:value-type="float" office:value="14.834328" calcext:value-type="float">
            <text:p>14.834328</text:p>
          </table:table-cell>
          <table:table-cell table:style-name="ce207" office:value-type="float" office:value="0.400657" calcext:value-type="float">
            <text:p>0.400657</text:p>
          </table:table-cell>
          <table:table-cell table:style-name="ce211"/>
          <table:table-cell table:style-name="ce239"/>
          <table:table-cell table:style-name="ce207" office:value-type="float" office:value="0.400657" calcext:value-type="float">
            <text:p>0.40065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8" office:value-type="float" office:value="0.5" calcext:value-type="float">
            <text:p>0.5</text:p>
          </table:table-cell>
          <table:table-cell table:style-name="ce208" office:value-type="float" office:value="100" calcext:value-type="float">
            <text:p>100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3" table:number-columns-repeated="3"/>
          <table:table-cell table:style-name="ce208" office:value-type="float" office:value="8" calcext:value-type="float">
            <text:p>8</text:p>
          </table:table-cell>
          <table:table-cell table:style-name="ce213"/>
          <table:table-cell table:style-name="ce208" office:value-type="float" office:value="2" calcext:value-type="float">
            <text:p>2</text:p>
          </table:table-cell>
          <table:table-cell table:style-name="ce213" table:number-columns-repeated="2"/>
          <table:table-cell table:style-name="ce208" office:value-type="float" office:value="12.964875" calcext:value-type="float">
            <text:p>12.964875</text:p>
          </table:table-cell>
          <table:table-cell table:style-name="ce208" office:value-type="float" office:value="0.235398" calcext:value-type="float">
            <text:p>0.235398</text:p>
          </table:table-cell>
          <table:table-cell table:style-name="ce211"/>
          <table:table-cell table:style-name="ce239"/>
          <table:table-cell table:style-name="ce208" office:value-type="float" office:value="0.235398" calcext:value-type="float">
            <text:p>0.23539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07" office:value-type="float" office:value="0.75" calcext:value-type="float">
            <text:p>0.75</text:p>
          </table:table-cell>
          <table:table-cell table:style-name="ce207" office:value-type="float" office:value="150" calcext:value-type="float">
            <text:p>1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07" office:value-type="float" office:value="4" calcext:value-type="float">
            <text:p>4</text:p>
          </table:table-cell>
          <table:table-cell table:style-name="ce213"/>
          <table:table-cell table:style-name="ce207" office:value-type="float" office:value="3" calcext:value-type="float">
            <text:p>3</text:p>
          </table:table-cell>
          <table:table-cell table:style-name="ce213" table:number-columns-repeated="2"/>
          <table:table-cell table:style-name="ce207" office:value-type="float" office:value="5.311021" calcext:value-type="float">
            <text:p>5.311021</text:p>
          </table:table-cell>
          <table:table-cell table:style-name="ce207" office:value-type="float" office:value="0.106265" calcext:value-type="float">
            <text:p>0.106265</text:p>
          </table:table-cell>
          <table:table-cell table:style-name="ce211"/>
          <table:table-cell table:style-name="ce246"/>
          <table:table-cell table:style-name="ce207" office:value-type="float" office:value="0.106265" calcext:value-type="float">
            <text:p>0.10626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201" calcext:value-type="float">
            <text:p>201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08" office:value-type="float" office:value="7" calcext:value-type="float">
            <text:p>7</text:p>
          </table:table-cell>
          <table:table-cell table:style-name="ce213"/>
          <table:table-cell table:style-name="ce208" office:value-type="float" office:value="3" calcext:value-type="float">
            <text:p>3</text:p>
          </table:table-cell>
          <table:table-cell table:style-name="ce213" table:number-columns-repeated="2"/>
          <table:table-cell table:style-name="ce208" office:value-type="float" office:value="9.835163" calcext:value-type="float">
            <text:p>9.835163</text:p>
          </table:table-cell>
          <table:table-cell table:style-name="ce208" office:value-type="float" office:value="0.290798" calcext:value-type="float">
            <text:p>0.290798</text:p>
          </table:table-cell>
          <table:table-cell table:style-name="ce211"/>
          <table:table-cell table:style-name="ce246"/>
          <table:table-cell table:style-name="ce208" office:value-type="float" office:value="0.290798" calcext:value-type="float">
            <text:p>0.290798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43" office:value-type="string" calcext:value-type="string" table:number-columns-spanned="1" table:number-rows-spanned="4">
            <text:p>Prophet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07" office:value-type="float" office:value="50" calcext:value-type="float">
            <text:p>50</text:p>
          </table:table-cell>
          <table:table-cell table:number-columns-repeated="2" table:style-name="ce207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/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07" office:value-type="float" office:value="0.3045" calcext:value-type="float">
            <text:p>0.304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46" table:number-columns-repeated="3"/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08" office:value-type="float" office:value="0.2734" calcext:value-type="float">
            <text:p>0.273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table:number-columns-repeated="3"/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07" office:value-type="float" office:value="0.4138" calcext:value-type="float">
            <text:p>0.413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table:number-columns-repeated="3"/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08" office:value-type="float" office:value="0.3077" calcext:value-type="float">
            <text:p>0.3077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189"/>
          <table:table-cell table:style-name="ce99" table:number-columns-repeated="4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9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99" table:number-columns-repeated="3"/>
          <table:table-cell table:style-name="ce189"/>
          <table:table-cell table:style-name="ce99" table:number-columns-repeated="17"/>
          <table:table-cell/>
        </table:table-row>
        <table:table-row table:style-name="ro11">
          <table:table-cell table:style-name="ce99"/>
          <table:table-cell table:style-name="ce193"/>
          <table:table-cell table:style-name="ce201"/>
          <table:table-cell table:style-name="ce204" office:value-type="string" calcext:value-type="string" table:number-columns-spanned="17" table:number-rows-spanned="1">
            <text:p>Night Visitors data</text:p>
          </table:table-cell>
          <table:covered-table-cell table:style-name="ce243"/>
          <table:covered-table-cell table:number-columns-repeated="2" table:style-name="ce99"/>
          <table:covered-table-cell table:style-name="ce201"/>
          <table:covered-table-cell table:style-name="ce215"/>
          <table:covered-table-cell table:number-columns-repeated="8" table:style-name="ce217"/>
          <table:covered-table-cell table:style-name="ce99"/>
          <table:covered-table-cell table:number-columns-repeated="2"/>
          <table:table-cell table:style-name="ce99"/>
          <table:table-cell table:style-name="ce192" office:value-type="string" calcext:value-type="string">
            <text:p>PC</text:p>
          </table:table-cell>
        </table:table-row>
        <table:table-row table:style-name="ro10">
          <table:table-cell table:style-name="ce99"/>
          <table:table-cell table:style-name="ce193"/>
          <table:table-cell table:style-name="ce201"/>
          <table:table-cell table:style-name="ce240"/>
          <table:table-cell table:style-name="ce99" table:number-columns-repeated="3"/>
          <table:table-cell table:style-name="ce201" table:number-columns-repeated="10"/>
          <table:table-cell table:style-name="ce99" table:number-columns-repeated="4"/>
          <table:table-cell/>
        </table:table-row>
        <table:table-row table:style-name="ro6">
          <table:table-cell table:style-name="ce99" table:number-columns-repeated="2"/>
          <table:table-cell table:style-name="ce202"/>
          <table:table-cell table:style-name="ce205" office:value-type="string" calcext:value-type="string" table:number-columns-spanned="4" table:number-rows-spanned="1">
            <text:p>Data Info</text:p>
          </table:table-cell>
          <table:covered-table-cell table:style-name="ce60"/>
          <table:covered-table-cell table:number-columns-repeated="2" table:style-name="ce218"/>
          <table:table-cell table:style-name="ce202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60" office:value-type="string" calcext:value-type="string" table:number-columns-spanned="2" table:number-rows-spanned="1">
            <text:p>Validation Results</text:p>
          </table:table-cell>
          <table:covered-table-cell table:style-name="ce218"/>
          <table:table-cell table:style-name="ce99"/>
          <table:table-cell table:style-name="ce60" office:value-type="string" calcext:value-type="string" table:number-columns-spanned="2" table:number-rows-spanned="1">
            <text:p>Test Results</text:p>
          </table:table-cell>
          <table:covered-table-cell table:style-name="ce218"/>
          <table:table-cell table:style-name="ce99"/>
          <table:table-cell/>
        </table:table-row>
        <table:table-row table:style-name="ro6">
          <table:table-cell table:style-name="ce99"/>
          <table:table-cell table:style-name="ce194" table:number-columns-repeated="2"/>
          <table:table-cell table:style-name="ce205" office:value-type="string" calcext:value-type="string">
            <text:p>Total %</text:p>
          </table:table-cell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RMSE</text:p>
          </table:table-cell>
          <table:table-cell table:style-name="ce206" office:value-type="string" calcext:value-type="string">
            <text:p>NRMSE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5"/>
          <table:table-cell table:style-name="ce203"/>
          <table:table-cell table:style-name="ce241"/>
          <table:table-cell table:style-name="ce99" table:number-columns-repeated="3"/>
          <table:table-cell table:style-name="ce203" table:number-columns-repeated="10"/>
          <table:table-cell table:style-name="ce99"/>
          <table:table-cell table:style-name="ce203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2" office:value-type="string" calcext:value-type="string" table:number-columns-spanned="1" table:number-rows-spanned="4">
            <text:p>Scalar C.</text:p>
          </table:table-cell>
          <table:table-cell table:style-name="ce203"/>
          <table:table-cell table:style-name="ce247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6" calcext:value-type="float">
            <text:p>6</text:p>
          </table:table-cell>
          <table:table-cell table:number-columns-repeated="2" table:style-name="ce234" office:value-type="float" office:value="3" calcext:value-type="float">
            <text:p>3</text:p>
          </table:table-cell>
          <table:table-cell table:style-name="ce234" office:value-type="float" office:value="5" calcext:value-type="float">
            <text:p>5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/>
          <table:table-cell table:style-name="ce234" office:value-type="float" office:value="0.1192" calcext:value-type="float">
            <text:p>0.1192</text:p>
          </table:table-cell>
          <table:table-cell table:style-name="ce211"/>
          <table:table-cell table:style-name="ce239"/>
          <table:table-cell table:style-name="ce234" office:value-type="float" office:value="0.1192" calcext:value-type="float">
            <text:p>0.119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7" calcext:value-type="float">
            <text:p>7</text:p>
          </table:table-cell>
          <table:table-cell table:style-name="ce234" office:value-type="float" office:value="4" calcext:value-type="float">
            <text:p>4</text:p>
          </table:table-cell>
          <table:table-cell table:style-name="ce234" office:value-type="float" office:value="3" calcext:value-type="float">
            <text:p>3</text:p>
          </table:table-cell>
          <table:table-cell table:style-name="ce234" office:value-type="float" office:value="4" calcext:value-type="float">
            <text:p>4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/>
          <table:table-cell table:style-name="ce234" office:value-type="float" office:value="0.1074" calcext:value-type="float">
            <text:p>0.1074</text:p>
          </table:table-cell>
          <table:table-cell table:style-name="ce211"/>
          <table:table-cell table:style-name="ce239"/>
          <table:table-cell table:style-name="ce234" office:value-type="float" office:value="0.1074" calcext:value-type="float">
            <text:p>0.1074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5" calcext:value-type="float">
            <text:p>5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5" calcext:value-type="float">
            <text:p>5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46"/>
          <table:table-cell table:style-name="ce246" office:value-type="float" office:value="0.095" calcext:value-type="float">
            <text:p>0.095</text:p>
          </table:table-cell>
          <table:table-cell table:style-name="ce211"/>
          <table:table-cell table:style-name="ce246"/>
          <table:table-cell table:style-name="ce246" office:value-type="float" office:value="0.095" calcext:value-type="float">
            <text:p>0.09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8" calcext:value-type="float">
            <text:p>8</text:p>
          </table:table-cell>
          <table:table-cell table:style-name="ce246" office:value-type="float" office:value="7" calcext:value-type="float">
            <text:p>7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10" calcext:value-type="float">
            <text:p>10</text:p>
          </table:table-cell>
          <table:table-cell table:style-name="ce246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style-name="ce213"/>
          <table:table-cell table:style-name="ce246"/>
          <table:table-cell table:style-name="ce246" office:value-type="float" office:value="0.0453" calcext:value-type="float">
            <text:p>0.0453</text:p>
          </table:table-cell>
          <table:table-cell table:style-name="ce211"/>
          <table:table-cell table:style-name="ce246"/>
          <table:table-cell table:style-name="ce246" office:value-type="float" office:value="0.0453" calcext:value-type="float">
            <text:p>0.0453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 table:number-columns-repeated="2"/>
          <table:table-cell table:style-name="ce214"/>
          <table:table-cell table:style-name="ce211" table:number-columns-repeated="3"/>
          <table:table-cell table:style-name="ce214" table:number-columns-repeated="10"/>
          <table:table-cell table:style-name="ce211"/>
          <table:table-cell table:style-name="ce214" table:number-columns-repeated="2"/>
          <table:table-cell table:style-name="ce99"/>
          <table:table-cell/>
        </table:table-row>
        <table:table-row table:style-name="ro7">
          <table:table-cell table:style-name="ce99"/>
          <table:table-cell table:style-name="ce43" office:value-type="string" calcext:value-type="string" table:number-columns-spanned="1" table:number-rows-spanned="4">
            <text:p>Matrix C.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 office:value-type="float" office:value="6" calcext:value-type="float">
            <text:p>6</text:p>
          </table:table-cell>
          <table:table-cell table:style-name="ce234" office:value-type="float" office:value="4" calcext:value-type="float">
            <text:p>4</text:p>
          </table:table-cell>
          <table:table-cell table:style-name="ce234" office:value-type="float" office:value="1" calcext:value-type="float">
            <text:p>1</text:p>
          </table:table-cell>
          <table:table-cell table:style-name="ce234" office:value-type="float" office:value="4" calcext:value-type="float">
            <text:p>4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34" table:number-columns-repeated="2"/>
          <table:table-cell table:style-name="ce211"/>
          <table:table-cell table:style-name="ce239"/>
          <table:table-cell table:style-name="ce239" office:value-type="float" office:value="0.0718" calcext:value-type="float">
            <text:p>0.071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/>
          <table:table-cell table:style-name="ce246" office:value-type="float" office:value="8" calcext:value-type="float">
            <text:p>8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1" calcext:value-type="float">
            <text:p>1</text:p>
          </table:table-cell>
          <table:table-cell table:style-name="ce246" office:value-type="float" office:value="5" calcext:value-type="float">
            <text:p>5</text:p>
          </table:table-cell>
          <table:table-cell table:style-name="ce246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style-name="ce244"/>
          <table:table-cell table:style-name="ce246" table:number-columns-repeated="2"/>
          <table:table-cell table:style-name="ce211"/>
          <table:table-cell table:style-name="ce239"/>
          <table:table-cell table:style-name="ce239" office:value-type="float" office:value="0.0546" calcext:value-type="float">
            <text:p>0.054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5" calcext:value-type="float">
            <text:p>5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1" calcext:value-type="float">
            <text:p>1</text:p>
          </table:table-cell>
          <table:table-cell table:style-name="ce213"/>
          <table:table-cell table:style-name="ce246" table:number-columns-repeated="2"/>
          <table:table-cell table:style-name="ce211"/>
          <table:table-cell table:style-name="ce246"/>
          <table:table-cell table:style-name="ce246" office:value-type="float" office:value="0.0705" calcext:value-type="float">
            <text:p>0.070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4"/>
          <table:table-cell table:style-name="ce246" office:value-type="float" office:value="6" calcext:value-type="float">
            <text:p>6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5" calcext:value-type="float">
            <text:p>5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/>
          <table:table-cell table:style-name="ce246"/>
          <table:table-cell table:style-name="ce239"/>
          <table:table-cell table:style-name="ce211"/>
          <table:table-cell table:style-name="ce246"/>
          <table:table-cell table:style-name="ce239" office:value-type="float" office:value="0.0826" calcext:value-type="float">
            <text:p>0.0826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43" office:value-type="string" calcext:value-type="string" table:number-columns-spanned="1" table:number-rows-spanned="4">
            <text:p>AR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/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39" office:value-type="float" office:value="0.2657" calcext:value-type="float">
            <text:p>0.2657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39" office:value-type="float" office:value="0.083" calcext:value-type="float">
            <text:p>0.08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46" office:value-type="float" office:value="0.088" calcext:value-type="float">
            <text:p>0.08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39" office:value-type="float" office:value="0.068" calcext:value-type="float">
            <text:p>0.068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43" office:value-type="string" calcext:value-type="string" table:number-columns-spanned="1" table:number-rows-spanned="4">
            <text:p>VAR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/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39" office:value-type="float" office:value="0.4195" calcext:value-type="float">
            <text:p>0.4195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39" office:value-type="float" office:value="0.072" calcext:value-type="float">
            <text:p>0.07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46" office:value-type="float" office:value="0.0813" calcext:value-type="float">
            <text:p>0.0813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39" office:value-type="float" office:value="0.131" calcext:value-type="float">
            <text:p>0.131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211" table:number-columns-repeated="5"/>
          <table:table-cell table:style-name="ce214" table:number-columns-repeated="6"/>
          <table:table-cell table:style-name="ce211"/>
          <table:table-cell table:style-name="ce214" table:number-columns-repeated="2"/>
          <table:table-cell table:style-name="ce211" table:number-columns-repeated="3"/>
          <table:table-cell table:style-name="ce99"/>
          <table:table-cell/>
        </table:table-row>
        <table:table-row table:style-name="ro7">
          <table:table-cell table:style-name="ce99"/>
          <table:table-cell table:style-name="ce43" office:value-type="string" calcext:value-type="string" table:number-columns-spanned="1" table:number-rows-spanned="4">
            <text:p>Prophet</text:p>
          </table:table-cell>
          <table:table-cell table:style-name="ce203"/>
          <table:table-cell table:style-name="ce234" office:value-type="float" office:value="0.25" calcext:value-type="float">
            <text:p>0.25</text:p>
          </table:table-cell>
          <table:table-cell table:style-name="ce234" office:value-type="float" office:value="12" calcext:value-type="float">
            <text:p>12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34"/>
          <table:table-cell table:style-name="ce213"/>
          <table:table-cell table:style-name="ce234"/>
          <table:table-cell table:style-name="ce213" table:number-columns-repeated="2"/>
          <table:table-cell table:style-name="ce234" table:number-columns-repeated="2"/>
          <table:table-cell table:style-name="ce211"/>
          <table:table-cell table:style-name="ce239"/>
          <table:table-cell table:style-name="ce246" office:value-type="float" office:value="0.2226" calcext:value-type="float">
            <text:p>0.2226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5" calcext:value-type="float">
            <text:p>0.5</text:p>
          </table:table-cell>
          <table:table-cell table:style-name="ce234" office:value-type="float" office:value="26" calcext:value-type="float">
            <text:p>26</text:p>
          </table:table-cell>
          <table:table-cell table:number-columns-repeated="2" table:style-name="ce234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39"/>
          <table:table-cell table:style-name="ce246" office:value-type="float" office:value="0.2028" calcext:value-type="float">
            <text:p>0.2028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203"/>
          <table:table-cell table:style-name="ce239" office:value-type="float" office:value="0.75" calcext:value-type="float">
            <text:p>0.75</text:p>
          </table:table-cell>
          <table:table-cell table:style-name="ce246" office:value-type="float" office:value="40" calcext:value-type="float">
            <text:p>4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3" table:number-columns-repeated="3"/>
          <table:table-cell table:style-name="ce246"/>
          <table:table-cell table:style-name="ce213"/>
          <table:table-cell table:style-name="ce246"/>
          <table:table-cell table:style-name="ce213" table:number-columns-repeated="2"/>
          <table:table-cell table:style-name="ce246" table:number-columns-repeated="2"/>
          <table:table-cell table:style-name="ce211"/>
          <table:table-cell table:style-name="ce246"/>
          <table:table-cell table:style-name="ce246" office:value-type="float" office:value="0.2802" calcext:value-type="float">
            <text:p>0.2802</text:p>
          </table:table-cell>
          <table:table-cell table:style-name="ce99"/>
          <table:table-cell/>
        </table:table-row>
        <table:table-row table:style-name="ro7">
          <table:table-cell table:style-name="ce99"/>
          <table:covered-table-cell table:style-name="ce111"/>
          <table:table-cell table:style-name="ce194"/>
          <table:table-cell table:style-name="ce239" office:value-type="float" office:value="1" calcext:value-type="float">
            <text:p>1</text:p>
          </table:table-cell>
          <table:table-cell table:style-name="ce246" office:value-type="float" office:value="54" calcext:value-type="float">
            <text:p>5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14"/>
          <table:table-cell table:style-name="ce213" table:number-columns-repeated="2"/>
          <table:table-cell table:style-name="ce246"/>
          <table:table-cell table:style-name="ce213"/>
          <table:table-cell table:style-name="ce246" office:value-type="float" office:value="0" calcext:value-type="float">
            <text:p>0</text:p>
          </table:table-cell>
          <table:table-cell table:style-name="ce213" table:number-columns-repeated="2"/>
          <table:table-cell table:style-name="ce246"/>
          <table:table-cell table:style-name="ce239"/>
          <table:table-cell table:style-name="ce211"/>
          <table:table-cell table:style-name="ce246"/>
          <table:table-cell table:style-name="ce246" office:value-type="float" office:value="0.1865" calcext:value-type="float">
            <text:p>0.1865</text:p>
          </table:table-cell>
          <table:table-cell table:style-name="ce99"/>
          <table:table-cell/>
        </table:table-row>
        <table:table-row table:style-name="ro10">
          <table:table-cell table:style-name="ce99"/>
          <table:table-cell table:style-name="ce194"/>
          <table:table-cell table:style-name="ce99"/>
          <table:table-cell table:style-name="ce189"/>
          <table:table-cell table:style-name="ce99" table:number-columns-repeated="4"/>
          <table:table-cell table:style-name="ce194" table:number-columns-repeated="6"/>
          <table:table-cell table:style-name="ce99"/>
          <table:table-cell table:style-name="ce194" table:number-columns-repeated="2"/>
          <table:table-cell table:style-name="ce99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Yahoo" table:style-name="ta1">
        <table:table-column table:style-name="co1" table:default-cell-style-name="ce99"/>
        <table:table-column table:style-name="co10" table:default-cell-style-name="ce111"/>
        <table:table-column table:style-name="co11" table:default-cell-style-name="ce203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1" table:default-cell-style-name="ce213"/>
        <table:table-column table:style-name="co6" table:number-columns-repeated="2" table:default-cell-style-name="ce213"/>
        <table:table-column table:style-name="co6" table:default-cell-style-name="ce207"/>
        <table:table-column table:style-name="co6" table:default-cell-style-name="ce213"/>
        <table:table-column table:style-name="co6" table:default-cell-style-name="ce207"/>
        <table:table-column table:style-name="co6" table:default-cell-style-name="ce213"/>
        <table:table-column table:style-name="co11" table:default-cell-style-name="ce213"/>
        <table:table-column table:style-name="co17" table:default-cell-style-name="ce207"/>
        <table:table-column table:style-name="co1" table:default-cell-style-name="ce211"/>
        <table:table-column table:style-name="co18" table:default-cell-style-name="ce207"/>
        <table:table-column table:style-name="co1" table:default-cell-style-name="ce99"/>
        <table:table-column table:style-name="co6" table:default-cell-style-name="Default"/>
        <table:table-row table:style-name="ro10">
          <table:table-cell/>
          <table:table-cell table:style-name="ce99" table:number-columns-repeated="16"/>
          <table:table-cell table:number-columns-repeated="2"/>
        </table:table-row>
        <table:table-row table:style-name="ro11">
          <table:table-cell/>
          <table:table-cell table:style-name="ce193"/>
          <table:table-cell table:style-name="ce201"/>
          <table:table-cell table:style-name="ce92" office:value-type="string" calcext:value-type="string" table:number-columns-spanned="14" table:number-rows-spanned="1">
            <text:p>Yahoo Stocks</text:p>
          </table:table-cell>
          <table:covered-table-cell table:number-columns-repeated="2" table:style-name="ce100"/>
          <table:covered-table-cell table:style-name="ce236"/>
          <table:covered-table-cell table:style-name="ce237"/>
          <table:covered-table-cell table:number-columns-repeated="7" table:style-name="ce238"/>
          <table:covered-table-cell table:style-name="ce100"/>
          <table:covered-table-cell table:style-name="ce109"/>
          <table:table-cell/>
          <table:table-cell table:style-name="ce192" office:value-type="string" calcext:value-type="string">
            <text:p>Laptop</text:p>
          </table:table-cell>
        </table:table-row>
        <table:table-row table:style-name="ro10">
          <table:table-cell/>
          <table:table-cell table:style-name="ce193"/>
          <table:table-cell table:style-name="ce201"/>
          <table:table-cell table:style-name="ce99" table:number-columns-repeated="3"/>
          <table:table-cell table:style-name="ce201" table:number-columns-repeated="9"/>
          <table:table-cell table:style-name="ce99" table:number-columns-repeated="2"/>
          <table:table-cell table:number-columns-repeated="2"/>
        </table:table-row>
        <table:table-row table:style-name="ro6">
          <table:table-cell/>
          <table:table-cell table:style-name="ce99"/>
          <table:table-cell table:style-name="ce202"/>
          <table:table-cell table:style-name="ce9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212"/>
          <table:table-cell table:style-name="ce202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60" office:value-type="string" calcext:value-type="string">
            <text:p>Validation</text:p>
          </table:table-cell>
          <table:table-cell table:style-name="ce94"/>
          <table:table-cell table:style-name="ce60" office:value-type="string" calcext:value-type="string">
            <text:p>Test</text:p>
          </table:table-cell>
          <table:table-cell table:style-name="ce94"/>
          <table:table-cell/>
        </table:table-row>
        <table:table-row table:style-name="ro6">
          <table:table-cell/>
          <table:table-cell table:style-name="ce194" table:number-columns-repeated="2"/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195"/>
          <table:table-cell/>
          <table:table-cell table:style-name="ce99" table:number-columns-repeated="3"/>
          <table:table-cell table:style-name="ce203" table:number-columns-repeated="9"/>
          <table:table-cell table:style-name="ce99"/>
          <table:table-cell table:style-name="ce203"/>
          <table:table-cell table:number-columns-repeated="2"/>
        </table:table-row>
        <table:table-row table:style-name="ro7">
          <table:table-cell/>
          <table:table-cell table:style-name="ce42" office:value-type="string" calcext:value-type="string" table:number-columns-spanned="1" table:number-rows-spanned="4">
            <text:p>Scalar C.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7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0.019163" calcext:value-type="float">
            <text:p>0.019163</text:p>
          </table:table-cell>
          <table:table-cell/>
          <table:table-cell office:value-type="float" office:value="0.055139" calcext:value-type="float">
            <text:p>0.055139</text:p>
          </table:table-cell>
          <table:table-cell/>
          <table:table-cell table:style-name="ce207" office:value-type="float" office:value="0.055139" calcext:value-type="float">
            <text:p>0.055139</text:p>
          </table:table-cell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/>
          <table:table-cell table:style-name="ce208" office:value-type="float" office:value="4" calcext:value-type="float">
            <text:p>4</text:p>
          </table:table-cell>
          <table:table-cell table:number-columns-repeated="3" table:style-name="ce208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0.102361" calcext:value-type="float">
            <text:p>0.102361</text:p>
          </table:table-cell>
          <table:table-cell/>
          <table:table-cell table:style-name="ce208" office:value-type="float" office:value="0.208649" calcext:value-type="float">
            <text:p>0.208649</text:p>
          </table:table-cell>
          <table:table-cell/>
          <table:table-cell table:style-name="ce208" office:value-type="float" office:value="0.208649" calcext:value-type="float">
            <text:p>0.208649</text:p>
          </table:table-cell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table:style-name="ce20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0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0.095008" calcext:value-type="float">
            <text:p>0.095008</text:p>
          </table:table-cell>
          <table:table-cell/>
          <table:table-cell office:value-type="float" office:value="0.13195" calcext:value-type="float">
            <text:p>0.13195</text:p>
          </table:table-cell>
          <table:table-cell/>
          <table:table-cell table:style-name="ce207" office:value-type="float" office:value="0.13195" calcext:value-type="float">
            <text:p>0.13195</text:p>
          </table:table-cell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/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0.090299" calcext:value-type="float">
            <text:p>0.090299</text:p>
          </table:table-cell>
          <table:table-cell/>
          <table:table-cell table:style-name="ce208" office:value-type="float" office:value="0.129361" calcext:value-type="float">
            <text:p>0.129361</text:p>
          </table:table-cell>
          <table:table-cell/>
          <table:table-cell table:style-name="ce208" office:value-type="float" office:value="0.129361" calcext:value-type="float">
            <text:p>0.129361</text:p>
          </table:table-cell>
        </table:table-row>
        <table:table-row table:style-name="ro10">
          <table:table-cell/>
          <table:table-cell table:style-name="ce194" table:number-columns-repeated="2"/>
          <table:table-cell table:style-name="ce211" table:number-columns-repeated="3"/>
          <table:table-cell table:style-name="ce214" table:number-columns-repeated="9"/>
          <table:table-cell/>
          <table:table-cell table:style-name="ce214"/>
          <table:table-cell table:number-columns-repeated="2"/>
        </table:table-row>
        <table:table-row table:style-name="ro7">
          <table:table-cell/>
          <table:table-cell table:style-name="ce43" office:value-type="string" calcext:value-type="string" table:number-columns-spanned="1" table:number-rows-spanned="4">
            <text:p>Matrix C.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0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0.024007" calcext:value-type="float">
            <text:p>0.024007</text:p>
          </table:table-cell>
          <table:table-cell/>
          <table:table-cell office:value-type="float" office:value="0.027603" calcext:value-type="float">
            <text:p>0.027603</text:p>
          </table:table-cell>
          <table:table-cell/>
          <table:table-cell table:style-name="ce207" office:value-type="float" office:value="0.027603" calcext:value-type="float">
            <text:p>0.027603</text:p>
          </table:table-cell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/>
          <table:table-cell table:number-columns-repeated="2" table:style-name="ce208" office:value-type="float" office:value="4" calcext:value-type="float">
            <text:p>4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float" office:value="10" calcext:value-type="float">
            <text:p>10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44"/>
          <table:table-cell table:style-name="ce208" office:value-type="float" office:value="0.061331" calcext:value-type="float">
            <text:p>0.061331</text:p>
          </table:table-cell>
          <table:table-cell/>
          <table:table-cell table:style-name="ce208" office:value-type="float" office:value="0.177804" calcext:value-type="float">
            <text:p>0.177804</text:p>
          </table:table-cell>
          <table:table-cell/>
          <table:table-cell table:style-name="ce208" office:value-type="float" office:value="0.087804" calcext:value-type="float">
            <text:p>0.087804</text:p>
          </table:table-cell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0.098652" calcext:value-type="float">
            <text:p>0.098652</text:p>
          </table:table-cell>
          <table:table-cell/>
          <table:table-cell office:value-type="float" office:value="0.152991" calcext:value-type="float">
            <text:p>0.152991</text:p>
          </table:table-cell>
          <table:table-cell/>
          <table:table-cell table:style-name="ce207" office:value-type="float" office:value="0.152991" calcext:value-type="float">
            <text:p>0.152991</text:p>
          </table:table-cell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5" calcext:value-type="float">
            <text:p>5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0.096513" calcext:value-type="float">
            <text:p>0.096513</text:p>
          </table:table-cell>
          <table:table-cell/>
          <table:table-cell table:style-name="ce208" office:value-type="float" office:value="0.151516" calcext:value-type="float">
            <text:p>0.151516</text:p>
          </table:table-cell>
          <table:table-cell/>
          <table:table-cell table:style-name="ce208" office:value-type="float" office:value="0.151516" calcext:value-type="float">
            <text:p>0.151516</text:p>
          </table:table-cell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/>
          <table:table-cell/>
          <table:table-cell table:style-name="ce211"/>
          <table:table-cell table:number-columns-repeated="2"/>
        </table:table-row>
        <table:table-row table:style-name="ro7">
          <table:table-cell/>
          <table:table-cell table:style-name="ce43" office:value-type="string" calcext:value-type="string" table:number-columns-spanned="1" table:number-rows-spanned="4">
            <text:p>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033656" calcext:value-type="float">
            <text:p>0.033656</text:p>
          </table:table-cell>
          <table:table-cell/>
          <table:table-cell office:value-type="float" office:value="0.050977" calcext:value-type="float">
            <text:p>0.050977</text:p>
          </table:table-cell>
          <table:table-cell/>
          <table:table-cell table:style-name="ce207" office:value-type="float" office:value="0.050977" calcext:value-type="float">
            <text:p>0.050977</text:p>
          </table:table-cell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 table:number-columns-repeated="3"/>
          <table:table-cell table:style-name="ce208"/>
          <table:table-cell/>
          <table:table-cell table:style-name="ce208"/>
          <table:table-cell table:number-columns-repeated="2"/>
          <table:table-cell table:style-name="ce208" office:value-type="float" office:value="0.10673" calcext:value-type="float">
            <text:p>0.10673</text:p>
          </table:table-cell>
          <table:table-cell/>
          <table:table-cell table:style-name="ce208" office:value-type="float" office:value="0.972288" calcext:value-type="float">
            <text:p>0.972288</text:p>
          </table:table-cell>
          <table:table-cell/>
          <table:table-cell table:style-name="ce208" office:value-type="float" office:value="0.122288" calcext:value-type="float">
            <text:p>0.122288</text:p>
          </table:table-cell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office:value-type="float" office:value="0.095432" calcext:value-type="float">
            <text:p>0.095432</text:p>
          </table:table-cell>
          <table:table-cell/>
          <table:table-cell office:value-type="float" office:value="1.001323" calcext:value-type="float">
            <text:p>1.001323</text:p>
          </table:table-cell>
          <table:table-cell/>
          <table:table-cell table:style-name="ce207" office:value-type="float" office:value="0.138323" calcext:value-type="float">
            <text:p>0.138323</text:p>
          </table:table-cell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number-columns-repeated="2"/>
          <table:table-cell table:style-name="ce208" office:value-type="float" office:value="4" calcext:value-type="float">
            <text:p>4</text:p>
          </table:table-cell>
          <table:table-cell/>
          <table:table-cell table:style-name="ce208" office:value-type="float" office:value="0" calcext:value-type="float">
            <text:p>0</text:p>
          </table:table-cell>
          <table:table-cell table:number-columns-repeated="2"/>
          <table:table-cell table:style-name="ce208" office:value-type="float" office:value="0.093625" calcext:value-type="float">
            <text:p>0.093625</text:p>
          </table:table-cell>
          <table:table-cell/>
          <table:table-cell table:style-name="ce208" office:value-type="float" office:value="0.062598" calcext:value-type="float">
            <text:p>0.062598</text:p>
          </table:table-cell>
          <table:table-cell/>
          <table:table-cell table:style-name="ce208" office:value-type="float" office:value="0.162598" calcext:value-type="float">
            <text:p>0.162598</text:p>
          </table:table-cell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/>
          <table:table-cell/>
          <table:table-cell table:style-name="ce211"/>
          <table:table-cell table:number-columns-repeated="2"/>
        </table:table-row>
        <table:table-row table:style-name="ro7">
          <table:table-cell/>
          <table:table-cell table:style-name="ce43" office:value-type="string" calcext:value-type="string" table:number-columns-spanned="1" table:number-rows-spanned="4">
            <text:p>V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27571" calcext:value-type="float">
            <text:p>0.027571</text:p>
          </table:table-cell>
          <table:table-cell/>
          <table:table-cell office:value-type="float" office:value="0.031363" calcext:value-type="float">
            <text:p>0.031363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 table:number-columns-repeated="3"/>
          <table:table-cell table:style-name="ce208"/>
          <table:table-cell/>
          <table:table-cell table:style-name="ce208"/>
          <table:table-cell table:number-columns-repeated="2"/>
          <table:table-cell table:style-name="ce208" office:value-type="float" office:value="0.125158" calcext:value-type="float">
            <text:p>0.125158</text:p>
          </table:table-cell>
          <table:table-cell/>
          <table:table-cell table:style-name="ce208" office:value-type="float" office:value="0.124441" calcext:value-type="float">
            <text:p>0.124441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/>
          <table:table-cell office:value-type="float" office:value="0.102945" calcext:value-type="float">
            <text:p>0.102945</text:p>
          </table:table-cell>
          <table:table-cell/>
          <table:table-cell office:value-type="float" office:value="0.147013" calcext:value-type="float">
            <text:p>0.147013</text:p>
          </table:table-cell>
          <table:table-cell table:number-columns-repeated="2"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number-columns-repeated="2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0" calcext:value-type="float">
            <text:p>0</text:p>
          </table:table-cell>
          <table:table-cell table:number-columns-repeated="2"/>
          <table:table-cell table:style-name="ce208" office:value-type="float" office:value="0.104196" calcext:value-type="float">
            <text:p>0.104196</text:p>
          </table:table-cell>
          <table:table-cell/>
          <table:table-cell table:style-name="ce208" office:value-type="float" office:value="0.181821" calcext:value-type="float">
            <text:p>0.181821</text:p>
          </table:table-cell>
          <table:table-cell table:number-columns-repeated="2"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/>
          <table:table-cell/>
          <table:table-cell table:style-name="ce211"/>
          <table:table-cell table:number-columns-repeated="2"/>
        </table:table-row>
        <table:table-row table:style-name="ro7">
          <table:table-cell/>
          <table:table-cell table:style-name="ce43" office:value-type="string" calcext:value-type="string" table:number-columns-spanned="1" table:number-rows-spanned="4">
            <text:p>Prophet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 table:number-columns-repeated="3"/>
          <table:table-cell table:style-name="ce208"/>
          <table:table-cell/>
          <table:table-cell table:style-name="ce208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</table:table-row>
        <table:table-row table:style-name="ro10">
          <table:table-cell/>
          <table:table-cell table:style-name="ce194"/>
          <table:table-cell table:style-name="ce99" table:number-columns-repeated="5"/>
          <table:table-cell table:style-name="ce194" table:number-columns-repeated="6"/>
          <table:table-cell table:style-name="ce99"/>
          <table:table-cell table:style-name="ce194"/>
          <table:table-cell table:style-name="ce99" table:number-columns-repeated="2"/>
          <table:table-cell table:number-columns-repeated="2"/>
        </table:table-row>
      </table:table>
      <table:table table:name="NASDAQ" table:style-name="ta1">
        <table:table-column table:style-name="co1" table:default-cell-style-name="ce99"/>
        <table:table-column table:style-name="co10" table:default-cell-style-name="ce111"/>
        <table:table-column table:style-name="co11" table:default-cell-style-name="ce203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1" table:default-cell-style-name="ce213"/>
        <table:table-column table:style-name="co6" table:number-columns-repeated="2" table:default-cell-style-name="ce213"/>
        <table:table-column table:style-name="co6" table:default-cell-style-name="ce207"/>
        <table:table-column table:style-name="co6" table:default-cell-style-name="ce213"/>
        <table:table-column table:style-name="co6" table:default-cell-style-name="ce207"/>
        <table:table-column table:style-name="co6" table:default-cell-style-name="ce213"/>
        <table:table-column table:style-name="co11" table:default-cell-style-name="ce213"/>
        <table:table-column table:style-name="co17" table:default-cell-style-name="ce207"/>
        <table:table-column table:style-name="co1" table:default-cell-style-name="ce211"/>
        <table:table-column table:style-name="co19" table:default-cell-style-name="ce207"/>
        <table:table-column table:style-name="co1" table:default-cell-style-name="ce99"/>
        <table:table-column table:style-name="co6" table:default-cell-style-name="Default"/>
        <table:table-row table:style-name="ro10">
          <table:table-cell/>
          <table:table-cell table:style-name="ce99" table:number-columns-repeated="16"/>
          <table:table-cell table:number-columns-repeated="2"/>
        </table:table-row>
        <table:table-row table:style-name="ro11">
          <table:table-cell/>
          <table:table-cell table:style-name="ce193"/>
          <table:table-cell table:style-name="ce201"/>
          <table:table-cell table:style-name="ce92" office:value-type="string" calcext:value-type="string" table:number-columns-spanned="14" table:number-rows-spanned="1">
            <text:p>NASDAQ</text:p>
          </table:table-cell>
          <table:covered-table-cell table:number-columns-repeated="2" table:style-name="ce100"/>
          <table:covered-table-cell table:style-name="ce236"/>
          <table:covered-table-cell table:style-name="ce237"/>
          <table:covered-table-cell table:number-columns-repeated="7" table:style-name="ce238"/>
          <table:covered-table-cell table:style-name="ce100"/>
          <table:covered-table-cell table:style-name="ce109"/>
          <table:table-cell/>
          <table:table-cell table:style-name="ce192"/>
        </table:table-row>
        <table:table-row table:style-name="ro10">
          <table:table-cell/>
          <table:table-cell table:style-name="ce193"/>
          <table:table-cell table:style-name="ce201"/>
          <table:table-cell table:style-name="ce99" table:number-columns-repeated="3"/>
          <table:table-cell table:style-name="ce201" table:number-columns-repeated="9"/>
          <table:table-cell table:style-name="ce99" table:number-columns-repeated="2"/>
          <table:table-cell table:number-columns-repeated="2"/>
        </table:table-row>
        <table:table-row table:style-name="ro6">
          <table:table-cell/>
          <table:table-cell table:style-name="ce99"/>
          <table:table-cell table:style-name="ce202"/>
          <table:table-cell table:style-name="ce9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212"/>
          <table:table-cell table:style-name="ce202"/>
          <table:table-cell table:style-name="ce60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218"/>
          <table:table-cell table:style-name="ce219"/>
          <table:table-cell table:style-name="ce60" office:value-type="string" calcext:value-type="string">
            <text:p>Validation</text:p>
          </table:table-cell>
          <table:table-cell table:style-name="ce94"/>
          <table:table-cell table:style-name="ce60" office:value-type="string" calcext:value-type="string">
            <text:p>Test</text:p>
          </table:table-cell>
          <table:table-cell table:style-name="ce94"/>
          <table:table-cell/>
        </table:table-row>
        <table:table-row table:style-name="ro6">
          <table:table-cell/>
          <table:table-cell table:style-name="ce194" table:number-columns-repeated="2"/>
          <table:table-cell table:style-name="ce206" office:value-type="string" calcext:value-type="string">
            <text:p>train</text:p>
          </table:table-cell>
          <table:table-cell table:style-name="ce206" office:value-type="string" calcext:value-type="string">
            <text:p>val</text:p>
          </table:table-cell>
          <table:table-cell table:style-name="ce206" office:value-type="string" calcext:value-type="string">
            <text:p>test</text:p>
          </table:table-cell>
          <table:table-cell table:style-name="ce194"/>
          <table:table-cell table:style-name="ce206" office:value-type="string" calcext:value-type="string">
            <text:p>Rank 1</text:p>
          </table:table-cell>
          <table:table-cell table:style-name="ce206" office:value-type="string" calcext:value-type="string">
            <text:p>Rank 2</text:p>
          </table:table-cell>
          <table:table-cell table:style-name="ce206" office:value-type="string" calcext:value-type="string">
            <text:p>p</text:p>
          </table:table-cell>
          <table:table-cell table:style-name="ce206" office:value-type="string" calcext:value-type="string">
            <text:p>r</text:p>
          </table:table-cell>
          <table:table-cell table:style-name="ce206" office:value-type="string" calcext:value-type="string">
            <text:p>d</text:p>
          </table:table-cell>
          <table:table-cell table:style-name="ce206" office:value-type="string" calcext:value-type="string">
            <text:p>lam</text:p>
          </table:table-cell>
          <table:table-cell table:style-name="ce194"/>
          <table:table-cell table:style-name="ce206" office:value-type="string" calcext:value-type="string">
            <text:p>NRMSE</text:p>
          </table:table-cell>
          <table:table-cell table:style-name="ce99"/>
          <table:table-cell table:style-name="ce206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195"/>
          <table:table-cell/>
          <table:table-cell table:style-name="ce99" table:number-columns-repeated="3"/>
          <table:table-cell table:style-name="ce203" table:number-columns-repeated="9"/>
          <table:table-cell table:style-name="ce99"/>
          <table:table-cell table:style-name="ce203"/>
          <table:table-cell table:number-columns-repeated="2"/>
        </table:table-row>
        <table:table-row table:style-name="ro7">
          <table:table-cell/>
          <table:table-cell table:style-name="ce42" office:value-type="string" calcext:value-type="string" table:number-columns-spanned="1" table:number-rows-spanned="4">
            <text:p>Scalar C.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07" office:value-type="float" office:value="33" calcext:value-type="float">
            <text:p>33</text:p>
          </table:table-cell>
          <table:table-cell table:style-name="ce20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0.000594" calcext:value-type="float">
            <text:p>0.000594</text:p>
          </table:table-cell>
          <table:table-cell/>
          <table:table-cell office:value-type="float" office:value="0.204075" calcext:value-type="float">
            <text:p>0.204075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/>
          <table:table-cell table:style-name="ce208" office:value-type="float" office:value="34" calcext:value-type="float">
            <text:p>34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0.001168" calcext:value-type="float">
            <text:p>0.001168</text:p>
          </table:table-cell>
          <table:table-cell/>
          <table:table-cell table:style-name="ce208" office:value-type="float" office:value="0.204287" calcext:value-type="float">
            <text:p>0.204287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number-columns-repeated="2" table:style-name="ce20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0.001316" calcext:value-type="float">
            <text:p>0.001316</text:p>
          </table:table-cell>
          <table:table-cell/>
          <table:table-cell office:value-type="float" office:value="0.202144" calcext:value-type="float">
            <text:p>0.202144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/>
          <table:table-cell table:style-name="ce208" office:value-type="float" office:value="43" calcext:value-type="float">
            <text:p>43</text:p>
          </table:table-cell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6" calcext:value-type="float">
            <text:p>6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0.001693" calcext:value-type="float">
            <text:p>0.001693</text:p>
          </table:table-cell>
          <table:table-cell/>
          <table:table-cell table:style-name="ce208" office:value-type="float" office:value="0.203653" calcext:value-type="float">
            <text:p>0.203653</text:p>
          </table:table-cell>
          <table:table-cell table:number-columns-repeated="2"/>
        </table:table-row>
        <table:table-row table:style-name="ro10">
          <table:table-cell/>
          <table:table-cell table:style-name="ce194" table:number-columns-repeated="2"/>
          <table:table-cell table:style-name="ce211" table:number-columns-repeated="3"/>
          <table:table-cell table:style-name="ce214" table:number-columns-repeated="9"/>
          <table:table-cell/>
          <table:table-cell table:style-name="ce214"/>
          <table:table-cell table:number-columns-repeated="2"/>
        </table:table-row>
        <table:table-row table:style-name="ro7">
          <table:table-cell/>
          <table:table-cell table:style-name="ce43" office:value-type="string" calcext:value-type="string" table:number-columns-spanned="1" table:number-rows-spanned="4">
            <text:p>Matrix C.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07" office:value-type="float" office:value="12" calcext:value-type="float">
            <text:p>12</text:p>
          </table:table-cell>
          <table:table-cell table:style-name="ce207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07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0.000414" calcext:value-type="float">
            <text:p>0.000414</text:p>
          </table:table-cell>
          <table:table-cell/>
          <table:table-cell office:value-type="float" office:value="0.203819" calcext:value-type="float">
            <text:p>0.203819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/>
          <table:table-cell table:style-name="ce208" office:value-type="float" office:value="29" calcext:value-type="float">
            <text:p>29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3" calcext:value-type="float">
            <text:p>3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style-name="ce244"/>
          <table:table-cell table:style-name="ce208" office:value-type="float" office:value="0.000937" calcext:value-type="float">
            <text:p>0.000937</text:p>
          </table:table-cell>
          <table:table-cell/>
          <table:table-cell table:style-name="ce208" office:value-type="float" office:value="0.204612" calcext:value-type="float">
            <text:p>0.204612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style-name="ce207" office:value-type="float" office:value="5" calcext:value-type="float">
            <text:p>5</text:p>
          </table:table-cell>
          <table:table-cell table:style-name="ce20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07" office:value-type="float" office:value="1" calcext:value-type="float">
            <text:p>1</text:p>
          </table:table-cell>
          <table:table-cell/>
          <table:table-cell office:value-type="float" office:value="0.001303" calcext:value-type="float">
            <text:p>0.001303</text:p>
          </table:table-cell>
          <table:table-cell/>
          <table:table-cell office:value-type="float" office:value="0.202165" calcext:value-type="float">
            <text:p>0.202165</text:p>
          </table:table-cell>
          <table:table-cell table:number-columns-repeated="2"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style-name="ce208" office:value-type="float" office:value="30" calcext:value-type="float">
            <text:p>30</text:p>
          </table:table-cell>
          <table:table-cell table:style-name="ce208" office:value-type="float" office:value="2" calcext:value-type="float">
            <text:p>2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float" office:value="8" calcext:value-type="float">
            <text:p>8</text:p>
          </table:table-cell>
          <table:table-cell table:number-columns-repeated="2"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0.001544" calcext:value-type="float">
            <text:p>0.001544</text:p>
          </table:table-cell>
          <table:table-cell/>
          <table:table-cell table:style-name="ce208" office:value-type="float" office:value="0.203133" calcext:value-type="float">
            <text:p>0.203133</text:p>
          </table:table-cell>
          <table:table-cell table:number-columns-repeated="2"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/>
          <table:table-cell/>
          <table:table-cell table:style-name="ce211"/>
          <table:table-cell table:number-columns-repeated="2"/>
        </table:table-row>
        <table:table-row table:style-name="ro7">
          <table:table-cell/>
          <table:table-cell table:style-name="ce43" office:value-type="string" calcext:value-type="string" table:number-columns-spanned="1" table:number-rows-spanned="4">
            <text:p>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0.001154" calcext:value-type="float">
            <text:p>0.001154</text:p>
          </table:table-cell>
          <table:table-cell/>
          <table:table-cell office:value-type="float" office:value="0.204587" calcext:value-type="float">
            <text:p>0.204587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 table:number-columns-repeated="3"/>
          <table:table-cell table:style-name="ce208"/>
          <table:table-cell/>
          <table:table-cell table:style-name="ce208"/>
          <table:table-cell table:number-columns-repeated="2"/>
          <table:table-cell table:style-name="ce208" office:value-type="float" office:value="0.001133" calcext:value-type="float">
            <text:p>0.001133</text:p>
          </table:table-cell>
          <table:table-cell/>
          <table:table-cell table:style-name="ce208" office:value-type="float" office:value="0.204468" calcext:value-type="float">
            <text:p>0.204468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01421" calcext:value-type="float">
            <text:p>0.001421</text:p>
          </table:table-cell>
          <table:table-cell/>
          <table:table-cell office:value-type="float" office:value="2.364247" calcext:value-type="float">
            <text:p>2.364247</text:p>
          </table:table-cell>
          <table:table-cell table:number-columns-repeated="2"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number-columns-repeated="2"/>
          <table:table-cell table:style-name="ce208" office:value-type="float" office:value="1" calcext:value-type="float">
            <text:p>1</text:p>
          </table:table-cell>
          <table:table-cell/>
          <table:table-cell table:style-name="ce208" office:value-type="float" office:value="1" calcext:value-type="float">
            <text:p>1</text:p>
          </table:table-cell>
          <table:table-cell table:number-columns-repeated="2"/>
          <table:table-cell table:style-name="ce208" office:value-type="float" office:value="0.001587" calcext:value-type="float">
            <text:p>0.001587</text:p>
          </table:table-cell>
          <table:table-cell/>
          <table:table-cell table:style-name="ce208" office:value-type="float" office:value="3.867431" calcext:value-type="float">
            <text:p>3.867431</text:p>
          </table:table-cell>
          <table:table-cell table:number-columns-repeated="2"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/>
          <table:table-cell/>
          <table:table-cell table:style-name="ce211"/>
          <table:table-cell table:number-columns-repeated="2"/>
        </table:table-row>
        <table:table-row table:style-name="ro7">
          <table:table-cell/>
          <table:table-cell table:style-name="ce43" office:value-type="string" calcext:value-type="string" table:number-columns-spanned="1" table:number-rows-spanned="4">
            <text:p>V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0.01349" calcext:value-type="float">
            <text:p>0.01349</text:p>
          </table:table-cell>
          <table:table-cell/>
          <table:table-cell office:value-type="float" office:value="0.219081" calcext:value-type="float">
            <text:p>0.219081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 table:number-columns-repeated="3"/>
          <table:table-cell table:style-name="ce208"/>
          <table:table-cell/>
          <table:table-cell table:style-name="ce208"/>
          <table:table-cell table:number-columns-repeated="2"/>
          <table:table-cell table:style-name="ce208"/>
          <table:table-cell/>
          <table:table-cell office:value-type="float" office:value="0.237321" calcext:value-type="float">
            <text:p>0.237321</text:p>
          </table:table-cell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  <table:table-cell office:value-type="float" office:value="1.656792" calcext:value-type="float">
            <text:p>1.656792</text:p>
          </table:table-cell>
          <table:table-cell table:number-columns-repeated="2"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  <table:table-cell table:style-name="ce208" office:value-type="float" office:value="0.000972" calcext:value-type="float">
            <text:p>0.000972</text:p>
          </table:table-cell>
          <table:table-cell/>
          <table:table-cell table:style-name="ce208" office:value-type="float" office:value="2.146381" calcext:value-type="float">
            <text:p>2.146381</text:p>
          </table:table-cell>
          <table:table-cell table:number-columns-repeated="2"/>
        </table:table-row>
        <table:table-row table:style-name="ro10">
          <table:table-cell/>
          <table:table-cell table:style-name="ce194"/>
          <table:table-cell table:style-name="ce99"/>
          <table:table-cell table:style-name="ce211" table:number-columns-repeated="4"/>
          <table:table-cell table:style-name="ce214" table:number-columns-repeated="6"/>
          <table:table-cell table:style-name="ce211"/>
          <table:table-cell table:style-name="ce214"/>
          <table:table-cell/>
          <table:table-cell table:style-name="ce211"/>
          <table:table-cell table:number-columns-repeated="2"/>
        </table:table-row>
        <table:table-row table:style-name="ro7">
          <table:table-cell/>
          <table:table-cell table:style-name="ce43" office:value-type="string" calcext:value-type="string" table:number-columns-spanned="1" table:number-rows-spanned="4">
            <text:p>Prophet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7">
          <table:table-cell/>
          <table:covered-table-cell/>
          <table:table-cell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5" calcext:value-type="float">
            <text:p>5</text:p>
          </table:table-cell>
          <table:table-cell table:number-columns-repeated="3"/>
          <table:table-cell table:style-name="ce208"/>
          <table:table-cell/>
          <table:table-cell table:style-name="ce208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</table:table-row>
        <table:table-row table:style-name="ro7">
          <table:table-cell/>
          <table:covered-table-cell/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/>
        </table:table-row>
        <table:table-row table:style-name="ro7">
          <table:table-cell/>
          <table:covered-table-cell/>
          <table:table-cell table:style-name="ce194"/>
          <table:table-cell table:style-name="ce208" office:value-type="float" office:value="50" calcext:value-type="float">
            <text:p>50</text:p>
          </table:table-cell>
          <table:table-cell table:number-columns-repeated="2" table:style-name="ce208" office:value-type="float" office:value="15" calcext:value-type="float">
            <text:p>15</text:p>
          </table:table-cell>
          <table:table-cell table:style-name="ce214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  <table:table-cell table:style-name="ce208"/>
          <table:table-cell/>
          <table:table-cell table:style-name="ce208"/>
          <table:table-cell table:number-columns-repeated="2"/>
        </table:table-row>
        <table:table-row table:style-name="ro10">
          <table:table-cell/>
          <table:table-cell table:style-name="ce194"/>
          <table:table-cell table:style-name="ce99" table:number-columns-repeated="5"/>
          <table:table-cell table:style-name="ce194" table:number-columns-repeated="6"/>
          <table:table-cell table:style-name="ce99"/>
          <table:table-cell table:style-name="ce194"/>
          <table:table-cell table:style-name="ce99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22:13:18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0-12-06T23:53:43.828000000</dc:date>
    <meta:editing-duration>P2DT23H19M</meta:editing-duration>
    <meta:editing-cycles>305</meta:editing-cycles>
    <meta:document-statistic meta:table-count="13" meta:cell-count="2883" meta:object-count="0"/>
  </office:meta>
</office:document-meta>
</file>